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Calibri Light" svg:font-family="&quot;Calibri Light&quot;"/>
    <style:font-face style:name="Verdana" svg:font-family="Verdana"/>
  </office:font-face-decls>
  <office:automatic-styles>
    <style:style style:name="ce1" style:family="table-cell" style:parent-style-name="Standaard_32_7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2" style:family="table-cell" style:parent-style-name="Standaard_32_7" style:data-style-name="N0">
      <style:table-cell-properties style:vertical-align="automatic" fo:background-color="transparent"/>
      <style:text-properties style:font-name="Verdana" style:font-name-asian="Verdana" style:font-name-complex="Verdana" fo:font-size="8pt" style:font-size-asian="8pt" style:font-size-complex="8pt"/>
    </style:style>
    <style:style style:name="ce3" style:family="table-cell" style:parent-style-name="Standaard_32_7" style:data-style-name="N4">
      <style:table-cell-properties style:vertical-align="automatic" fo:background-color="transparent"/>
      <style:text-properties style:font-name="Verdana" style:font-name-asian="Verdana" style:font-name-complex="Verdana" fo:font-size="8pt" style:font-size-asian="8pt" style:font-size-complex="8pt"/>
    </style:style>
    <style:style style:name="ce4" style:family="table-cell" style:parent-style-name="Standaard_32_7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/>
    </style:style>
    <style:style style:name="ce5" style:family="table-cell" style:parent-style-name="Standaard_32_7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6" style:family="table-cell" style:parent-style-name="Standaard_32_7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/>
    </style:style>
    <style:style style:name="ce7" style:family="table-cell" style:parent-style-name="Standaard_32_7" style:data-style-name="N0">
      <style:table-cell-properties fo:border="thin solid #000000" style:vertical-align="middle" fo:background-color="transparent"/>
      <style:text-properties style:font-name="Verdana" style:font-name-asian="Verdana" style:font-name-complex="Verdana" fo:font-size="8pt" style:font-size-asian="8pt" style:font-size-complex="8pt"/>
    </style:style>
    <style:style style:name="ce8" style:family="table-cell" style:parent-style-name="Standaard_32_7" style:data-style-name="N0">
      <style:table-cell-properties fo:border="thin solid #000000" style:vertical-align="middle" fo:background-color="transparent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9" style:family="table-cell" style:parent-style-name="Standaard_32_7" style:data-style-name="N4">
      <style:table-cell-properties style:vertical-align="automatic" fo:background-color="transparent" style:repeat-content="false"/>
      <style:paragraph-properties fo:text-align="end" fo:margin-right="0cm"/>
      <style:text-properties style:font-name="Verdana" style:font-name-asian="Verdana" style:font-name-complex="Verdana" fo:font-size="8pt" style:font-size-asian="8pt" style:font-size-complex="8pt"/>
    </style:style>
    <style:style style:name="ce10" style:family="table-cell" style:parent-style-name="Standaard_32_7" style:data-style-name="N0">
      <style:table-cell-properties style:vertical-align="automatic" fo:background-color="transparent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11" style:family="table-cell" style:parent-style-name="Standaard_32_7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 style:text-underline-style="solid" style:text-underline-type="single"/>
    </style:style>
    <style:style style:name="ce12" style:family="table-cell" style:parent-style-name="Standaard_32_7" style:data-style-name="N4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13" style:family="table-cell" style:parent-style-name="Standaard_32_7" style:data-style-name="N4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14" style:family="table-cell" style:parent-style-name="Standaard_32_2" style:data-style-name="N37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transparent"/>
      <style:text-properties style:font-name="Verdana" style:font-name-asian="Verdana" style:font-name-complex="Verdana" fo:font-size="8pt" style:font-size-asian="8pt" style:font-size-complex="8pt"/>
    </style:style>
    <style:style style:name="ce16" style:family="table-cell" style:parent-style-name="Default" style:data-style-name="N4">
      <style:table-cell-properties fo:background-color="transparent"/>
      <style:text-properties style:font-name="Verdana" style:font-name-asian="Verdana" style:font-name-complex="Verdana" fo:font-size="8pt" style:font-size-asian="8pt" style:font-size-complex="8pt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Verdana" style:font-name-asian="Verdana" style:font-name-complex="Verdana" fo:font-size="8pt" style:font-size-asian="8pt" style:font-size-complex="8pt"/>
    </style:style>
    <style:style style:name="ce20" style:family="table-cell" style:parent-style-name="Default" style:data-style-name="N36">
      <style:table-cell-properties fo:background-color="transparent"/>
      <style:text-properties style:font-name="Verdana" style:font-name-asian="Verdana" style:font-name-complex="Verdana" fo:font-size="8pt" style:font-size-asian="8pt" style:font-size-complex="8pt"/>
    </style:style>
    <style:style style:name="ce21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/>
    </style:style>
    <style:style style:name="ce2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/>
    </style:style>
    <style:style style:name="ce25" style:family="table-cell" style:parent-style-name="Default" style:data-style-name="N0">
      <style:table-cell-properties fo:border="thin solid #000000" style:vertical-align="middle" fo:background-color="transparent"/>
      <style:text-properties style:font-name="Verdana" style:font-name-asian="Verdana" style:font-name-complex="Verdana" fo:font-size="8pt" style:font-size-asian="8pt" style:font-size-complex="8pt"/>
    </style:style>
    <style:style style:name="ce26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/>
    </style:style>
    <style:style style:name="ce27" style:family="table-cell" style:parent-style-name="Default" style:data-style-name="N0">
      <style:table-cell-properties style:vertical-align="middle" fo:background-color="transparent"/>
      <style:text-properties style:font-name="Verdana" style:font-name-asian="Verdana" style:font-name-complex="Verdana" fo:font-size="8pt" style:font-size-asian="8pt" style:font-size-complex="8pt"/>
    </style:style>
    <style:style style:name="ce28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/>
    </style:style>
    <style:style style:name="ce2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justify"/>
      <style:text-properties style:font-name="Verdana" style:font-name-asian="Verdana" style:font-name-complex="Verdana" fo:font-size="8pt" style:font-size-asian="8pt" style:font-size-complex="8pt"/>
    </style:style>
    <style:style style:name="ce30" style:family="table-cell" style:parent-style-name="Default" style:data-style-name="N36">
      <style:table-cell-properties fo:border="thin solid #000000" style:vertical-align="top" fo:background-color="transparent" style:repeat-content="false"/>
      <style:paragraph-properties fo:text-align="end" fo:margin-right="0cm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top" fo:background-color="transparent"/>
      <style:text-properties style:font-name="Verdana" style:font-name-asian="Verdana" style:font-name-complex="Verdana" fo:font-size="8pt" style:font-size-asian="8pt" style:font-size-complex="8pt"/>
    </style:style>
    <style:style style:name="ce32" style:family="table-cell" style:parent-style-name="Default" style:data-style-name="N36">
      <style:table-cell-properties fo:border="thin solid #000000" style:vertical-align="top" fo:background-color="transparent" style:repeat-content="false"/>
      <style:paragraph-properties fo:text-align="end" fo:margin-right="0cm"/>
      <style:text-properties style:font-name="Verdana" style:font-name-asian="Verdana" style:font-name-complex="Verdana" fo:font-size="8pt" style:font-size-asian="8pt" style:font-size-complex="8pt"/>
    </style:style>
    <style:style style:name="ce33" style:family="table-cell" style:parent-style-name="Default" style:data-style-name="N37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/>
    </style:style>
    <style:style style:name="ce34" style:family="table-cell" style:parent-style-name="Default" style:data-style-name="N4">
      <style:table-cell-properties fo:border="thin solid #000000" style:vertical-align="middle" fo:background-color="transparent"/>
      <style:text-properties style:font-name="Verdana" style:font-name-asian="Verdana" style:font-name-complex="Verdana" fo:font-size="8pt" style:font-size-asian="8pt" style:font-size-complex="8pt"/>
    </style:style>
    <style:style style:name="ce35" style:family="table-cell" style:parent-style-name="Default" style:data-style-name="N4">
      <style:table-cell-properties fo:border="thin solid #000000" style:vertical-align="middle" fo:background-color="transparent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middle" fo:background-color="transparent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5.87375cm"/>
    </style:style>
    <style:style style:name="co5" style:family="table-column">
      <style:table-column-properties fo:break-before="auto" style:column-width="6.111875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3.28083333333333cm" style:use-optimal-column-width="true"/>
    </style:style>
    <style:style style:name="ro1" style:family="table-row">
      <style:table-row-properties style:row-height="12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42pt" style:use-optimal-row-height="true" fo:break-before="auto"/>
    </style:style>
    <style:style style:name="ro4" style:family="table-row">
      <style:table-row-properties style:row-height="10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23"/>
        <table:table-column table:style-name="co2" table:default-cell-style-name="ce15"/>
        <table:table-column table:style-name="co3" table:default-cell-style-name="ce16"/>
        <table:table-column table:style-name="co4" table:default-cell-style-name="ce15"/>
        <table:table-column table:style-name="co5" table:default-cell-style-name="ce15"/>
        <table:table-column table:style-name="co6" table:default-cell-style-name="ce16"/>
        <table:table-column table:style-name="co7" table:default-cell-style-name="ce15"/>
        <table:table-column table:style-name="co1" table:number-columns-repeated="16377" table:default-cell-style-name="ce15"/>
        <table:table-row table:style-name="ro1">
          <table:table-cell office:value-type="string" table:style-name="ce1">
            <text:p>Overzicht giften van € 10.000 en hoger aan politieke partijen 2023</text:p>
          </table:table-cell>
          <table:table-cell table:style-name="ce2"/>
          <table:table-cell table:style-name="ce3"/>
          <table:table-cell table:number-columns-repeated="2" table:style-name="ce15"/>
          <table:table-cell table:style-name="ce16"/>
          <table:table-cell table:number-columns-repeated="16378" table:style-name="ce17"/>
        </table:table-row>
        <table:table-row table:style-name="ro1">
          <table:table-cell table:style-name="ce4"/>
          <table:table-cell table:style-name="ce2"/>
          <table:table-cell table:style-name="ce3"/>
          <table:table-cell table:number-columns-repeated="2" table:style-name="ce15"/>
          <table:table-cell table:style-name="ce16"/>
          <table:table-cell table:number-columns-repeated="16378" table:style-name="ce17"/>
        </table:table-row>
        <table:table-row table:style-name="ro2">
          <table:table-cell office:value-type="string" table:style-name="ce5">
            <text:p>Politieke partij</text:p>
          </table:table-cell>
          <table:table-cell office:value-type="string" table:style-name="ce5">
            <text:p>Giften van € 10.000 en hoger ontvangen?</text:p>
          </table:table-cell>
          <table:table-cell office:value-type="string" table:style-name="ce18">
            <text:p>Totaalbedrag</text:p>
          </table:table-cell>
          <table:table-cell table:number-columns-repeated="2" table:style-name="ce15"/>
          <table:table-cell table:style-name="ce16"/>
          <table:table-cell table:number-columns-repeated="16378" table:style-name="ce17"/>
        </table:table-row>
        <table:table-row table:style-name="ro2">
          <table:table-cell office:value-type="string" table:style-name="ce6">
            <text:p>VVD</text:p>
          </table:table-cell>
          <table:table-cell office:value-type="string" table:style-name="ce7">
            <text:p>Ja.</text:p>
          </table:table-cell>
          <table:table-cell office:value-type="currency" office:value="1627585" table:formula="of:=SUM([.C32:.C68])" table:style-name="ce19">
            <text:p>€ 1.627.585,00</text:p>
          </table:table-cell>
          <table:table-cell table:number-columns-repeated="2" table:style-name="ce15"/>
          <table:table-cell table:style-name="ce16"/>
          <table:table-cell table:number-columns-repeated="16378" table:style-name="ce17"/>
        </table:table-row>
        <table:table-row table:style-name="ro2">
          <table:table-cell office:value-type="string" table:style-name="ce6">
            <text:p>D66</text:p>
          </table:table-cell>
          <table:table-cell office:value-type="string" table:style-name="ce7">
            <text:p>Ja.</text:p>
          </table:table-cell>
          <table:table-cell office:value-type="currency" office:value="533577" table:formula="of:=SUM([.C69:.C86])" table:style-name="ce19">
            <text:p>€ 533.577,00</text:p>
          </table:table-cell>
          <table:table-cell table:number-columns-repeated="2" table:style-name="ce15"/>
          <table:table-cell table:style-name="ce16"/>
          <table:table-cell table:number-columns-repeated="16378" table:style-name="ce17"/>
        </table:table-row>
        <table:table-row table:style-name="ro2">
          <table:table-cell office:value-type="string" table:style-name="ce6">
            <text:p>PVV</text:p>
          </table:table-cell>
          <table:table-cell office:value-type="string" table:style-name="ce7">
            <text:p>Ja.</text:p>
          </table:table-cell>
          <table:table-cell office:value-type="currency" office:value="15000" table:formula="of:=[.C87]" table:style-name="ce19">
            <text:p>€ 15.000,00</text:p>
          </table:table-cell>
          <table:table-cell table:number-columns-repeated="2" table:style-name="ce15"/>
          <table:table-cell table:style-name="ce16"/>
          <table:table-cell table:number-columns-repeated="16378" table:style-name="ce17"/>
        </table:table-row>
        <table:table-row table:style-name="ro2">
          <table:table-cell office:value-type="string" table:style-name="ce6">
            <text:p>CDA</text:p>
          </table:table-cell>
          <table:table-cell office:value-type="string" table:style-name="ce7">
            <text:p>Ja.</text:p>
          </table:table-cell>
          <table:table-cell office:value-type="currency" office:value="70000" table:formula="of:=SUM([.C88:.C90])" table:style-name="ce19">
            <text:p>€ 70.000,00</text:p>
          </table:table-cell>
          <table:table-cell table:number-columns-repeated="2" table:style-name="ce15"/>
          <table:table-cell table:style-name="ce16"/>
          <table:table-cell table:number-columns-repeated="16378" table:style-name="ce17"/>
        </table:table-row>
        <table:table-row table:style-name="ro2">
          <table:table-cell office:value-type="string" table:style-name="ce6">
            <text:p>PvdA</text:p>
          </table:table-cell>
          <table:table-cell office:value-type="string" table:style-name="ce7">
            <text:p>Ja.</text:p>
          </table:table-cell>
          <table:table-cell office:value-type="currency" office:value="123535.22" table:formula="of:=SUM([.C91:.C94])" table:style-name="ce19">
            <text:p>€ 123.535,22</text:p>
          </table:table-cell>
          <table:table-cell table:number-columns-repeated="2" table:style-name="ce15"/>
          <table:table-cell table:style-name="ce16"/>
          <table:table-cell table:number-columns-repeated="16378" table:style-name="ce17"/>
        </table:table-row>
        <table:table-row table:style-name="ro2">
          <table:table-cell office:value-type="string" table:style-name="ce6">
            <text:p>SP</text:p>
          </table:table-cell>
          <table:table-cell office:value-type="string" table:style-name="ce7">
            <text:p>Ja.</text:p>
          </table:table-cell>
          <table:table-cell office:value-type="currency" office:value="1269172.6099999999" table:formula="of:=SUM([.C95:.C181])" table:style-name="ce19">
            <text:p>€ 1.269.172,61</text:p>
          </table:table-cell>
          <table:table-cell table:number-columns-repeated="2" table:style-name="ce15"/>
          <table:table-cell table:style-name="ce16"/>
          <table:table-cell table:number-columns-repeated="16378" table:style-name="ce17"/>
        </table:table-row>
        <table:table-row table:style-name="ro2">
          <table:table-cell office:value-type="string" table:style-name="ce6">
            <text:p>GL</text:p>
          </table:table-cell>
          <table:table-cell office:value-type="string" table:style-name="ce7">
            <text:p>Ja.</text:p>
          </table:table-cell>
          <table:table-cell office:value-type="currency" office:value="920846.32" table:formula="of:=SUM([.C182:.C264])" table:style-name="ce19">
            <text:p>€ 920.846,32</text:p>
          </table:table-cell>
          <table:table-cell table:number-columns-repeated="2" table:style-name="ce15"/>
          <table:table-cell table:style-name="ce16"/>
          <table:table-cell table:number-columns-repeated="16378" table:style-name="ce17"/>
        </table:table-row>
        <table:table-row table:style-name="ro2">
          <table:table-cell office:value-type="string" table:style-name="ce6">
            <text:p>PvdD</text:p>
          </table:table-cell>
          <table:table-cell office:value-type="string" table:style-name="ce7">
            <text:p>Ja.</text:p>
          </table:table-cell>
          <table:table-cell office:value-type="currency" office:value="131824.22999999998" table:formula="of:=SUM([.C265:.C274])" table:style-name="ce19">
            <text:p>€ 131.824,23</text:p>
          </table:table-cell>
          <table:table-cell table:number-columns-repeated="2" table:style-name="ce15"/>
          <table:table-cell table:style-name="ce16"/>
          <table:table-cell table:number-columns-repeated="16378" table:style-name="ce17"/>
        </table:table-row>
        <table:table-row table:style-name="ro2">
          <table:table-cell office:value-type="string" table:style-name="ce6">
            <text:p>CU</text:p>
          </table:table-cell>
          <table:table-cell office:value-type="string" table:style-name="ce7">
            <text:p>Ja.</text:p>
          </table:table-cell>
          <table:table-cell office:value-type="currency" office:value="59905" table:formula="of:=SUM([.C275:.C278])" table:style-name="ce19">
            <text:p>€ 59.905,00</text:p>
          </table:table-cell>
          <table:table-cell table:number-columns-repeated="2" table:style-name="ce15"/>
          <table:table-cell table:style-name="ce16"/>
          <table:table-cell table:number-columns-repeated="16378" table:style-name="ce17"/>
        </table:table-row>
        <table:table-row table:style-name="ro2">
          <table:table-cell office:value-type="string" table:style-name="ce6">
            <text:p>FvD</text:p>
          </table:table-cell>
          <table:table-cell office:value-type="string" table:style-name="ce7">
            <text:p>Ja.</text:p>
          </table:table-cell>
          <table:table-cell office:value-type="currency" office:value="360900.01" table:formula="of:=SUM([.C279:.C292])" table:style-name="ce19">
            <text:p>€ 360.900,01</text:p>
          </table:table-cell>
          <table:table-cell table:number-columns-repeated="2" table:style-name="ce15"/>
          <table:table-cell table:style-name="ce16"/>
          <table:table-cell table:number-columns-repeated="16378" table:style-name="ce17"/>
        </table:table-row>
        <table:table-row table:style-name="ro2">
          <table:table-cell office:value-type="string" table:style-name="ce6">
            <text:p>SGP</text:p>
          </table:table-cell>
          <table:table-cell office:value-type="string" table:style-name="ce7">
            <text:p>Ja.</text:p>
          </table:table-cell>
          <table:table-cell office:value-type="currency" office:value="26300" table:formula="of:=SUM([.C293:.C294])" table:style-name="ce19">
            <text:p>€ 26.300,00</text:p>
          </table:table-cell>
          <table:table-cell table:style-name="ce15"/>
          <table:table-cell table:style-name="ce20"/>
          <table:table-cell table:style-name="ce16"/>
          <table:table-cell table:number-columns-repeated="16378" table:style-name="ce17"/>
        </table:table-row>
        <table:table-row table:style-name="ro2">
          <table:table-cell office:value-type="string" table:style-name="ce6">
            <text:p>DENK</text:p>
          </table:table-cell>
          <table:table-cell office:value-type="string" table:style-name="ce7">
            <text:p>Nee.</text:p>
          </table:table-cell>
          <table:table-cell office:value-type="currency" office:value="0" table:style-name="ce19">
            <text:p>€ 0,00</text:p>
          </table:table-cell>
          <table:table-cell table:style-name="ce15"/>
          <table:table-cell table:style-name="ce20"/>
          <table:table-cell table:style-name="ce16"/>
          <table:table-cell table:number-columns-repeated="16378" table:style-name="ce17"/>
        </table:table-row>
        <table:table-row table:style-name="ro2">
          <table:table-cell office:value-type="string" table:style-name="ce6">
            <text:p>Volt</text:p>
          </table:table-cell>
          <table:table-cell office:value-type="string" table:style-name="ce7">
            <text:p>Ja.</text:p>
          </table:table-cell>
          <table:table-cell office:value-type="currency" office:value="151043" table:formula="of:=SUM([.C295:.C305])" table:style-name="ce19">
            <text:p>€ 151.043,00</text:p>
          </table:table-cell>
          <table:table-cell table:number-columns-repeated="2" table:style-name="ce15"/>
          <table:table-cell table:style-name="ce16"/>
          <table:table-cell table:number-columns-repeated="16378" table:style-name="ce17"/>
        </table:table-row>
        <table:table-row table:style-name="ro2">
          <table:table-cell office:value-type="string" table:style-name="ce6">
            <text:p>JA21</text:p>
          </table:table-cell>
          <table:table-cell office:value-type="string" table:style-name="ce7">
            <text:p>Nee.</text:p>
          </table:table-cell>
          <table:table-cell office:value-type="currency" office:value="0" table:style-name="ce19">
            <text:p>€ 0,00</text:p>
          </table:table-cell>
          <table:table-cell table:number-columns-repeated="2" table:style-name="ce15"/>
          <table:table-cell table:style-name="ce16"/>
          <table:table-cell table:style-name="ce15"/>
          <table:table-cell table:number-columns-repeated="16377" table:style-name="ce17"/>
        </table:table-row>
        <table:table-row table:style-name="ro2">
          <table:table-cell office:value-type="string" table:style-name="ce6">
            <text:p>BVNL</text:p>
          </table:table-cell>
          <table:table-cell office:value-type="string" table:style-name="ce7">
            <text:p>Ja.</text:p>
          </table:table-cell>
          <table:table-cell office:value-type="currency" office:value="140000" table:formula="of:=SUM([.C306:.C312])" table:style-name="ce19">
            <text:p>€ 140.000,00</text:p>
          </table:table-cell>
          <table:table-cell table:style-name="ce15"/>
          <table:table-cell table:style-name="ce20"/>
          <table:table-cell table:style-name="ce16"/>
          <table:table-cell table:style-name="ce2"/>
          <table:table-cell table:number-columns-repeated="16377" table:style-name="ce17"/>
        </table:table-row>
        <table:table-row table:style-name="ro2">
          <table:table-cell office:value-type="string" table:style-name="ce6">
            <text:p>50PLUS</text:p>
          </table:table-cell>
          <table:table-cell office:value-type="string" table:style-name="ce7">
            <text:p>Nee.</text:p>
          </table:table-cell>
          <table:table-cell office:value-type="currency" office:value="0" table:style-name="ce19">
            <text:p>€ 0,00</text:p>
          </table:table-cell>
          <table:table-cell table:style-name="ce20"/>
          <table:table-cell table:style-name="ce15"/>
          <table:table-cell table:style-name="ce16"/>
          <table:table-cell table:style-name="ce2"/>
          <table:table-cell table:number-columns-repeated="16377" table:style-name="ce17"/>
        </table:table-row>
        <table:table-row table:style-name="ro2">
          <table:table-cell office:value-type="string" table:style-name="ce6">
            <text:p>BIJ1</text:p>
          </table:table-cell>
          <table:table-cell office:value-type="string" table:style-name="ce7">
            <text:p>Nee.</text:p>
          </table:table-cell>
          <table:table-cell office:value-type="currency" office:value="0" table:style-name="ce19">
            <text:p>€ 0,00</text:p>
          </table:table-cell>
          <table:table-cell table:style-name="ce15"/>
          <table:table-cell table:style-name="ce20"/>
          <table:table-cell table:style-name="ce16"/>
          <table:table-cell table:style-name="ce2"/>
          <table:table-cell table:number-columns-repeated="16377" table:style-name="ce17"/>
        </table:table-row>
        <table:table-row table:style-name="ro2">
          <table:table-cell office:value-type="string" table:style-name="ce6">
            <text:p>OPNL</text:p>
          </table:table-cell>
          <table:table-cell office:value-type="string" table:style-name="ce7">
            <text:p>Nee.</text:p>
          </table:table-cell>
          <table:table-cell office:value-type="currency" office:value="0" table:style-name="ce19">
            <text:p>€ 0,00</text:p>
          </table:table-cell>
          <table:table-cell table:style-name="ce15"/>
          <table:table-cell table:style-name="ce20"/>
          <table:table-cell table:style-name="ce16"/>
          <table:table-cell table:style-name="ce2"/>
          <table:table-cell table:number-columns-repeated="16377" table:style-name="ce17"/>
        </table:table-row>
        <table:table-row table:style-name="ro2">
          <table:table-cell office:value-type="string" table:style-name="ce6">
            <text:p>BBB</text:p>
          </table:table-cell>
          <table:table-cell office:value-type="string" table:style-name="ce7">
            <text:p>Ja.</text:p>
          </table:table-cell>
          <table:table-cell office:value-type="currency" office:value="60000" table:formula="of:=[.C313]+[.C314]" table:style-name="ce19">
            <text:p>€ 60.000,00</text:p>
          </table:table-cell>
          <table:table-cell table:style-name="ce15"/>
          <table:table-cell table:style-name="ce20"/>
          <table:table-cell table:style-name="ce16"/>
          <table:table-cell table:style-name="ce2"/>
          <table:table-cell table:number-columns-repeated="16377" table:style-name="ce17"/>
        </table:table-row>
        <table:table-row table:style-name="ro2">
          <table:table-cell office:value-type="string" table:style-name="ce5">
            <text:p>Totaal</text:p>
          </table:table-cell>
          <table:table-cell table:style-name="ce8"/>
          <table:table-cell office:value-type="currency" office:value="5489688.3900000006" table:formula="of:=SUM([.C4:.C22])" table:style-name="ce21">
            <text:p>€ 5.489.688,39</text:p>
          </table:table-cell>
          <table:table-cell table:number-columns-repeated="2" table:style-name="ce20"/>
          <table:table-cell table:style-name="ce16"/>
          <table:table-cell table:style-name="ce9"/>
          <table:table-cell table:number-columns-repeated="16377" table:style-name="ce17"/>
        </table:table-row>
        <table:table-row table:style-name="ro1">
          <table:table-cell table:style-name="ce1"/>
          <table:table-cell table:style-name="ce10"/>
          <table:table-cell table:style-name="ce22"/>
          <table:table-cell table:number-columns-repeated="2" table:style-name="ce15"/>
          <table:table-cell table:style-name="ce16"/>
          <table:table-cell table:style-name="ce9"/>
          <table:table-cell table:number-columns-repeated="16377" table:style-name="ce17"/>
        </table:table-row>
        <table:table-row table:style-name="ro2">
          <table:table-cell office:value-type="string" table:style-name="ce11">
            <text:p>Toelichting op overzicht:</text:p>
          </table:table-cell>
          <table:table-cell table:style-name="ce10"/>
          <table:table-cell table:style-name="ce22"/>
          <table:table-cell table:number-columns-repeated="2" table:style-name="ce15"/>
          <table:table-cell table:style-name="ce16"/>
          <table:table-cell table:style-name="ce9"/>
          <table:table-cell table:number-columns-repeated="16377" table:style-name="ce17"/>
        </table:table-row>
        <table:table-row table:style-name="ro2">
          <table:table-cell office:value-type="string" table:style-name="ce4">
            <text:p>1) Van de gegevens over het adres van een natuurlijk persoon wordt uitsluitend de woonplaats openbaar gemaakt.</text:p>
          </table:table-cell>
          <table:table-cell table:style-name="ce10"/>
          <table:table-cell table:style-name="ce22"/>
          <table:table-cell table:number-columns-repeated="2" table:style-name="ce15"/>
          <table:table-cell table:style-name="ce16"/>
          <table:table-cell table:style-name="ce9"/>
          <table:table-cell table:number-columns-repeated="16377" table:style-name="ce17"/>
        </table:table-row>
        <table:table-row table:style-name="ro2">
          <table:table-cell office:value-type="string" table:style-name="ce4">
            <text:p>2) Het bedrag van de bijdrage staat steeds vermeld onder 'Totaalbedrag', inclusief de datum waarop de bijdrage is ontvangen. Indien een bijdrage bestaat uit meerdere afzonderlijke bijdragen maar cumulatief</text:p>
          </table:table-cell>
          <table:table-cell table:style-name="ce2"/>
          <table:table-cell table:number-columns-repeated="3" table:style-name="ce15"/>
          <table:table-cell table:style-name="ce16"/>
          <table:table-cell table:style-name="ce2"/>
          <table:table-cell table:number-columns-repeated="16377" table:style-name="ce17"/>
        </table:table-row>
        <table:table-row table:style-name="ro2">
          <table:table-cell office:value-type="string" table:style-name="ce4">
            <text:p>wel uitkomt op meer dan €10.000, wordt bij het totaalbedrag geen datum vermeld. Daarbij worden van de afzonderlijke bijdragen uitsluitend de bijdragen vermeld <text:s/>(onder ‘Bedrag’)<text:s/></text:p>
          </table:table-cell>
          <table:table-cell table:style-name="ce2"/>
          <table:table-cell table:number-columns-repeated="3" table:style-name="ce15"/>
          <table:table-cell table:style-name="ce16"/>
          <table:table-cell table:style-name="ce2"/>
          <table:table-cell table:number-columns-repeated="16377" table:style-name="ce17"/>
        </table:table-row>
        <table:table-row table:style-name="ro2">
          <table:table-cell office:value-type="string" table:style-name="ce4">
            <text:p>van €10.000 of meer, inclusief de data waarop deze zijn betaald.<text:s/></text:p>
          </table:table-cell>
          <table:table-cell table:style-name="ce2"/>
          <table:table-cell table:number-columns-repeated="3" table:style-name="ce15"/>
          <table:table-cell table:style-name="ce16"/>
          <table:table-cell table:style-name="ce2"/>
          <table:table-cell table:number-columns-repeated="16377" table:style-name="ce17"/>
        </table:table-row>
        <table:table-row table:style-name="ro1">
          <table:table-cell table:style-name="ce23"/>
          <table:table-cell table:style-name="ce15"/>
          <table:table-cell table:style-name="ce3"/>
          <table:table-cell table:number-columns-repeated="2" table:style-name="ce2"/>
          <table:table-cell table:style-name="ce15"/>
          <table:table-cell table:style-name="ce2"/>
          <table:table-cell table:number-columns-repeated="16377" table:style-name="ce17"/>
        </table:table-row>
        <table:table-row table:style-name="ro1">
          <table:table-cell office:value-type="string" table:style-name="ce12">
            <text:p>Politieke partij</text:p>
          </table:table-cell>
          <table:table-cell office:value-type="string" table:style-name="ce12">
            <text:p>Neveninstelling</text:p>
          </table:table-cell>
          <table:table-cell office:value-type="string" table:style-name="ce13">
            <text:p>Totaal 2023</text:p>
          </table:table-cell>
          <table:table-cell office:value-type="string" table:style-name="ce8">
            <text:p>Naam donateur</text:p>
          </table:table-cell>
          <table:table-cell office:value-type="string" table:style-name="ce8">
            <text:p>Adres gever</text:p>
          </table:table-cell>
          <table:table-cell office:value-type="string" table:style-name="ce12">
            <text:p>Bedragen &gt; € 10.000</text:p>
          </table:table-cell>
          <table:table-cell office:value-type="string" table:style-name="ce14">
            <text:p>Datum<text:s/></text:p>
          </table:table-cell>
          <table:table-cell table:number-columns-repeated="16377" table:style-name="ce17"/>
        </table:table-row>
        <table:table-row table:style-name="ro2">
          <table:table-cell office:value-type="string" table:style-name="ce24">
            <text:p>VVD</text:p>
          </table:table-cell>
          <table:table-cell table:style-name="ce25"/>
          <table:table-cell office:value-type="currency" office:value="75000" table:formula="of:=[.F32]" table:style-name="ce21">
            <text:p>€ 75.000,00</text:p>
          </table:table-cell>
          <table:table-cell office:value-type="string" table:style-name="ce25">
            <text:p>E.A. Nijkerk</text:p>
          </table:table-cell>
          <table:table-cell office:value-type="string" table:style-name="ce25">
            <text:p>Wassenaar</text:p>
          </table:table-cell>
          <table:table-cell office:value-type="currency" office:value="75000" table:style-name="ce19">
            <text:p>€ 75.000,00</text:p>
          </table:table-cell>
          <table:table-cell office:value-type="date" office:date-value="2023-02-13T00:00:00" table:style-name="ce26">
            <text:p>13 februari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VVD</text:p>
          </table:table-cell>
          <table:table-cell table:style-name="ce25"/>
          <table:table-cell office:value-type="currency" office:value="15000" table:formula="of:=[.F33]" table:style-name="ce21">
            <text:p>€ 15.000,00</text:p>
          </table:table-cell>
          <table:table-cell office:value-type="string" table:style-name="ce25">
            <text:p>Godefridus van Hees Fonds</text:p>
          </table:table-cell>
          <table:table-cell office:value-type="string" table:style-name="ce25">
            <text:p>Eikenlaan 22, 4356 HE Oostkapelle</text:p>
          </table:table-cell>
          <table:table-cell office:value-type="currency" office:value="15000" table:style-name="ce19">
            <text:p>€ 15.000,00</text:p>
          </table:table-cell>
          <table:table-cell office:value-type="date" office:date-value="2023-03-27T00:00:00" table:style-name="ce26">
            <text:p>27 maart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VVD</text:p>
          </table:table-cell>
          <table:table-cell table:style-name="ce25"/>
          <table:table-cell office:value-type="currency" office:value="100000" table:formula="of:=[.F34]" table:style-name="ce21">
            <text:p>€ 100.000,00</text:p>
          </table:table-cell>
          <table:table-cell office:value-type="string" table:style-name="ce25">
            <text:p>R.M. Moos</text:p>
          </table:table-cell>
          <table:table-cell office:value-type="string" table:style-name="ce25">
            <text:p>Hoofddorp</text:p>
          </table:table-cell>
          <table:table-cell office:value-type="currency" office:value="100000" table:style-name="ce19">
            <text:p>€ 100.000,00</text:p>
          </table:table-cell>
          <table:table-cell office:value-type="date" office:date-value="2023-07-05T00:00:00" table:style-name="ce26">
            <text:p>5 juli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VVD</text:p>
          </table:table-cell>
          <table:table-cell table:style-name="ce25"/>
          <table:table-cell office:value-type="currency" office:value="30100" table:style-name="ce21">
            <text:p>€ 30.100,00</text:p>
          </table:table-cell>
          <table:table-cell office:value-type="string" table:style-name="ce25">
            <text:p>H. van Hoof</text:p>
          </table:table-cell>
          <table:table-cell office:value-type="string" table:style-name="ce25">
            <text:p>’s-Hertogenbosch</text:p>
          </table:table-cell>
          <table:table-cell office:value-type="currency" office:value="20000" table:style-name="ce19">
            <text:p>€ 20.000,00</text:p>
          </table:table-cell>
          <table:table-cell office:value-type="date" office:date-value="2023-08-18T00:00:00" table:style-name="ce26">
            <text:p>18 augustus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VVD</text:p>
          </table:table-cell>
          <table:table-cell table:style-name="ce25"/>
          <table:table-cell table:style-name="ce21"/>
          <table:table-cell office:value-type="string" table:style-name="ce25">
            <text:p>H. van Hoof</text:p>
          </table:table-cell>
          <table:table-cell office:value-type="string" table:style-name="ce25">
            <text:p>’s-Hertogenbosch</text:p>
          </table:table-cell>
          <table:table-cell office:value-type="currency" office:value="10000" table:style-name="ce19">
            <text:p>€ 10.000,00</text:p>
          </table:table-cell>
          <table:table-cell office:value-type="date" office:date-value="2023-11-06T00:00:00" table:style-name="ce26">
            <text:p>6 novem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VVD</text:p>
          </table:table-cell>
          <table:table-cell table:style-name="ce25"/>
          <table:table-cell office:value-type="currency" office:value="50000" table:style-name="ce21">
            <text:p>€ 50.000,00</text:p>
          </table:table-cell>
          <table:table-cell office:value-type="string" table:style-name="ce25">
            <text:p>J. Dobber</text:p>
          </table:table-cell>
          <table:table-cell office:value-type="string" table:style-name="ce25">
            <text:p>Bloemendaal</text:p>
          </table:table-cell>
          <table:table-cell office:value-type="currency" office:value="50000" table:style-name="ce19">
            <text:p>€ 50.000,00</text:p>
          </table:table-cell>
          <table:table-cell office:value-type="date" office:date-value="2023-08-25T00:00:00" table:style-name="ce26">
            <text:p>25 augustus 2023</text:p>
          </table:table-cell>
          <table:table-cell table:number-columns-repeated="2" table:style-name="ce27"/>
          <table:table-cell table:style-name="ce15"/>
          <table:table-cell table:number-columns-repeated="16374" table:style-name="ce27"/>
        </table:table-row>
        <table:table-row table:style-name="ro2">
          <table:table-cell office:value-type="string" table:style-name="ce24">
            <text:p>VVD</text:p>
          </table:table-cell>
          <table:table-cell table:style-name="ce25"/>
          <table:table-cell office:value-type="currency" office:value="50000" table:style-name="ce21">
            <text:p>€ 50.000,00</text:p>
          </table:table-cell>
          <table:table-cell office:value-type="string" table:style-name="ce25">
            <text:p>H.W.M. van der Wallen<text:s/></text:p>
          </table:table-cell>
          <table:table-cell office:value-type="string" table:style-name="ce25">
            <text:p>Cromvoirt<text:s/></text:p>
          </table:table-cell>
          <table:table-cell office:value-type="currency" office:value="50000" table:style-name="ce19">
            <text:p>€ 50.000,00</text:p>
          </table:table-cell>
          <table:table-cell office:value-type="date" office:date-value="2023-09-04T00:00:00" table:style-name="ce26">
            <text:p>4 septem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VVD</text:p>
          </table:table-cell>
          <table:table-cell table:style-name="ce25"/>
          <table:table-cell office:value-type="currency" office:value="75000" table:style-name="ce21">
            <text:p>€ 75.000,00</text:p>
          </table:table-cell>
          <table:table-cell office:value-type="string" table:style-name="ce25">
            <text:p>Lin Bun B.V.</text:p>
          </table:table-cell>
          <table:table-cell office:value-type="string" table:style-name="ce25">
            <text:p>Watercipresstraat 11, 1326 CM <text:s/>Almere</text:p>
          </table:table-cell>
          <table:table-cell office:value-type="currency" office:value="75000" table:style-name="ce19">
            <text:p>€ 75.000,00</text:p>
          </table:table-cell>
          <table:table-cell office:value-type="date" office:date-value="2023-09-15T00:00:00" table:style-name="ce26">
            <text:p>15 septem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VVD</text:p>
          </table:table-cell>
          <table:table-cell table:style-name="ce25"/>
          <table:table-cell office:value-type="currency" office:value="15000" table:style-name="ce21">
            <text:p>€ 15.000,00</text:p>
          </table:table-cell>
          <table:table-cell office:value-type="string" table:style-name="ce25">
            <text:p>Loo Investments I B.V.</text:p>
          </table:table-cell>
          <table:table-cell office:value-type="string" table:style-name="ce25">
            <text:p>Loolaan 83, 7314 AH Apeldoorn</text:p>
          </table:table-cell>
          <table:table-cell office:value-type="currency" office:value="15000" table:style-name="ce19">
            <text:p>€ 15.000,00</text:p>
          </table:table-cell>
          <table:table-cell office:value-type="date" office:date-value="2023-09-28T00:00:00" table:style-name="ce26">
            <text:p>28 septem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VVD</text:p>
          </table:table-cell>
          <table:table-cell table:style-name="ce25"/>
          <table:table-cell office:value-type="currency" office:value="10000" table:style-name="ce21">
            <text:p>€ 10.000,00</text:p>
          </table:table-cell>
          <table:table-cell office:value-type="string" table:style-name="ce25">
            <text:p>Wetzels B.V.</text:p>
          </table:table-cell>
          <table:table-cell office:value-type="string" table:style-name="ce25">
            <text:p>Coba Pulskensdreef 11, 4904 WB Oosterhout</text:p>
          </table:table-cell>
          <table:table-cell office:value-type="currency" office:value="10000" table:style-name="ce19">
            <text:p>€ 10.000,00</text:p>
          </table:table-cell>
          <table:table-cell office:value-type="date" office:date-value="2023-10-02T00:00:00" table:style-name="ce26">
            <text:p>2 okto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VVD</text:p>
          </table:table-cell>
          <table:table-cell table:style-name="ce25"/>
          <table:table-cell office:value-type="currency" office:value="50000" table:style-name="ce21">
            <text:p>€ 50.000,00</text:p>
          </table:table-cell>
          <table:table-cell office:value-type="string" table:style-name="ce25">
            <text:p>Steurstaete B.V.</text:p>
          </table:table-cell>
          <table:table-cell office:value-type="string" table:style-name="ce25">
            <text:p>Industrieweg 19, 4731 SB Oudenbosch</text:p>
          </table:table-cell>
          <table:table-cell office:value-type="currency" office:value="50000" table:style-name="ce19">
            <text:p>€ 50.000,00</text:p>
          </table:table-cell>
          <table:table-cell office:value-type="date" office:date-value="2023-10-07T00:00:00" table:style-name="ce26">
            <text:p>7 okto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VVD</text:p>
          </table:table-cell>
          <table:table-cell table:style-name="ce25"/>
          <table:table-cell office:value-type="currency" office:value="30000" table:style-name="ce21">
            <text:p>€ 30.000,00</text:p>
          </table:table-cell>
          <table:table-cell office:value-type="string" table:style-name="ce25">
            <text:p>Bestuurdersvereniging van de VVD</text:p>
          </table:table-cell>
          <table:table-cell office:value-type="string" table:style-name="ce25">
            <text:p>Postbus 30836, 2500 GV Den Haag</text:p>
          </table:table-cell>
          <table:table-cell office:value-type="currency" office:value="30000" table:style-name="ce19">
            <text:p>€ 30.000,00</text:p>
          </table:table-cell>
          <table:table-cell office:value-type="date" office:date-value="2023-10-15T00:00:00" table:style-name="ce26">
            <text:p>15 oktober 2023</text:p>
          </table:table-cell>
          <table:table-cell table:number-columns-repeated="16377" table:style-name="ce27"/>
        </table:table-row>
        <table:table-row table:style-name="ro3">
          <table:table-cell office:value-type="string" table:style-name="ce28">
            <text:p>VVD</text:p>
          </table:table-cell>
          <table:table-cell office:value-type="string" table:style-name="ce29">
            <text:p>Stichting Ondersteuning VVD Tweede Kamer-verkiezing (SOV)</text:p>
          </table:table-cell>
          <table:table-cell office:value-type="currency" office:value="25000" table:formula="of:=[.F44]" table:style-name="ce30">
            <text:p>€ 25.000,00</text:p>
          </table:table-cell>
          <table:table-cell office:value-type="string" table:style-name="ce31">
            <text:p>E.A. Nijkerk</text:p>
          </table:table-cell>
          <table:table-cell office:value-type="string" table:style-name="ce31">
            <text:p>Wassenaar</text:p>
          </table:table-cell>
          <table:table-cell office:value-type="currency" office:value="25000" table:style-name="ce32">
            <text:p>€ 25.000,00</text:p>
          </table:table-cell>
          <table:table-cell office:value-type="date" office:date-value="2023-02-17T00:00:00" table:style-name="ce33">
            <text:p>17 februari 2023</text:p>
          </table:table-cell>
          <table:table-cell table:number-columns-repeated="16377" table:style-name="ce17"/>
        </table:table-row>
        <table:table-row table:style-name="ro3">
          <table:table-cell office:value-type="string" table:style-name="ce28">
            <text:p>VVD</text:p>
          </table:table-cell>
          <table:table-cell office:value-type="string" table:style-name="ce29">
            <text:p>Stichting Ondersteuning VVD Tweede Kamer-verkiezing (SOV)</text:p>
          </table:table-cell>
          <table:table-cell office:value-type="currency" office:value="50000" table:style-name="ce30">
            <text:p>€ 50.000,00</text:p>
          </table:table-cell>
          <table:table-cell office:value-type="string" table:style-name="ce31">
            <text:p>R. Thielen</text:p>
          </table:table-cell>
          <table:table-cell office:value-type="string" table:style-name="ce31">
            <text:p>Monaco</text:p>
          </table:table-cell>
          <table:table-cell office:value-type="currency" office:value="50000" table:style-name="ce32">
            <text:p>€ 50.000,00</text:p>
          </table:table-cell>
          <table:table-cell office:value-type="date" office:date-value="2023-08-29T00:00:00" table:style-name="ce33">
            <text:p>29 augustus 2023</text:p>
          </table:table-cell>
          <table:table-cell table:number-columns-repeated="16377" table:style-name="ce17"/>
        </table:table-row>
        <table:table-row table:style-name="ro3">
          <table:table-cell office:value-type="string" table:style-name="ce28">
            <text:p>VVD</text:p>
          </table:table-cell>
          <table:table-cell office:value-type="string" table:style-name="ce29">
            <text:p>Stichting Ondersteuning VVD Tweede Kamer-verkiezing (SOV)</text:p>
          </table:table-cell>
          <table:table-cell office:value-type="currency" office:value="50000" table:style-name="ce30">
            <text:p>€ 50.000,00</text:p>
          </table:table-cell>
          <table:table-cell office:value-type="string" table:style-name="ce31">
            <text:p>Yip Holding<text:s/></text:p>
          </table:table-cell>
          <table:table-cell office:value-type="string" table:style-name="ce31">
            <text:p>Dam 3-7, 1012 JS Amsterdam<text:s/></text:p>
          </table:table-cell>
          <table:table-cell office:value-type="currency" office:value="50000" table:style-name="ce32">
            <text:p>€ 50.000,00</text:p>
          </table:table-cell>
          <table:table-cell office:value-type="date" office:date-value="2023-08-30T00:00:00" table:style-name="ce33">
            <text:p>30 augustus 2023</text:p>
          </table:table-cell>
          <table:table-cell table:number-columns-repeated="16377" table:style-name="ce17"/>
        </table:table-row>
        <table:table-row table:style-name="ro3">
          <table:table-cell office:value-type="string" table:style-name="ce28">
            <text:p>VVD</text:p>
          </table:table-cell>
          <table:table-cell office:value-type="string" table:style-name="ce29">
            <text:p>Stichting Ondersteuning VVD Tweede Kamer-verkiezing (SOV)</text:p>
          </table:table-cell>
          <table:table-cell office:value-type="currency" office:value="50000" table:style-name="ce30">
            <text:p>€ 50.000,00</text:p>
          </table:table-cell>
          <table:table-cell office:value-type="string" table:style-name="ce31">
            <text:p>M&amp;A Boekhoorn B.V.<text:s/></text:p>
          </table:table-cell>
          <table:table-cell office:value-type="string" table:style-name="ce31">
            <text:p>Postbus 126, 3910 AC Rhenen<text:s/></text:p>
          </table:table-cell>
          <table:table-cell office:value-type="currency" office:value="50000" table:style-name="ce32">
            <text:p>€ 50.000,00</text:p>
          </table:table-cell>
          <table:table-cell office:value-type="date" office:date-value="2023-08-31T00:00:00" table:style-name="ce33">
            <text:p>31 augustus 2023</text:p>
          </table:table-cell>
          <table:table-cell table:number-columns-repeated="16377" table:style-name="ce17"/>
        </table:table-row>
        <table:table-row table:style-name="ro3">
          <table:table-cell office:value-type="string" table:style-name="ce28">
            <text:p>VVD</text:p>
          </table:table-cell>
          <table:table-cell office:value-type="string" table:style-name="ce29">
            <text:p>Stichting Ondersteuning VVD Tweede Kamer-verkiezing (SOV)</text:p>
          </table:table-cell>
          <table:table-cell office:value-type="currency" office:value="50000" table:style-name="ce30">
            <text:p>€ 50.000,00</text:p>
          </table:table-cell>
          <table:table-cell office:value-type="string" table:style-name="ce31">
            <text:p>Molinsart Holding B.V.<text:s/></text:p>
          </table:table-cell>
          <table:table-cell office:value-type="string" table:style-name="ce31">
            <text:p>Sweelincklaan 18, 3055 WT Rotterdam<text:s/></text:p>
          </table:table-cell>
          <table:table-cell office:value-type="currency" office:value="50000" table:style-name="ce32">
            <text:p>€ 50.000,00</text:p>
          </table:table-cell>
          <table:table-cell office:value-type="date" office:date-value="2023-08-31T00:00:00" table:style-name="ce33">
            <text:p>31 augustus 2023</text:p>
          </table:table-cell>
          <table:table-cell table:number-columns-repeated="16377" table:style-name="ce17"/>
        </table:table-row>
        <table:table-row table:style-name="ro3">
          <table:table-cell office:value-type="string" table:style-name="ce28">
            <text:p>VVD</text:p>
          </table:table-cell>
          <table:table-cell office:value-type="string" table:style-name="ce29">
            <text:p>Stichting Ondersteuning VVD Tweede Kamer-verkiezing (SOV)</text:p>
          </table:table-cell>
          <table:table-cell office:value-type="currency" office:value="25000" table:style-name="ce30">
            <text:p>€ 25.000,00</text:p>
          </table:table-cell>
          <table:table-cell office:value-type="string" table:style-name="ce31">
            <text:p>Prowinko Nederland B.V.<text:s/></text:p>
          </table:table-cell>
          <table:table-cell office:value-type="string" table:style-name="ce31">
            <text:p>Bella Donna 2, 1181 RM Amstelveen<text:s/></text:p>
          </table:table-cell>
          <table:table-cell office:value-type="currency" office:value="25000" table:style-name="ce32">
            <text:p>€ 25.000,00</text:p>
          </table:table-cell>
          <table:table-cell office:value-type="date" office:date-value="2023-09-01T00:00:00" table:style-name="ce33">
            <text:p>1 september 2023</text:p>
          </table:table-cell>
          <table:table-cell table:number-columns-repeated="16377" table:style-name="ce17"/>
        </table:table-row>
        <table:table-row table:style-name="ro3">
          <table:table-cell office:value-type="string" table:style-name="ce28">
            <text:p>VVD</text:p>
          </table:table-cell>
          <table:table-cell office:value-type="string" table:style-name="ce29">
            <text:p>Stichting Ondersteuning VVD Tweede Kamer-verkiezing (SOV)</text:p>
          </table:table-cell>
          <table:table-cell office:value-type="currency" office:value="50000" table:style-name="ce30">
            <text:p>€ 50.000,00</text:p>
          </table:table-cell>
          <table:table-cell office:value-type="string" table:style-name="ce31">
            <text:p>Van Deursen Beheer B.V.<text:s/></text:p>
          </table:table-cell>
          <table:table-cell office:value-type="string" table:style-name="ce31">
            <text:p>Heer en Beekstraat 5, 5242 AC Rosmalen<text:s/></text:p>
          </table:table-cell>
          <table:table-cell office:value-type="currency" office:value="50000" table:style-name="ce32">
            <text:p>€ 50.000,00</text:p>
          </table:table-cell>
          <table:table-cell office:value-type="date" office:date-value="2023-09-01T00:00:00" table:style-name="ce33">
            <text:p>1 september 2023</text:p>
          </table:table-cell>
          <table:table-cell table:number-columns-repeated="16377" table:style-name="ce17"/>
        </table:table-row>
        <table:table-row table:style-name="ro3">
          <table:table-cell office:value-type="string" table:style-name="ce28">
            <text:p>VVD</text:p>
          </table:table-cell>
          <table:table-cell office:value-type="string" table:style-name="ce29">
            <text:p>Stichting Ondersteuning VVD Tweede Kamer-verkiezing (SOV)</text:p>
          </table:table-cell>
          <table:table-cell office:value-type="currency" office:value="17485" table:style-name="ce30">
            <text:p>€ 17.485,00</text:p>
          </table:table-cell>
          <table:table-cell office:value-type="string" table:style-name="ce31">
            <text:p>Rapid Logistics B.V.<text:s/></text:p>
          </table:table-cell>
          <table:table-cell office:value-type="string" table:style-name="ce31">
            <text:p>Incheonweg 7-13, 1437 ED Rozenburg<text:s/></text:p>
          </table:table-cell>
          <table:table-cell office:value-type="currency" office:value="17485" table:style-name="ce32">
            <text:p>€ 17.485,00</text:p>
          </table:table-cell>
          <table:table-cell office:value-type="date" office:date-value="2023-08-31T00:00:00" table:style-name="ce33">
            <text:p>31 augustus 2023</text:p>
          </table:table-cell>
          <table:table-cell table:number-columns-repeated="16377" table:style-name="ce17"/>
        </table:table-row>
        <table:table-row table:style-name="ro3">
          <table:table-cell office:value-type="string" table:style-name="ce28">
            <text:p>VVD</text:p>
          </table:table-cell>
          <table:table-cell office:value-type="string" table:style-name="ce29">
            <text:p>Stichting Ondersteuning VVD Tweede Kamer-verkiezing (SOV)</text:p>
          </table:table-cell>
          <table:table-cell office:value-type="currency" office:value="100000" table:style-name="ce30">
            <text:p>€ 100.000,00</text:p>
          </table:table-cell>
          <table:table-cell office:value-type="string" table:style-name="ce31">
            <text:p>SCP Management<text:s/></text:p>
          </table:table-cell>
          <table:table-cell office:value-type="string" table:style-name="ce31">
            <text:p>Postbus 340, 5060 AH Oisterwijk<text:s/></text:p>
          </table:table-cell>
          <table:table-cell office:value-type="currency" office:value="100000" table:style-name="ce32">
            <text:p>€ 100.000,00</text:p>
          </table:table-cell>
          <table:table-cell office:value-type="date" office:date-value="2023-09-12T00:00:00" table:style-name="ce33">
            <text:p>12 september 2023</text:p>
          </table:table-cell>
          <table:table-cell table:number-columns-repeated="16377" table:style-name="ce17"/>
        </table:table-row>
        <table:table-row table:style-name="ro3">
          <table:table-cell office:value-type="string" table:style-name="ce28">
            <text:p>VVD</text:p>
          </table:table-cell>
          <table:table-cell office:value-type="string" table:style-name="ce29">
            <text:p>Stichting Ondersteuning VVD Tweede Kamer-verkiezing (SOV)</text:p>
          </table:table-cell>
          <table:table-cell office:value-type="currency" office:value="50000" table:style-name="ce30">
            <text:p>€ 50.000,00</text:p>
          </table:table-cell>
          <table:table-cell office:value-type="string" table:style-name="ce31">
            <text:p>Boels Group<text:s/></text:p>
          </table:table-cell>
          <table:table-cell office:value-type="string" table:style-name="ce31">
            <text:p>Dr. Nolensstraat 140, 6136 GV Sittard<text:s/></text:p>
          </table:table-cell>
          <table:table-cell office:value-type="currency" office:value="50000" table:style-name="ce32">
            <text:p>€ 50.000,00</text:p>
          </table:table-cell>
          <table:table-cell office:value-type="date" office:date-value="2023-09-20T00:00:00" table:style-name="ce33">
            <text:p>20 september 2023</text:p>
          </table:table-cell>
          <table:table-cell table:number-columns-repeated="16377" table:style-name="ce17"/>
        </table:table-row>
        <table:table-row table:style-name="ro3">
          <table:table-cell office:value-type="string" table:style-name="ce28">
            <text:p>VVD</text:p>
          </table:table-cell>
          <table:table-cell office:value-type="string" table:style-name="ce29">
            <text:p>Stichting Ondersteuning VVD Tweede Kamer-verkiezing (SOV)</text:p>
          </table:table-cell>
          <table:table-cell office:value-type="currency" office:value="50000" table:style-name="ce30">
            <text:p>€ 50.000,00</text:p>
          </table:table-cell>
          <table:table-cell office:value-type="string" table:style-name="ce31">
            <text:p>Watoessi B.V.<text:s/></text:p>
          </table:table-cell>
          <table:table-cell office:value-type="string" table:style-name="ce31">
            <text:p>Dijsselhofplantsoen 12, 1077 BL Amsterdam<text:s text:c="2"/></text:p>
          </table:table-cell>
          <table:table-cell office:value-type="currency" office:value="50000" table:style-name="ce32">
            <text:p>€ 50.000,00</text:p>
          </table:table-cell>
          <table:table-cell office:value-type="date" office:date-value="2023-09-20T00:00:00" table:style-name="ce33">
            <text:p>20 september 2023</text:p>
          </table:table-cell>
          <table:table-cell table:number-columns-repeated="16377" table:style-name="ce17"/>
        </table:table-row>
        <table:table-row table:style-name="ro3">
          <table:table-cell office:value-type="string" table:style-name="ce28">
            <text:p>VVD</text:p>
          </table:table-cell>
          <table:table-cell office:value-type="string" table:style-name="ce29">
            <text:p>Stichting Ondersteuning VVD Tweede Kamer-verkiezing (SOV)</text:p>
          </table:table-cell>
          <table:table-cell office:value-type="currency" office:value="50000" table:style-name="ce30">
            <text:p>€ 50.000,00</text:p>
          </table:table-cell>
          <table:table-cell office:value-type="string" table:style-name="ce31">
            <text:p>J. Carli<text:s/></text:p>
          </table:table-cell>
          <table:table-cell office:value-type="string" table:style-name="ce31">
            <text:p>Noordeloos<text:s/></text:p>
          </table:table-cell>
          <table:table-cell office:value-type="currency" office:value="50000" table:style-name="ce32">
            <text:p>€ 50.000,00</text:p>
          </table:table-cell>
          <table:table-cell office:value-type="date" office:date-value="2023-09-20T00:00:00" table:style-name="ce33">
            <text:p>20 september 2023</text:p>
          </table:table-cell>
          <table:table-cell table:number-columns-repeated="16377" table:style-name="ce17"/>
        </table:table-row>
        <table:table-row table:style-name="ro3">
          <table:table-cell office:value-type="string" table:style-name="ce28">
            <text:p>VVD</text:p>
          </table:table-cell>
          <table:table-cell office:value-type="string" table:style-name="ce29">
            <text:p>Stichting Ondersteuning VVD Tweede Kamer-verkiezing (SOV)</text:p>
          </table:table-cell>
          <table:table-cell office:value-type="currency" office:value="50000" table:style-name="ce30">
            <text:p>€ 50.000,00</text:p>
          </table:table-cell>
          <table:table-cell office:value-type="string" table:style-name="ce31">
            <text:p>Built to Build Vastgoed B.V.<text:s/></text:p>
          </table:table-cell>
          <table:table-cell office:value-type="string" table:style-name="ce31">
            <text:p>Magistratenlaan 62, 5223 MD Den Bosch<text:s text:c="2"/></text:p>
          </table:table-cell>
          <table:table-cell office:value-type="currency" office:value="50000" table:style-name="ce32">
            <text:p>€ 50.000,00</text:p>
          </table:table-cell>
          <table:table-cell office:value-type="date" office:date-value="2023-09-18T00:00:00" table:style-name="ce33">
            <text:p>18 september 2023</text:p>
          </table:table-cell>
          <table:table-cell table:number-columns-repeated="16377" table:style-name="ce17"/>
        </table:table-row>
        <table:table-row table:style-name="ro3">
          <table:table-cell office:value-type="string" table:style-name="ce28">
            <text:p>VVD</text:p>
          </table:table-cell>
          <table:table-cell office:value-type="string" table:style-name="ce29">
            <text:p>Stichting Ondersteuning VVD Tweede Kamer-verkiezing (SOV)</text:p>
          </table:table-cell>
          <table:table-cell office:value-type="currency" office:value="50000" table:style-name="ce30">
            <text:p>€ 50.000,00</text:p>
          </table:table-cell>
          <table:table-cell office:value-type="string" table:style-name="ce31">
            <text:p>Steflo B.V.<text:s/></text:p>
          </table:table-cell>
          <table:table-cell office:value-type="string" table:style-name="ce31">
            <text:p>Stadionplein 16, 1076 CM Amsterdam<text:s/></text:p>
          </table:table-cell>
          <table:table-cell office:value-type="currency" office:value="50000" table:style-name="ce32">
            <text:p>€ 50.000,00</text:p>
          </table:table-cell>
          <table:table-cell office:value-type="date" office:date-value="2023-09-18T00:00:00" table:style-name="ce33">
            <text:p>18 september 2023</text:p>
          </table:table-cell>
          <table:table-cell table:number-columns-repeated="16377" table:style-name="ce17"/>
        </table:table-row>
        <table:table-row table:style-name="ro3">
          <table:table-cell office:value-type="string" table:style-name="ce28">
            <text:p>VVD</text:p>
          </table:table-cell>
          <table:table-cell office:value-type="string" table:style-name="ce29">
            <text:p>Stichting Ondersteuning VVD Tweede Kamer-verkiezing (SOV)</text:p>
          </table:table-cell>
          <table:table-cell office:value-type="currency" office:value="100000" table:style-name="ce30">
            <text:p>€ 100.000,00</text:p>
          </table:table-cell>
          <table:table-cell office:value-type="string" table:style-name="ce31">
            <text:p>KiMi B.V.<text:s/></text:p>
          </table:table-cell>
          <table:table-cell office:value-type="string" table:style-name="ce31">
            <text:p>Hoenderstraat 119, 5801 CJ Venray<text:s/></text:p>
          </table:table-cell>
          <table:table-cell office:value-type="currency" office:value="100000" table:style-name="ce32">
            <text:p>€ 100.000,00</text:p>
          </table:table-cell>
          <table:table-cell office:value-type="date" office:date-value="2023-09-21T00:00:00" table:style-name="ce33">
            <text:p>21 september 2023</text:p>
          </table:table-cell>
          <table:table-cell table:number-columns-repeated="16377" table:style-name="ce17"/>
        </table:table-row>
        <table:table-row table:style-name="ro3">
          <table:table-cell office:value-type="string" table:style-name="ce28">
            <text:p>VVD</text:p>
          </table:table-cell>
          <table:table-cell office:value-type="string" table:style-name="ce29">
            <text:p>Stichting Ondersteuning VVD Tweede Kamer-verkiezing (SOV)</text:p>
          </table:table-cell>
          <table:table-cell office:value-type="currency" office:value="50000" table:style-name="ce30">
            <text:p>€ 50.000,00</text:p>
          </table:table-cell>
          <table:table-cell office:value-type="string" table:style-name="ce31">
            <text:p>Verwelius Holding B.V<text:s/></text:p>
          </table:table-cell>
          <table:table-cell office:value-type="string" table:style-name="ce31">
            <text:p>Energieweg 2, 1271 ED Huizen<text:s/></text:p>
          </table:table-cell>
          <table:table-cell office:value-type="currency" office:value="50000" table:style-name="ce32">
            <text:p>€ 50.000,00</text:p>
          </table:table-cell>
          <table:table-cell office:value-type="date" office:date-value="2023-09-22T00:00:00" table:style-name="ce33">
            <text:p>22 september 2023</text:p>
          </table:table-cell>
          <table:table-cell table:number-columns-repeated="16377" table:style-name="ce17"/>
        </table:table-row>
        <table:table-row table:style-name="ro3">
          <table:table-cell office:value-type="string" table:style-name="ce28">
            <text:p>VVD</text:p>
          </table:table-cell>
          <table:table-cell office:value-type="string" table:style-name="ce29">
            <text:p>Stichting Ondersteuning VVD Tweede Kamer-verkiezing (SOV)</text:p>
          </table:table-cell>
          <table:table-cell office:value-type="currency" office:value="50000" table:style-name="ce30">
            <text:p>€ 50.000,00</text:p>
          </table:table-cell>
          <table:table-cell office:value-type="string" table:style-name="ce31">
            <text:p>Karo B.V.<text:s/></text:p>
          </table:table-cell>
          <table:table-cell office:value-type="string" table:style-name="ce31">
            <text:p>Keizersveld 53d, 4803 AP Venray<text:s/></text:p>
          </table:table-cell>
          <table:table-cell office:value-type="currency" office:value="50000" table:style-name="ce32">
            <text:p>€ 50.000,00</text:p>
          </table:table-cell>
          <table:table-cell office:value-type="date" office:date-value="2023-09-26T00:00:00" table:style-name="ce33">
            <text:p>26 september 2023</text:p>
          </table:table-cell>
          <table:table-cell table:number-columns-repeated="16377" table:style-name="ce17"/>
        </table:table-row>
        <table:table-row table:style-name="ro3">
          <table:table-cell office:value-type="string" table:style-name="ce28">
            <text:p>VVD</text:p>
          </table:table-cell>
          <table:table-cell office:value-type="string" table:style-name="ce29">
            <text:p>Stichting Ondersteuning VVD Tweede Kamer-verkiezing (SOV)</text:p>
          </table:table-cell>
          <table:table-cell office:value-type="currency" office:value="53000" table:style-name="ce30">
            <text:p>€ 53.000,00</text:p>
          </table:table-cell>
          <table:table-cell office:value-type="string" table:style-name="ce31">
            <text:p>Van den Tweel Groep</text:p>
          </table:table-cell>
          <table:table-cell office:value-type="string" table:style-name="ce31">
            <text:p>Frieswijkstraat 70, 3862 BM Nijkerk<text:s/></text:p>
          </table:table-cell>
          <table:table-cell office:value-type="currency" office:value="53000" table:style-name="ce32">
            <text:p>€ 53.000,00</text:p>
          </table:table-cell>
          <table:table-cell office:value-type="date" office:date-value="2023-09-29T00:00:00" table:style-name="ce33">
            <text:p>29 september 2023</text:p>
          </table:table-cell>
          <table:table-cell table:number-columns-repeated="16377" table:style-name="ce17"/>
        </table:table-row>
        <table:table-row table:style-name="ro3">
          <table:table-cell office:value-type="string" table:style-name="ce28">
            <text:p>VVD</text:p>
          </table:table-cell>
          <table:table-cell office:value-type="string" table:style-name="ce29">
            <text:p>Stichting Ondersteuning VVD Tweede Kamer-verkiezing (SOV)</text:p>
          </table:table-cell>
          <table:table-cell office:value-type="currency" office:value="50000" table:style-name="ce30">
            <text:p>€ 50.000,00</text:p>
          </table:table-cell>
          <table:table-cell office:value-type="string" table:style-name="ce31">
            <text:p>Smits &amp; Smits B.V.<text:s/></text:p>
          </table:table-cell>
          <table:table-cell office:value-type="string" table:style-name="ce31">
            <text:p>Steenstraat 70, 5831 JH Boxmeer<text:s/></text:p>
          </table:table-cell>
          <table:table-cell office:value-type="currency" office:value="50000" table:style-name="ce32">
            <text:p>€ 50.000,00</text:p>
          </table:table-cell>
          <table:table-cell office:value-type="date" office:date-value="2023-09-28T00:00:00" table:style-name="ce33">
            <text:p>28 september 2023</text:p>
          </table:table-cell>
          <table:table-cell table:number-columns-repeated="16377" table:style-name="ce17"/>
        </table:table-row>
        <table:table-row table:style-name="ro3">
          <table:table-cell office:value-type="string" table:style-name="ce28">
            <text:p>VVD</text:p>
          </table:table-cell>
          <table:table-cell office:value-type="string" table:style-name="ce29">
            <text:p>Stichting Ondersteuning VVD Tweede Kamer-verkiezing (SOV)</text:p>
          </table:table-cell>
          <table:table-cell office:value-type="currency" office:value="28000" table:style-name="ce30">
            <text:p>€ 28.000,00</text:p>
          </table:table-cell>
          <table:table-cell office:value-type="string" table:style-name="ce31">
            <text:p>All Safe Management<text:s/></text:p>
          </table:table-cell>
          <table:table-cell office:value-type="string" table:style-name="ce31">
            <text:p>Chocoladeweg 6, 1381 DA Weesp<text:s/></text:p>
          </table:table-cell>
          <table:table-cell office:value-type="currency" office:value="28000" table:style-name="ce32">
            <text:p>€ 28.000,00</text:p>
          </table:table-cell>
          <table:table-cell office:value-type="date" office:date-value="2023-09-29T00:00:00" table:style-name="ce33">
            <text:p>29 september 2023</text:p>
          </table:table-cell>
          <table:table-cell table:number-columns-repeated="16377" table:style-name="ce17"/>
        </table:table-row>
        <table:table-row table:style-name="ro3">
          <table:table-cell office:value-type="string" table:style-name="ce28">
            <text:p>VVD</text:p>
          </table:table-cell>
          <table:table-cell office:value-type="string" table:style-name="ce29">
            <text:p>Stichting Ondersteuning VVD Tweede Kamer-verkiezing (SOV)</text:p>
          </table:table-cell>
          <table:table-cell office:value-type="currency" office:value="13000" table:style-name="ce30">
            <text:p>€ 13.000,00</text:p>
          </table:table-cell>
          <table:table-cell office:value-type="string" table:style-name="ce31">
            <text:p>Navara Group B.V.<text:s/></text:p>
          </table:table-cell>
          <table:table-cell office:value-type="string" table:style-name="ce31">
            <text:p>Hoofdstraat 244, 3972 LK Driebergen-Rijsenburg<text:s/></text:p>
          </table:table-cell>
          <table:table-cell office:value-type="currency" office:value="13000" table:style-name="ce32">
            <text:p>€ 13.000,00</text:p>
          </table:table-cell>
          <table:table-cell office:value-type="date" office:date-value="2023-10-01T00:00:00" table:style-name="ce33">
            <text:p>1 oktober 2023</text:p>
          </table:table-cell>
          <table:table-cell table:number-columns-repeated="16377" table:style-name="ce17"/>
        </table:table-row>
        <table:table-row table:style-name="ro3">
          <table:table-cell office:value-type="string" table:style-name="ce28">
            <text:p>VVD</text:p>
          </table:table-cell>
          <table:table-cell office:value-type="string" table:style-name="ce29">
            <text:p>Stichting Ondersteuning VVD Tweede Kamer-verkiezing (SOV)</text:p>
          </table:table-cell>
          <table:table-cell office:value-type="currency" office:value="50000" table:style-name="ce30">
            <text:p>€ 50.000,00</text:p>
          </table:table-cell>
          <table:table-cell office:value-type="string" table:style-name="ce31">
            <text:p>Focus on Impact<text:s/></text:p>
          </table:table-cell>
          <table:table-cell office:value-type="string" table:style-name="ce31">
            <text:p>Parklaan 48, 5613 BG Eindhoven<text:s/></text:p>
          </table:table-cell>
          <table:table-cell office:value-type="currency" office:value="50000" table:style-name="ce32">
            <text:p>€ 50.000,00</text:p>
          </table:table-cell>
          <table:table-cell office:value-type="date" office:date-value="2023-11-14T00:00:00" table:style-name="ce33">
            <text:p>14 november 2023</text:p>
          </table:table-cell>
          <table:table-cell table:number-columns-repeated="16377" table:style-name="ce17"/>
        </table:table-row>
        <table:table-row table:style-name="ro3">
          <table:table-cell office:value-type="string" table:style-name="ce28">
            <text:p>VVD</text:p>
          </table:table-cell>
          <table:table-cell office:value-type="string" table:style-name="ce29">
            <text:p>Stichting Ondersteuning VVD Tweede Kamer-verkiezing (SOV)</text:p>
          </table:table-cell>
          <table:table-cell office:value-type="currency" office:value="22000" table:style-name="ce30">
            <text:p>€ 22.000,00</text:p>
          </table:table-cell>
          <table:table-cell office:value-type="string" table:style-name="ce31">
            <text:p>K.J. van Uchelen<text:s/></text:p>
          </table:table-cell>
          <table:table-cell office:value-type="string" table:style-name="ce31">
            <text:p>Hilversum</text:p>
          </table:table-cell>
          <table:table-cell office:value-type="currency" office:value="22000" table:style-name="ce32">
            <text:p>€ 22.000,00</text:p>
          </table:table-cell>
          <table:table-cell office:value-type="date" office:date-value="2023-11-21T00:00:00" table:style-name="ce33">
            <text:p>21 november 2023</text:p>
          </table:table-cell>
          <table:table-cell table:number-columns-repeated="16377" table:style-name="ce17"/>
        </table:table-row>
        <table:table-row table:style-name="ro3">
          <table:table-cell office:value-type="string" table:style-name="ce28">
            <text:p>VVD</text:p>
          </table:table-cell>
          <table:table-cell office:value-type="string" table:style-name="ce29">
            <text:p>Stichting Ondersteuning VVD Tweede Kamer-verkiezing (SOV)</text:p>
          </table:table-cell>
          <table:table-cell office:value-type="currency" office:value="22000" table:style-name="ce30">
            <text:p>€ 22.000,00</text:p>
          </table:table-cell>
          <table:table-cell office:value-type="string" table:style-name="ce31">
            <text:p>K. Bekkering</text:p>
          </table:table-cell>
          <table:table-cell office:value-type="string" table:style-name="ce31">
            <text:p>Hilversum</text:p>
          </table:table-cell>
          <table:table-cell office:value-type="currency" office:value="22000" table:style-name="ce32">
            <text:p>€ 22.000,00</text:p>
          </table:table-cell>
          <table:table-cell office:value-type="date" office:date-value="2023-11-19T00:00:00" table:style-name="ce33">
            <text:p>19 november 2023</text:p>
          </table:table-cell>
          <table:table-cell table:number-columns-repeated="16377" table:style-name="ce17"/>
        </table:table-row>
        <table:table-row table:style-name="ro3">
          <table:table-cell office:value-type="string" table:style-name="ce28">
            <text:p>VVD</text:p>
          </table:table-cell>
          <table:table-cell office:value-type="string" table:style-name="ce29">
            <text:p>Stichting Ondersteuning VVD Tweede Kamer-verkiezing (SOV)</text:p>
          </table:table-cell>
          <table:table-cell office:value-type="currency" office:value="22000" table:style-name="ce30">
            <text:p>€ 22.000,00</text:p>
          </table:table-cell>
          <table:table-cell office:value-type="string" table:style-name="ce31">
            <text:p>B. Sleeman</text:p>
          </table:table-cell>
          <table:table-cell office:value-type="string" table:style-name="ce31">
            <text:p>Laren<text:s/></text:p>
          </table:table-cell>
          <table:table-cell office:value-type="currency" office:value="22000" table:style-name="ce32">
            <text:p>€ 22.000,00</text:p>
          </table:table-cell>
          <table:table-cell office:value-type="date" office:date-value="2023-11-20T00:00:00" table:style-name="ce33">
            <text:p>20 november 2023</text:p>
          </table:table-cell>
          <table:table-cell table:number-columns-repeated="16377" table:style-name="ce17"/>
        </table:table-row>
        <table:table-row table:style-name="ro2">
          <table:table-cell office:value-type="string" table:style-name="ce24">
            <text:p>D66</text:p>
          </table:table-cell>
          <table:table-cell table:style-name="ce25"/>
          <table:table-cell office:value-type="currency" office:value="11999" table:style-name="ce21">
            <text:p>€ 11.999,00</text:p>
          </table:table-cell>
          <table:table-cell office:value-type="string" table:style-name="ce25">
            <text:p>A. van Huffelen</text:p>
          </table:table-cell>
          <table:table-cell office:value-type="string" table:style-name="ce25">
            <text:p>Utrecht</text:p>
          </table:table-cell>
          <table:table-cell table:style-name="ce34"/>
          <table:table-cell table:style-name="ce35"/>
          <table:table-cell table:number-columns-repeated="16377" table:style-name="ce27"/>
        </table:table-row>
        <table:table-row table:style-name="ro2">
          <table:table-cell office:value-type="string" table:style-name="ce24">
            <text:p>D66</text:p>
          </table:table-cell>
          <table:table-cell table:style-name="ce25"/>
          <table:table-cell office:value-type="currency" office:value="13479" table:style-name="ce21">
            <text:p>€ 13.479,00</text:p>
          </table:table-cell>
          <table:table-cell office:value-type="string" table:style-name="ce25">
            <text:p>C M J C. Pauw-van Doormalen</text:p>
          </table:table-cell>
          <table:table-cell office:value-type="string" table:style-name="ce25">
            <text:p>Den Haag</text:p>
          </table:table-cell>
          <table:table-cell table:style-name="ce34"/>
          <table:table-cell table:style-name="ce35"/>
          <table:table-cell table:number-columns-repeated="16377" table:style-name="ce27"/>
        </table:table-row>
        <table:table-row table:style-name="ro2">
          <table:table-cell office:value-type="string" table:style-name="ce24">
            <text:p>D66</text:p>
          </table:table-cell>
          <table:table-cell table:style-name="ce25"/>
          <table:table-cell office:value-type="currency" office:value="100000" table:style-name="ce21">
            <text:p>€ 100.000,00</text:p>
          </table:table-cell>
          <table:table-cell office:value-type="string" table:style-name="ce25">
            <text:p>S. van der Heijden</text:p>
          </table:table-cell>
          <table:table-cell office:value-type="string" table:style-name="ce25">
            <text:p>Amsterdam</text:p>
          </table:table-cell>
          <table:table-cell office:value-type="currency" office:value="100000" table:style-name="ce19">
            <text:p>€ 100.000,00</text:p>
          </table:table-cell>
          <table:table-cell office:value-type="date" office:date-value="2023-09-15T00:00:00" table:style-name="ce26">
            <text:p>15 septem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D66</text:p>
          </table:table-cell>
          <table:table-cell table:style-name="ce25"/>
          <table:table-cell office:value-type="currency" office:value="10000" table:style-name="ce21">
            <text:p>€ 10.000,00</text:p>
          </table:table-cell>
          <table:table-cell office:value-type="string" table:style-name="ce25">
            <text:p>F. Lavooy</text:p>
          </table:table-cell>
          <table:table-cell office:value-type="string" table:style-name="ce25">
            <text:p>Rotterdam</text:p>
          </table:table-cell>
          <table:table-cell office:value-type="currency" office:value="10000" table:style-name="ce19">
            <text:p>€ 10.000,00</text:p>
          </table:table-cell>
          <table:table-cell office:value-type="date" office:date-value="2023-09-21T00:00:00" table:style-name="ce26">
            <text:p>21 septem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D66</text:p>
          </table:table-cell>
          <table:table-cell table:style-name="ce25"/>
          <table:table-cell office:value-type="currency" office:value="15000" table:style-name="ce21">
            <text:p>€ 15.000,00</text:p>
          </table:table-cell>
          <table:table-cell office:value-type="string" table:style-name="ce25">
            <text:p>J. Baak</text:p>
          </table:table-cell>
          <table:table-cell office:value-type="string" table:style-name="ce25">
            <text:p>Soest</text:p>
          </table:table-cell>
          <table:table-cell office:value-type="currency" office:value="10000" table:style-name="ce19">
            <text:p>€ 10.000,00</text:p>
          </table:table-cell>
          <table:table-cell office:value-type="date" office:date-value="2023-09-21T00:00:00" table:style-name="ce26">
            <text:p>21 septem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D66</text:p>
          </table:table-cell>
          <table:table-cell table:style-name="ce25"/>
          <table:table-cell office:value-type="currency" office:value="10330" table:style-name="ce21">
            <text:p>€ 10.330,00</text:p>
          </table:table-cell>
          <table:table-cell office:value-type="string" table:style-name="ce25">
            <text:p>J. Winter</text:p>
          </table:table-cell>
          <table:table-cell office:value-type="string" table:style-name="ce25">
            <text:p>Amsterdam</text:p>
          </table:table-cell>
          <table:table-cell office:value-type="currency" office:value="10000" table:style-name="ce19">
            <text:p>€ 10.000,00</text:p>
          </table:table-cell>
          <table:table-cell office:value-type="date" office:date-value="2023-09-21T00:00:00" table:style-name="ce26">
            <text:p>21 septem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D66</text:p>
          </table:table-cell>
          <table:table-cell table:style-name="ce25"/>
          <table:table-cell office:value-type="currency" office:value="16660" table:style-name="ce21">
            <text:p>€ 16.660,00</text:p>
          </table:table-cell>
          <table:table-cell office:value-type="string" table:style-name="ce25">
            <text:p>A. van Marwijk Kooy</text:p>
          </table:table-cell>
          <table:table-cell office:value-type="string" table:style-name="ce25">
            <text:p>Amsterdam</text:p>
          </table:table-cell>
          <table:table-cell office:value-type="currency" office:value="15000" table:style-name="ce19">
            <text:p>€ 15.000,00</text:p>
          </table:table-cell>
          <table:table-cell office:value-type="date" office:date-value="2023-09-21T00:00:00" table:style-name="ce26">
            <text:p>21 septem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D66</text:p>
          </table:table-cell>
          <table:table-cell table:style-name="ce25"/>
          <table:table-cell office:value-type="currency" office:value="53000" table:style-name="ce21">
            <text:p>€ 53.000,00</text:p>
          </table:table-cell>
          <table:table-cell office:value-type="string" table:style-name="ce25">
            <text:p>Persimmons BV</text:p>
          </table:table-cell>
          <table:table-cell office:value-type="string" table:style-name="ce25">
            <text:p>Nieuwe Gracht 45, 2011 ND Haarlem</text:p>
          </table:table-cell>
          <table:table-cell office:value-type="currency" office:value="25000" table:style-name="ce19">
            <text:p>€ 25.000,00</text:p>
          </table:table-cell>
          <table:table-cell office:value-type="date" office:date-value="2023-09-25T00:00:00" table:style-name="ce26">
            <text:p>25 septem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D66</text:p>
          </table:table-cell>
          <table:table-cell table:style-name="ce25"/>
          <table:table-cell table:style-name="ce21"/>
          <table:table-cell office:value-type="string" table:style-name="ce25">
            <text:p>Persimmons BV</text:p>
          </table:table-cell>
          <table:table-cell office:value-type="string" table:style-name="ce25">
            <text:p>Nieuwe Gracht 45, 2011 ND Haarlem</text:p>
          </table:table-cell>
          <table:table-cell office:value-type="currency" office:value="25000" table:style-name="ce19">
            <text:p>€ 25.000,00</text:p>
          </table:table-cell>
          <table:table-cell office:value-type="date" office:date-value="2023-11-13T00:00:00" table:style-name="ce26">
            <text:p>13 novem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D66</text:p>
          </table:table-cell>
          <table:table-cell table:style-name="ce25"/>
          <table:table-cell office:value-type="currency" office:value="10330" table:style-name="ce21">
            <text:p>€ 10.330,00</text:p>
          </table:table-cell>
          <table:table-cell office:value-type="string" table:style-name="ce25">
            <text:p>A. Mulder</text:p>
          </table:table-cell>
          <table:table-cell office:value-type="string" table:style-name="ce25">
            <text:p>Schoten (België)</text:p>
          </table:table-cell>
          <table:table-cell office:value-type="currency" office:value="10000" table:style-name="ce19">
            <text:p>€ 10.000,00</text:p>
          </table:table-cell>
          <table:table-cell office:value-type="date" office:date-value="2023-09-25T00:00:00" table:style-name="ce26">
            <text:p>25 septem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D66</text:p>
          </table:table-cell>
          <table:table-cell table:style-name="ce25"/>
          <table:table-cell office:value-type="currency" office:value="57000" table:style-name="ce21">
            <text:p>€ 57.000,00</text:p>
          </table:table-cell>
          <table:table-cell office:value-type="string" table:style-name="ce25">
            <text:p>M. Witteveen</text:p>
          </table:table-cell>
          <table:table-cell office:value-type="string" table:style-name="ce25">
            <text:p>Den Haag</text:p>
          </table:table-cell>
          <table:table-cell office:value-type="currency" office:value="40000" table:style-name="ce19">
            <text:p>€ 40.000,00</text:p>
          </table:table-cell>
          <table:table-cell office:value-type="date" office:date-value="2023-10-01T00:00:00" table:style-name="ce26">
            <text:p>1 okto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D66</text:p>
          </table:table-cell>
          <table:table-cell table:style-name="ce25"/>
          <table:table-cell table:style-name="ce21"/>
          <table:table-cell office:value-type="string" table:style-name="ce25">
            <text:p>M. Witteveen</text:p>
          </table:table-cell>
          <table:table-cell office:value-type="string" table:style-name="ce25">
            <text:p>Den Haag</text:p>
          </table:table-cell>
          <table:table-cell office:value-type="currency" office:value="10000" table:style-name="ce19">
            <text:p>€ 10.000,00</text:p>
          </table:table-cell>
          <table:table-cell office:value-type="date" office:date-value="2023-11-07T00:00:00" table:style-name="ce26">
            <text:p>7 novem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D66</text:p>
          </table:table-cell>
          <table:table-cell table:style-name="ce25"/>
          <table:table-cell office:value-type="currency" office:value="100000" table:style-name="ce21">
            <text:p>€ 100.000,00</text:p>
          </table:table-cell>
          <table:table-cell office:value-type="string" table:style-name="ce25">
            <text:p>Stichting The Dreamery Foundation</text:p>
          </table:table-cell>
          <table:table-cell office:value-type="string" table:style-name="ce25">
            <text:p>Hof van Zevenbergen 1A, 5211 HB 's Hertogenbosch</text:p>
          </table:table-cell>
          <table:table-cell office:value-type="currency" office:value="100000" table:style-name="ce19">
            <text:p>€ 100.000,00</text:p>
          </table:table-cell>
          <table:table-cell office:value-type="date" office:date-value="2023-10-11T00:00:00" table:style-name="ce26">
            <text:p>11 okto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D66</text:p>
          </table:table-cell>
          <table:table-cell table:style-name="ce25"/>
          <table:table-cell office:value-type="currency" office:value="100000" table:style-name="ce21">
            <text:p>€ 100.000,00</text:p>
          </table:table-cell>
          <table:table-cell office:value-type="string" table:style-name="ce25">
            <text:p>R. Defares</text:p>
          </table:table-cell>
          <table:table-cell office:value-type="string" table:style-name="ce25">
            <text:p>Den Haag</text:p>
          </table:table-cell>
          <table:table-cell office:value-type="currency" office:value="50000" table:style-name="ce19">
            <text:p>€ 50.000,00</text:p>
          </table:table-cell>
          <table:table-cell office:value-type="date" office:date-value="2023-10-02T00:00:00" table:style-name="ce26">
            <text:p>2 okto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D66</text:p>
          </table:table-cell>
          <table:table-cell table:style-name="ce25"/>
          <table:table-cell table:style-name="ce21"/>
          <table:table-cell office:value-type="string" table:style-name="ce25">
            <text:p>R. Defares</text:p>
          </table:table-cell>
          <table:table-cell office:value-type="string" table:style-name="ce25">
            <text:p>Den Haag</text:p>
          </table:table-cell>
          <table:table-cell office:value-type="currency" office:value="50000" table:style-name="ce19">
            <text:p>€ 50.000,00</text:p>
          </table:table-cell>
          <table:table-cell office:value-type="date" office:date-value="2023-10-18T00:00:00" table:style-name="ce26">
            <text:p>18 okto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D66</text:p>
          </table:table-cell>
          <table:table-cell table:style-name="ce25"/>
          <table:table-cell office:value-type="currency" office:value="15099" table:style-name="ce21">
            <text:p>€ 15.099,00</text:p>
          </table:table-cell>
          <table:table-cell office:value-type="string" table:style-name="ce25">
            <text:p>J. Backer</text:p>
          </table:table-cell>
          <table:table-cell office:value-type="string" table:style-name="ce25">
            <text:p>Den Haag</text:p>
          </table:table-cell>
          <table:table-cell office:value-type="currency" office:value="10000" table:style-name="ce19">
            <text:p>€ 10.000,00</text:p>
          </table:table-cell>
          <table:table-cell office:value-type="date" office:date-value="2023-11-07T00:00:00" table:style-name="ce26">
            <text:p>7 novem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D66</text:p>
          </table:table-cell>
          <table:table-cell table:style-name="ce25"/>
          <table:table-cell office:value-type="currency" office:value="10680" table:style-name="ce21">
            <text:p>€ 10.680,00</text:p>
          </table:table-cell>
          <table:table-cell office:value-type="string" table:style-name="ce25">
            <text:p>R. de Jong</text:p>
          </table:table-cell>
          <table:table-cell office:value-type="string" table:style-name="ce25">
            <text:p>Amsterdam</text:p>
          </table:table-cell>
          <table:table-cell office:value-type="currency" office:value="10500" table:style-name="ce19">
            <text:p>€ 10.500,00</text:p>
          </table:table-cell>
          <table:table-cell office:value-type="date" office:date-value="2023-11-15T00:00:00" table:style-name="ce26">
            <text:p>15 novem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D66</text:p>
          </table:table-cell>
          <table:table-cell table:style-name="ce25"/>
          <table:table-cell office:value-type="currency" office:value="10000" table:style-name="ce21">
            <text:p>€ 10.000,00</text:p>
          </table:table-cell>
          <table:table-cell office:value-type="string" table:style-name="ce25">
            <text:p>W. Sijthoff</text:p>
          </table:table-cell>
          <table:table-cell office:value-type="string" table:style-name="ce25">
            <text:p>Amsterdam</text:p>
          </table:table-cell>
          <table:table-cell office:value-type="currency" office:value="10000" table:style-name="ce19">
            <text:p>€ 10.000,00</text:p>
          </table:table-cell>
          <table:table-cell office:value-type="date" office:date-value="2023-12-12T00:00:00" table:style-name="ce26">
            <text:p>12 decem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PVV</text:p>
          </table:table-cell>
          <table:table-cell table:style-name="ce25"/>
          <table:table-cell office:value-type="currency" office:value="15000" table:formula="of:=[.F87]" table:style-name="ce21">
            <text:p>€ 15.000,00</text:p>
          </table:table-cell>
          <table:table-cell office:value-type="string" table:style-name="ce25">
            <text:p>Piegretia B.V.</text:p>
          </table:table-cell>
          <table:table-cell office:value-type="string" table:style-name="ce25">
            <text:p>Oostvoornelaan 26 2554 BH Den Haag</text:p>
          </table:table-cell>
          <table:table-cell office:value-type="currency" office:value="15000" table:style-name="ce19">
            <text:p>€ 15.000,00</text:p>
          </table:table-cell>
          <table:table-cell office:value-type="date" office:date-value="2023-08-04T00:00:00" table:style-name="ce26">
            <text:p>4 augustus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CDA</text:p>
          </table:table-cell>
          <table:table-cell table:style-name="ce25"/>
          <table:table-cell office:value-type="currency" office:value="10000" table:style-name="ce21">
            <text:p>€ 10.000,00</text:p>
          </table:table-cell>
          <table:table-cell office:value-type="string" table:style-name="ce25">
            <text:p>H.O.C.R. Ruding</text:p>
          </table:table-cell>
          <table:table-cell office:value-type="string" table:style-name="ce25">
            <text:p>Den Haag</text:p>
          </table:table-cell>
          <table:table-cell office:value-type="currency" office:value="10000" table:style-name="ce19">
            <text:p>€ 10.000,00</text:p>
          </table:table-cell>
          <table:table-cell office:value-type="date" office:date-value="2023-01-04T00:00:00" table:style-name="ce26">
            <text:p>4 januari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CDA</text:p>
          </table:table-cell>
          <table:table-cell table:style-name="ce25"/>
          <table:table-cell office:value-type="currency" office:value="10000" table:formula="of:=[.F89]" table:style-name="ce21">
            <text:p>€ 10.000,00</text:p>
          </table:table-cell>
          <table:table-cell office:value-type="string" table:style-name="ce25">
            <text:p>E. Venghaus</text:p>
          </table:table-cell>
          <table:table-cell office:value-type="string" table:style-name="ce25">
            <text:p>Leidschendam</text:p>
          </table:table-cell>
          <table:table-cell office:value-type="currency" office:value="10000" table:style-name="ce19">
            <text:p>€ 10.000,00</text:p>
          </table:table-cell>
          <table:table-cell office:value-type="date" office:date-value="2023-06-22T00:00:00" table:style-name="ce26">
            <text:p>22 juni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CDA</text:p>
          </table:table-cell>
          <table:table-cell office:value-type="string" table:style-name="ce25">
            <text:p>CDA Businessclub</text:p>
          </table:table-cell>
          <table:table-cell office:value-type="currency" office:value="50000" table:formula="of:=[.F90]" table:style-name="ce21">
            <text:p>€ 50.000,00</text:p>
          </table:table-cell>
          <table:table-cell office:value-type="string" table:style-name="ce25">
            <text:p>Keurvorst B.V.</text:p>
          </table:table-cell>
          <table:table-cell office:value-type="string" table:style-name="ce25">
            <text:p>P.O. box 150, 3700 AD Zeist</text:p>
          </table:table-cell>
          <table:table-cell office:value-type="currency" office:value="50000" table:style-name="ce19">
            <text:p>€ 50.000,00</text:p>
          </table:table-cell>
          <table:table-cell office:value-type="date" office:date-value="2023-05-10T00:00:00" table:style-name="ce26">
            <text:p>10 mei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PvdA</text:p>
          </table:table-cell>
          <table:table-cell table:style-name="ce25"/>
          <table:table-cell office:value-type="currency" office:value="25000" table:style-name="ce21">
            <text:p>€ 25.000,00</text:p>
          </table:table-cell>
          <table:table-cell office:value-type="string" table:style-name="ce25">
            <text:p>J.C.H. Bakker</text:p>
          </table:table-cell>
          <table:table-cell office:value-type="string" table:style-name="ce25">
            <text:p>Bentveld</text:p>
          </table:table-cell>
          <table:table-cell office:value-type="currency" office:value="25000" table:style-name="ce19">
            <text:p>€ 25.000,00</text:p>
          </table:table-cell>
          <table:table-cell office:value-type="date" office:date-value="2023-10-14T00:00:00" table:style-name="ce26">
            <text:p>14 okto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PvdA</text:p>
          </table:table-cell>
          <table:table-cell table:style-name="ce25"/>
          <table:table-cell office:value-type="currency" office:value="20000" table:style-name="ce21">
            <text:p>€ 20.000,00</text:p>
          </table:table-cell>
          <table:table-cell office:value-type="string" table:style-name="ce25">
            <text:p>Stichting The Dreamery Foundation</text:p>
          </table:table-cell>
          <table:table-cell office:value-type="string" table:style-name="ce25">
            <text:p>Hof van Zevenbergen 1A, <text:s/>5211 HB 's Hertogenbosch</text:p>
          </table:table-cell>
          <table:table-cell office:value-type="currency" office:value="20000" table:style-name="ce19">
            <text:p>€ 20.000,00</text:p>
          </table:table-cell>
          <table:table-cell office:value-type="date" office:date-value="2023-10-19T00:00:00" table:style-name="ce26">
            <text:p>19 okto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PvdA</text:p>
          </table:table-cell>
          <table:table-cell table:style-name="ce25"/>
          <table:table-cell office:value-type="currency" office:value="10000" table:formula="of:=[.F93]" table:style-name="ce21">
            <text:p>€ 10.000,00</text:p>
          </table:table-cell>
          <table:table-cell office:value-type="string" table:style-name="ce25">
            <text:p>H. Luyks<text:s/></text:p>
          </table:table-cell>
          <table:table-cell office:value-type="string" table:style-name="ce25">
            <text:p>Soest</text:p>
          </table:table-cell>
          <table:table-cell office:value-type="currency" office:value="10000" table:style-name="ce19">
            <text:p>€ 10.000,00</text:p>
          </table:table-cell>
          <table:table-cell office:value-type="date" office:date-value="2023-11-09T00:00:00" table:style-name="ce26">
            <text:p>9 novem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PvdA</text:p>
          </table:table-cell>
          <table:table-cell table:style-name="ce25"/>
          <table:table-cell office:value-type="currency" office:value="68535.22" table:style-name="ce21">
            <text:p>€ 68.535,22</text:p>
          </table:table-cell>
          <table:table-cell office:value-type="string" table:style-name="ce25">
            <text:p>A.E.M. Mutsaers - p/a notariskantoor Nielsen</text:p>
          </table:table-cell>
          <table:table-cell office:value-type="string" table:style-name="ce25">
            <text:p>Zuiderpark 22, 9724 AH Groningen</text:p>
          </table:table-cell>
          <table:table-cell office:value-type="currency" office:value="68535.22" table:style-name="ce19">
            <text:p>€ 68.535,22</text:p>
          </table:table-cell>
          <table:table-cell office:value-type="date" office:date-value="2023-12-28T00:00:00" table:style-name="ce26">
            <text:p>28 decem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44091.37" table:style-name="ce21">
            <text:p>€ 44.091,37</text:p>
          </table:table-cell>
          <table:table-cell office:value-type="string" table:style-name="ce25">
            <text:p>L.G. van den Bergh en E.F.A. van Buitenen</text:p>
          </table:table-cell>
          <table:table-cell office:value-type="string" table:style-name="ce25">
            <text:p>Utrecht</text:p>
          </table:table-cell>
          <table:table-cell office:value-type="currency" office:value="24592.5" table:style-name="ce19">
            <text:p>€ 24.592,50</text:p>
          </table:table-cell>
          <table:table-cell office:value-type="date" office:date-value="2023-03-13T00:00:00" table:style-name="ce26">
            <text:p>13 maart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table:style-name="ce21"/>
          <table:table-cell office:value-type="string" table:style-name="ce25">
            <text:p>L.G. van den Bergh en E.F.A. van Buitenen</text:p>
          </table:table-cell>
          <table:table-cell office:value-type="string" table:style-name="ce25">
            <text:p>Utrecht</text:p>
          </table:table-cell>
          <table:table-cell office:value-type="currency" office:value="18682.5" table:style-name="ce19">
            <text:p>€ 18.682,50</text:p>
          </table:table-cell>
          <table:table-cell office:value-type="date" office:date-value="2023-04-06T00:00:00" table:style-name="ce26">
            <text:p>6 april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552.92" table:style-name="ce21">
            <text:p>€ 10.552,92</text:p>
          </table:table-cell>
          <table:table-cell office:value-type="string" table:style-name="ce25">
            <text:p>A. van Beveren</text:p>
          </table:table-cell>
          <table:table-cell office:value-type="string" table:style-name="ce25">
            <text:p>Vlaardingen</text:p>
          </table:table-cell>
          <table:table-cell table:style-name="ce19"/>
          <table:table-cell table:style-name="ce2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552.92" table:style-name="ce21">
            <text:p>€ 10.552,92</text:p>
          </table:table-cell>
          <table:table-cell office:value-type="string" table:style-name="ce25">
            <text:p>A. Geerts</text:p>
          </table:table-cell>
          <table:table-cell office:value-type="string" table:style-name="ce25">
            <text:p>Berghem</text:p>
          </table:table-cell>
          <table:table-cell table:style-name="ce19"/>
          <table:table-cell table:style-name="ce2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1148.41" table:style-name="ce21">
            <text:p>€ 11.148,41</text:p>
          </table:table-cell>
          <table:table-cell office:value-type="string" table:style-name="ce25">
            <text:p>A. Sprong</text:p>
          </table:table-cell>
          <table:table-cell office:value-type="string" table:style-name="ce25">
            <text:p>Almere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947.15" table:style-name="ce21">
            <text:p>€ 10.947,15</text:p>
          </table:table-cell>
          <table:table-cell office:value-type="string" table:style-name="ce25">
            <text:p>A. Hendriks-Berg</text:p>
          </table:table-cell>
          <table:table-cell office:value-type="string" table:style-name="ce25">
            <text:p>Heerlen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469.789999999997" table:style-name="ce21">
            <text:p>€ 10.469,79</text:p>
          </table:table-cell>
          <table:table-cell office:value-type="string" table:style-name="ce25">
            <text:p>A. de Groot</text:p>
          </table:table-cell>
          <table:table-cell office:value-type="string" table:style-name="ce25">
            <text:p>Wormerveer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216.800000000001" table:style-name="ce21">
            <text:p>€ 10.216,80</text:p>
          </table:table-cell>
          <table:table-cell office:value-type="string" table:style-name="ce25">
            <text:p>A. Theeuwen</text:p>
          </table:table-cell>
          <table:table-cell office:value-type="string" table:style-name="ce25">
            <text:p>Leiden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1245.15" table:style-name="ce21">
            <text:p>€ 11.245,15</text:p>
          </table:table-cell>
          <table:table-cell office:value-type="string" table:style-name="ce25">
            <text:p>A. Stöcker</text:p>
          </table:table-cell>
          <table:table-cell office:value-type="string" table:style-name="ce25">
            <text:p>Heerlen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2075.980000000001" table:style-name="ce21">
            <text:p>€ 12.075,98</text:p>
          </table:table-cell>
          <table:table-cell office:value-type="string" table:style-name="ce25">
            <text:p>A. Vrusch</text:p>
          </table:table-cell>
          <table:table-cell office:value-type="string" table:style-name="ce25">
            <text:p>Heerlen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215.590000000004" table:style-name="ce21">
            <text:p>€ 10.215,59</text:p>
          </table:table-cell>
          <table:table-cell office:value-type="string" table:style-name="ce25">
            <text:p>A. Hoekstra</text:p>
          </table:table-cell>
          <table:table-cell office:value-type="string" table:style-name="ce25">
            <text:p>Vlaardingen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3154.760000000004" table:style-name="ce21">
            <text:p>€ 13.154,76</text:p>
          </table:table-cell>
          <table:table-cell office:value-type="string" table:style-name="ce25">
            <text:p>B. van Kent</text:p>
          </table:table-cell>
          <table:table-cell office:value-type="string" table:style-name="ce25">
            <text:p>Den Haag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430.200000000001" table:style-name="ce21">
            <text:p>€ 10.430,20</text:p>
          </table:table-cell>
          <table:table-cell office:value-type="string" table:style-name="ce25">
            <text:p>B. Roovers</text:p>
          </table:table-cell>
          <table:table-cell office:value-type="string" table:style-name="ce25">
            <text:p>'s-Hertogenbosch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142.169999999998" table:style-name="ce21">
            <text:p>€ 10.142,17</text:p>
          </table:table-cell>
          <table:table-cell office:value-type="string" table:style-name="ce25">
            <text:p>C. Woltjer</text:p>
          </table:table-cell>
          <table:table-cell office:value-type="string" table:style-name="ce25">
            <text:p>Enschede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508.410000000002" table:style-name="ce21">
            <text:p>€ 10.508,41</text:p>
          </table:table-cell>
          <table:table-cell office:value-type="string" table:style-name="ce25">
            <text:p>C. Visscher</text:p>
          </table:table-cell>
          <table:table-cell office:value-type="string" table:style-name="ce25">
            <text:p>'s-Hertogenbosch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130.86" table:style-name="ce21">
            <text:p>€ 10.130,86</text:p>
          </table:table-cell>
          <table:table-cell office:value-type="string" table:style-name="ce25">
            <text:p>C. Ester-Schokker</text:p>
          </table:table-cell>
          <table:table-cell office:value-type="string" table:style-name="ce25">
            <text:p>Emmen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317.060000000001" table:style-name="ce21">
            <text:p>€ 10.317,06</text:p>
          </table:table-cell>
          <table:table-cell office:value-type="string" table:style-name="ce25">
            <text:p>D. Brandenbarg</text:p>
          </table:table-cell>
          <table:table-cell office:value-type="string" table:style-name="ce25">
            <text:p>Groningen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32110.630000000005" table:style-name="ce21">
            <text:p>€ 32.110,63</text:p>
          </table:table-cell>
          <table:table-cell office:value-type="string" table:style-name="ce25">
            <text:p>E. Eikenaar</text:p>
          </table:table-cell>
          <table:table-cell office:value-type="string" table:style-name="ce25">
            <text:p>Haren Gn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761.3" table:style-name="ce21">
            <text:p>€ 10.761,30</text:p>
          </table:table-cell>
          <table:table-cell office:value-type="string" table:style-name="ce25">
            <text:p>E. Draisma</text:p>
          </table:table-cell>
          <table:table-cell office:value-type="string" table:style-name="ce25">
            <text:p>Almere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716.109999999999" table:style-name="ce21">
            <text:p>€ 10.716,11</text:p>
          </table:table-cell>
          <table:table-cell office:value-type="string" table:style-name="ce25">
            <text:p>E. van de Baan-Ravestein</text:p>
          </table:table-cell>
          <table:table-cell office:value-type="string" table:style-name="ce25">
            <text:p>Almere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765.56" table:style-name="ce21">
            <text:p>€ 10.765,56</text:p>
          </table:table-cell>
          <table:table-cell office:value-type="string" table:style-name="ce25">
            <text:p>E. Bobeldijk</text:p>
          </table:table-cell>
          <table:table-cell office:value-type="string" table:style-name="ce25">
            <text:p>Amsterdam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429.73" table:style-name="ce21">
            <text:p>€ 10.429,73</text:p>
          </table:table-cell>
          <table:table-cell office:value-type="string" table:style-name="ce25">
            <text:p>E. de Vries</text:p>
          </table:table-cell>
          <table:table-cell office:value-type="string" table:style-name="ce25">
            <text:p>Helmond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540.71" table:style-name="ce21">
            <text:p>€ 10.540,71</text:p>
          </table:table-cell>
          <table:table-cell office:value-type="string" table:style-name="ce25">
            <text:p>E. Dansen</text:p>
          </table:table-cell>
          <table:table-cell office:value-type="string" table:style-name="ce25">
            <text:p>Gorinchem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787.710000000001" table:style-name="ce21">
            <text:p>€ 10.787,71</text:p>
          </table:table-cell>
          <table:table-cell office:value-type="string" table:style-name="ce25">
            <text:p>F. Futselaar</text:p>
          </table:table-cell>
          <table:table-cell office:value-type="string" table:style-name="ce25">
            <text:p>Zwolle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107.24" table:style-name="ce21">
            <text:p>€ 10.107,24</text:p>
          </table:table-cell>
          <table:table-cell office:value-type="string" table:style-name="ce25">
            <text:p>F. Akse</text:p>
          </table:table-cell>
          <table:table-cell office:value-type="string" table:style-name="ce25">
            <text:p>Almelo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552.92" table:style-name="ce21">
            <text:p>€ 10.552,92</text:p>
          </table:table-cell>
          <table:table-cell office:value-type="string" table:style-name="ce25">
            <text:p>G. Vennegoor</text:p>
          </table:table-cell>
          <table:table-cell office:value-type="string" table:style-name="ce25">
            <text:p>Hengelo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124.700000000001" table:style-name="ce21">
            <text:p>€ 10.124,70</text:p>
          </table:table-cell>
          <table:table-cell office:value-type="string" table:style-name="ce25">
            <text:p>G. Elfrink</text:p>
          </table:table-cell>
          <table:table-cell office:value-type="string" table:style-name="ce25">
            <text:p>Arnhem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552.92" table:style-name="ce21">
            <text:p>€ 10.552,92</text:p>
          </table:table-cell>
          <table:table-cell office:value-type="string" table:style-name="ce25">
            <text:p>G. Leusink</text:p>
          </table:table-cell>
          <table:table-cell office:value-type="string" table:style-name="ce25">
            <text:p>Hengelo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915.15" table:style-name="ce21">
            <text:p>€ 10.915,15</text:p>
          </table:table-cell>
          <table:table-cell office:value-type="string" table:style-name="ce25">
            <text:p>H. Kokke</text:p>
          </table:table-cell>
          <table:table-cell office:value-type="string" table:style-name="ce25">
            <text:p>Tilburg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552.92" table:style-name="ce21">
            <text:p>€ 10.552,92</text:p>
          </table:table-cell>
          <table:table-cell office:value-type="string" table:style-name="ce25">
            <text:p>H. Teunis</text:p>
          </table:table-cell>
          <table:table-cell office:value-type="string" table:style-name="ce25">
            <text:p>Almelo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169.49" table:style-name="ce21">
            <text:p>€ 10.169,49</text:p>
          </table:table-cell>
          <table:table-cell office:value-type="string" table:style-name="ce25">
            <text:p>H. Kalter</text:p>
          </table:table-cell>
          <table:table-cell office:value-type="string" table:style-name="ce25">
            <text:p>Delden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010.679999999997" table:style-name="ce21">
            <text:p>€ 10.010,68</text:p>
          </table:table-cell>
          <table:table-cell office:value-type="string" table:style-name="ce25">
            <text:p>H. Koetsveld</text:p>
          </table:table-cell>
          <table:table-cell office:value-type="string" table:style-name="ce25">
            <text:p>Hengelo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386.1" table:style-name="ce21">
            <text:p>€ 10.386,10</text:p>
          </table:table-cell>
          <table:table-cell office:value-type="string" table:style-name="ce25">
            <text:p>I. Verdaasdonk</text:p>
          </table:table-cell>
          <table:table-cell office:value-type="string" table:style-name="ce25">
            <text:p>Breda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21036.77" table:style-name="ce21">
            <text:p>€ 21.036,77</text:p>
          </table:table-cell>
          <table:table-cell office:value-type="string" table:style-name="ce25">
            <text:p>J. Wedemeijer</text:p>
          </table:table-cell>
          <table:table-cell office:value-type="string" table:style-name="ce25">
            <text:p>Amsterdam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1811.48" table:style-name="ce21">
            <text:p>€ 11.811,48</text:p>
          </table:table-cell>
          <table:table-cell office:value-type="string" table:style-name="ce25">
            <text:p>J. Breur</text:p>
          </table:table-cell>
          <table:table-cell office:value-type="string" table:style-name="ce25">
            <text:p>Veenendaal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552.92" table:style-name="ce21">
            <text:p>€ 10.552,92</text:p>
          </table:table-cell>
          <table:table-cell office:value-type="string" table:style-name="ce25">
            <text:p>J. van Kreij</text:p>
          </table:table-cell>
          <table:table-cell office:value-type="string" table:style-name="ce25">
            <text:p>Oijen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216.800000000001" table:style-name="ce21">
            <text:p>€ 10.216,80</text:p>
          </table:table-cell>
          <table:table-cell office:value-type="string" table:style-name="ce25">
            <text:p>J. Velner</text:p>
          </table:table-cell>
          <table:table-cell office:value-type="string" table:style-name="ce25">
            <text:p>Zoetermeer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799.74" table:style-name="ce21">
            <text:p>€ 10.799,74</text:p>
          </table:table-cell>
          <table:table-cell office:value-type="string" table:style-name="ce25">
            <text:p>J. Visscher</text:p>
          </table:table-cell>
          <table:table-cell office:value-type="string" table:style-name="ce25">
            <text:p>Eindhoven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31424.200000000008" table:style-name="ce21">
            <text:p>€ 31.424,20</text:p>
          </table:table-cell>
          <table:table-cell office:value-type="string" table:style-name="ce25">
            <text:p>J. van Dijk</text:p>
          </table:table-cell>
          <table:table-cell office:value-type="string" table:style-name="ce25">
            <text:p>Utrecht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44569.010000000009" table:style-name="ce21">
            <text:p>€ 44.569,01</text:p>
          </table:table-cell>
          <table:table-cell office:value-type="string" table:style-name="ce25">
            <text:p>J. Dijk</text:p>
          </table:table-cell>
          <table:table-cell office:value-type="string" table:style-name="ce25">
            <text:p>Groningen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681.720000000003" table:style-name="ce21">
            <text:p>€ 10.681,72</text:p>
          </table:table-cell>
          <table:table-cell office:value-type="string" table:style-name="ce25">
            <text:p>J. Lesman-Veenstra</text:p>
          </table:table-cell>
          <table:table-cell office:value-type="string" table:style-name="ce25">
            <text:p>Hoogezand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804.75" table:style-name="ce21">
            <text:p>€ 10.804,75</text:p>
          </table:table-cell>
          <table:table-cell office:value-type="string" table:style-name="ce25">
            <text:p>J. van der Sluis</text:p>
          </table:table-cell>
          <table:table-cell office:value-type="string" table:style-name="ce25">
            <text:p>Delft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23338.180000000004" table:style-name="ce21">
            <text:p>€ 23.338,18</text:p>
          </table:table-cell>
          <table:table-cell office:value-type="string" table:style-name="ce25">
            <text:p>J. Clemens</text:p>
          </table:table-cell>
          <table:table-cell office:value-type="string" table:style-name="ce25">
            <text:p>Heerlen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885.329999999998" table:style-name="ce21">
            <text:p>€ 10.885,33</text:p>
          </table:table-cell>
          <table:table-cell office:value-type="string" table:style-name="ce25">
            <text:p>J. Wolters Gregório</text:p>
          </table:table-cell>
          <table:table-cell office:value-type="string" table:style-name="ce25">
            <text:p>Roermond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1172.93" table:style-name="ce21">
            <text:p>€ 11.172,93</text:p>
          </table:table-cell>
          <table:table-cell office:value-type="string" table:style-name="ce25">
            <text:p>J. van der Horst</text:p>
          </table:table-cell>
          <table:table-cell office:value-type="string" table:style-name="ce25">
            <text:p>Oisterwijk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761.3" table:style-name="ce21">
            <text:p>€ 10.761,30</text:p>
          </table:table-cell>
          <table:table-cell office:value-type="string" table:style-name="ce25">
            <text:p>J. van Zon</text:p>
          </table:table-cell>
          <table:table-cell office:value-type="string" table:style-name="ce25">
            <text:p>Amersfoort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167.5" table:style-name="ce21">
            <text:p>€ 10.167,50</text:p>
          </table:table-cell>
          <table:table-cell office:value-type="string" table:style-name="ce25">
            <text:p>K. de Kok</text:p>
          </table:table-cell>
          <table:table-cell office:value-type="string" table:style-name="ce25">
            <text:p>Deventer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552.92" table:style-name="ce21">
            <text:p>€ 10.552,92</text:p>
          </table:table-cell>
          <table:table-cell office:value-type="string" table:style-name="ce25">
            <text:p>K. van Limpt</text:p>
          </table:table-cell>
          <table:table-cell office:value-type="string" table:style-name="ce25">
            <text:p>Veghel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176.130000000001" table:style-name="ce21">
            <text:p>€ 10.176,13</text:p>
          </table:table-cell>
          <table:table-cell office:value-type="string" table:style-name="ce25">
            <text:p>L. van Rossum</text:p>
          </table:table-cell>
          <table:table-cell office:value-type="string" table:style-name="ce25">
            <text:p>Delft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31775.559999999994" table:style-name="ce21">
            <text:p>€ 31.775,56</text:p>
          </table:table-cell>
          <table:table-cell office:value-type="string" table:style-name="ce25">
            <text:p>L. Marijnissen</text:p>
          </table:table-cell>
          <table:table-cell office:value-type="string" table:style-name="ce25">
            <text:p>Oss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081.27" table:style-name="ce21">
            <text:p>€ 10.081,27</text:p>
          </table:table-cell>
          <table:table-cell office:value-type="string" table:style-name="ce25">
            <text:p>L. Maráczi</text:p>
          </table:table-cell>
          <table:table-cell office:value-type="string" table:style-name="ce25">
            <text:p>Helmond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1312.08" table:style-name="ce21">
            <text:p>€ 11.312,08</text:p>
          </table:table-cell>
          <table:table-cell office:value-type="string" table:style-name="ce25">
            <text:p>M. Everling</text:p>
          </table:table-cell>
          <table:table-cell office:value-type="string" table:style-name="ce25">
            <text:p>Heesch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7110.099999999999" table:style-name="ce21">
            <text:p>€ 17.110,10</text:p>
          </table:table-cell>
          <table:table-cell office:value-type="string" table:style-name="ce25">
            <text:p>M. Hijink</text:p>
          </table:table-cell>
          <table:table-cell office:value-type="string" table:style-name="ce25">
            <text:p>Amersfoort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41146.240000000005" table:style-name="ce21">
            <text:p>€ 41.146,24</text:p>
          </table:table-cell>
          <table:table-cell office:value-type="string" table:style-name="ce25">
            <text:p>M. Alkaya</text:p>
          </table:table-cell>
          <table:table-cell office:value-type="string" table:style-name="ce25">
            <text:p>Amsterdam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583.75" table:style-name="ce21">
            <text:p>€ 10.583,75</text:p>
          </table:table-cell>
          <table:table-cell office:value-type="string" table:style-name="ce25">
            <text:p>M. Kuiper</text:p>
          </table:table-cell>
          <table:table-cell office:value-type="string" table:style-name="ce25">
            <text:p>Zwartemeer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510.18" table:style-name="ce21">
            <text:p>€ 10.510,18</text:p>
          </table:table-cell>
          <table:table-cell office:value-type="string" table:style-name="ce25">
            <text:p>M. van Caldenberg</text:p>
          </table:table-cell>
          <table:table-cell office:value-type="string" table:style-name="ce25">
            <text:p>Landgraaf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947.15" table:style-name="ce21">
            <text:p>€ 10.947,15</text:p>
          </table:table-cell>
          <table:table-cell office:value-type="string" table:style-name="ce25">
            <text:p>M. van Oosterhout</text:p>
          </table:table-cell>
          <table:table-cell office:value-type="string" table:style-name="ce25">
            <text:p>Heerlen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1263.21" table:style-name="ce21">
            <text:p>€ 11.263,21</text:p>
          </table:table-cell>
          <table:table-cell office:value-type="string" table:style-name="ce25">
            <text:p>M. van Beers</text:p>
          </table:table-cell>
          <table:table-cell office:value-type="string" table:style-name="ce25">
            <text:p>Vlaardingen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275.490000000002" table:style-name="ce21">
            <text:p>€ 10.275,49</text:p>
          </table:table-cell>
          <table:table-cell office:value-type="string" table:style-name="ce25">
            <text:p>M. Verschuren</text:p>
          </table:table-cell>
          <table:table-cell office:value-type="string" table:style-name="ce25">
            <text:p>Breda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51472.840000000011" table:style-name="ce21">
            <text:p>€ 51.472,84</text:p>
          </table:table-cell>
          <table:table-cell office:value-type="string" table:style-name="ce25">
            <text:p>M. van Nispen</text:p>
          </table:table-cell>
          <table:table-cell office:value-type="string" table:style-name="ce25">
            <text:p>Breda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7271.249999999996" table:style-name="ce21">
            <text:p>€ 17.271,25</text:p>
          </table:table-cell>
          <table:table-cell office:value-type="string" table:style-name="ce25">
            <text:p>N. Temmink</text:p>
          </table:table-cell>
          <table:table-cell office:value-type="string" table:style-name="ce25">
            <text:p>Zwolle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107.24" table:style-name="ce21">
            <text:p>€ 10.107,24</text:p>
          </table:table-cell>
          <table:table-cell office:value-type="string" table:style-name="ce25">
            <text:p>P. Adriaans</text:p>
          </table:table-cell>
          <table:table-cell office:value-type="string" table:style-name="ce25">
            <text:p>Amstelveen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004.060000000001" table:style-name="ce21">
            <text:p>€ 10.004,06</text:p>
          </table:table-cell>
          <table:table-cell office:value-type="string" table:style-name="ce25">
            <text:p>P. Vonk</text:p>
          </table:table-cell>
          <table:table-cell office:value-type="string" table:style-name="ce25">
            <text:p>Hilversum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43623.360000000001" table:style-name="ce21">
            <text:p>€ 43.623,36</text:p>
          </table:table-cell>
          <table:table-cell office:value-type="string" table:style-name="ce25">
            <text:p>P. Kwint</text:p>
          </table:table-cell>
          <table:table-cell office:value-type="string" table:style-name="ce25">
            <text:p>Amsterdam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20428.150000000001" table:style-name="ce21">
            <text:p>€ 20.428,15</text:p>
          </table:table-cell>
          <table:table-cell office:value-type="string" table:style-name="ce25">
            <text:p>P. van Zutphen</text:p>
          </table:table-cell>
          <table:table-cell office:value-type="string" table:style-name="ce25">
            <text:p>Heerlen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758.11" table:style-name="ce21">
            <text:p>€ 10.758,11</text:p>
          </table:table-cell>
          <table:table-cell office:value-type="string" table:style-name="ce25">
            <text:p>P.van Ek</text:p>
          </table:table-cell>
          <table:table-cell office:value-type="string" table:style-name="ce25">
            <text:p>Enschede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785.740000000002" table:style-name="ce21">
            <text:p>€ 10.785,74</text:p>
          </table:table-cell>
          <table:table-cell office:value-type="string" table:style-name="ce25">
            <text:p>R. Alberts</text:p>
          </table:table-cell>
          <table:table-cell office:value-type="string" table:style-name="ce25">
            <text:p>Amsterdam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20336.43" table:style-name="ce21">
            <text:p>€ 20.336,43</text:p>
          </table:table-cell>
          <table:table-cell office:value-type="string" table:style-name="ce25">
            <text:p>R. Leijten</text:p>
          </table:table-cell>
          <table:table-cell office:value-type="string" table:style-name="ce25">
            <text:p>Haarlem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484.130000000001" table:style-name="ce21">
            <text:p>€ 10.484,13</text:p>
          </table:table-cell>
          <table:table-cell office:value-type="string" table:style-name="ce25">
            <text:p>R. Janssen</text:p>
          </table:table-cell>
          <table:table-cell office:value-type="string" table:style-name="ce25">
            <text:p>Wassenaar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266.6" table:style-name="ce21">
            <text:p>€ 10.266,60</text:p>
          </table:table-cell>
          <table:table-cell office:value-type="string" table:style-name="ce25">
            <text:p>R. Besse</text:p>
          </table:table-cell>
          <table:table-cell office:value-type="string" table:style-name="ce25">
            <text:p>Apeldoorn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167.5" table:style-name="ce21">
            <text:p>€ 10.167,50</text:p>
          </table:table-cell>
          <table:table-cell office:value-type="string" table:style-name="ce25">
            <text:p>R. Portier</text:p>
          </table:table-cell>
          <table:table-cell office:value-type="string" table:style-name="ce25">
            <text:p>Dordrecht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1137.17" table:style-name="ce21">
            <text:p>€ 11.137,17</text:p>
          </table:table-cell>
          <table:table-cell office:value-type="string" table:style-name="ce25">
            <text:p>R. Kuin</text:p>
          </table:table-cell>
          <table:table-cell office:value-type="string" table:style-name="ce25">
            <text:p>Haarlem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51808.08" table:style-name="ce21">
            <text:p>€ 51.808,08</text:p>
          </table:table-cell>
          <table:table-cell office:value-type="string" table:style-name="ce25">
            <text:p>S. Beckerman</text:p>
          </table:table-cell>
          <table:table-cell office:value-type="string" table:style-name="ce25">
            <text:p>Groningen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947.15" table:style-name="ce21">
            <text:p>€ 10.947,15</text:p>
          </table:table-cell>
          <table:table-cell office:value-type="string" table:style-name="ce25">
            <text:p>S. Bayraktar</text:p>
          </table:table-cell>
          <table:table-cell office:value-type="string" table:style-name="ce25">
            <text:p>Heerlen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947.15" table:style-name="ce21">
            <text:p>€ 10.947,15</text:p>
          </table:table-cell>
          <table:table-cell office:value-type="string" table:style-name="ce25">
            <text:p>S. Bottenberg</text:p>
          </table:table-cell>
          <table:table-cell office:value-type="string" table:style-name="ce25">
            <text:p>Heerlen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804.75" table:style-name="ce21">
            <text:p>€ 10.804,75</text:p>
          </table:table-cell>
          <table:table-cell office:value-type="string" table:style-name="ce25">
            <text:p>S. Blom</text:p>
          </table:table-cell>
          <table:table-cell office:value-type="string" table:style-name="ce25">
            <text:p>Maastricht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761.3" table:style-name="ce21">
            <text:p>€ 10.761,30</text:p>
          </table:table-cell>
          <table:table-cell office:value-type="string" table:style-name="ce25">
            <text:p>S. Dobbe</text:p>
          </table:table-cell>
          <table:table-cell office:value-type="string" table:style-name="ce25">
            <text:p>Arnhem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20269.12" table:style-name="ce21">
            <text:p>€ 20.269,12</text:p>
          </table:table-cell>
          <table:table-cell office:value-type="string" table:style-name="ce25">
            <text:p>S. Biharie</text:p>
          </table:table-cell>
          <table:table-cell office:value-type="string" table:style-name="ce25">
            <text:p>Apeldoorn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164.549999999999" table:style-name="ce21">
            <text:p>€ 10.164,55</text:p>
          </table:table-cell>
          <table:table-cell office:value-type="string" table:style-name="ce25">
            <text:p>T. Coşkun</text:p>
          </table:table-cell>
          <table:table-cell office:value-type="string" table:style-name="ce25">
            <text:p>Rotterdam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804.75" table:style-name="ce21">
            <text:p>€ 10.804,75</text:p>
          </table:table-cell>
          <table:table-cell office:value-type="string" table:style-name="ce25">
            <text:p>T. van Halm</text:p>
          </table:table-cell>
          <table:table-cell office:value-type="string" table:style-name="ce25">
            <text:p>Leiden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432.51" table:style-name="ce21">
            <text:p>€ 10.432,51</text:p>
          </table:table-cell>
          <table:table-cell office:value-type="string" table:style-name="ce25">
            <text:p>T. Reijnders</text:p>
          </table:table-cell>
          <table:table-cell office:value-type="string" table:style-name="ce25">
            <text:p>Heerlen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053.01" table:style-name="ce21">
            <text:p>€ 10.053,01</text:p>
          </table:table-cell>
          <table:table-cell office:value-type="string" table:style-name="ce25">
            <text:p>T. de Vries</text:p>
          </table:table-cell>
          <table:table-cell office:value-type="string" table:style-name="ce25">
            <text:p>Maarssen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23112.410000000003" table:style-name="ce21">
            <text:p>€ 23.112,41</text:p>
          </table:table-cell>
          <table:table-cell office:value-type="string" table:style-name="ce25">
            <text:p>T. Kox</text:p>
          </table:table-cell>
          <table:table-cell office:value-type="string" table:style-name="ce25">
            <text:p>Tilburg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552.92" table:style-name="ce21">
            <text:p>€ 10.552,92</text:p>
          </table:table-cell>
          <table:table-cell office:value-type="string" table:style-name="ce25">
            <text:p>T. Wouters</text:p>
          </table:table-cell>
          <table:table-cell office:value-type="string" table:style-name="ce25">
            <text:p>Schijndel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552.92" table:style-name="ce21">
            <text:p>€ 10.552,92</text:p>
          </table:table-cell>
          <table:table-cell office:value-type="string" table:style-name="ce25">
            <text:p>V. Mulder</text:p>
          </table:table-cell>
          <table:table-cell office:value-type="string" table:style-name="ce25">
            <text:p>Hengelo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552.92" table:style-name="ce21">
            <text:p>€ 10.552,92</text:p>
          </table:table-cell>
          <table:table-cell office:value-type="string" table:style-name="ce25">
            <text:p>W. de Man</text:p>
          </table:table-cell>
          <table:table-cell office:value-type="string" table:style-name="ce25">
            <text:p>Vlaardingen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SP</text:p>
          </table:table-cell>
          <table:table-cell table:style-name="ce25"/>
          <table:table-cell office:value-type="currency" office:value="10926.369999999999" table:style-name="ce21">
            <text:p>€ 10.926,37</text:p>
          </table:table-cell>
          <table:table-cell office:value-type="string" table:style-name="ce25">
            <text:p>W. Hoogervorst</text:p>
          </table:table-cell>
          <table:table-cell office:value-type="string" table:style-name="ce25">
            <text:p>Enkhuizen</text:p>
          </table:table-cell>
          <table:table-cell table:style-name="ce19"/>
          <table:table-cell table:style-name="ce36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20665.900000000001" table:style-name="ce21">
            <text:p>€ 20.665,90</text:p>
          </table:table-cell>
          <table:table-cell office:value-type="string" table:style-name="ce25">
            <text:p>Z. Pels</text:p>
          </table:table-cell>
          <table:table-cell office:value-type="string" table:style-name="ce25">
            <text:p>Amsterdam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20483.560000000001" table:style-name="ce21">
            <text:p>€ 20.483,56</text:p>
          </table:table-cell>
          <table:table-cell office:value-type="string" table:style-name="ce25">
            <text:p>E. Lahlah</text:p>
          </table:table-cell>
          <table:table-cell office:value-type="string" table:style-name="ce25">
            <text:p>Tilburg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1019.57" table:style-name="ce21">
            <text:p>€ 11.019,57</text:p>
          </table:table-cell>
          <table:table-cell office:value-type="string" table:style-name="ce25">
            <text:p>B. Potjer</text:p>
          </table:table-cell>
          <table:table-cell office:value-type="string" table:style-name="ce25">
            <text:p>Den Haag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994.57" table:style-name="ce21">
            <text:p>€ 10.994,57</text:p>
          </table:table-cell>
          <table:table-cell office:value-type="string" table:style-name="ce25">
            <text:p>H.P. van Essen</text:p>
          </table:table-cell>
          <table:table-cell office:value-type="string" table:style-name="ce25">
            <text:p>Utrecht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962.17" table:style-name="ce21">
            <text:p>€ 10.962,17</text:p>
          </table:table-cell>
          <table:table-cell office:value-type="string" table:style-name="ce25">
            <text:p>A. Kapteijns</text:p>
          </table:table-cell>
          <table:table-cell office:value-type="string" table:style-name="ce25">
            <text:p>Den Haag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937.17" table:style-name="ce21">
            <text:p>€ 10.937,17</text:p>
          </table:table-cell>
          <table:table-cell office:value-type="string" table:style-name="ce25">
            <text:p>T. Meliani</text:p>
          </table:table-cell>
          <table:table-cell office:value-type="string" table:style-name="ce25">
            <text:p>Amsterdam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869.57" table:style-name="ce21">
            <text:p>€ 10.869,57</text:p>
          </table:table-cell>
          <table:table-cell office:value-type="string" table:style-name="ce25">
            <text:p>R. Kocken</text:p>
          </table:table-cell>
          <table:table-cell office:value-type="string" table:style-name="ce25">
            <text:p>Amsterdam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857.07" table:style-name="ce21">
            <text:p>€ 10.857,07</text:p>
          </table:table-cell>
          <table:table-cell office:value-type="string" table:style-name="ce25">
            <text:p>H.I. Roijackers</text:p>
          </table:table-cell>
          <table:table-cell office:value-type="string" table:style-name="ce25">
            <text:p>‘s Hertogenbosch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101.94" table:style-name="ce21">
            <text:p>€ 10.101,94</text:p>
          </table:table-cell>
          <table:table-cell office:value-type="string" table:style-name="ce25">
            <text:p>M. Wijnja</text:p>
          </table:table-cell>
          <table:table-cell office:value-type="string" table:style-name="ce25">
            <text:p>Groningen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1183.52" table:style-name="ce21">
            <text:p>€ 11.183,52</text:p>
          </table:table-cell>
          <table:table-cell office:value-type="string" table:style-name="ce25">
            <text:p>L.G.J. Voortman</text:p>
          </table:table-cell>
          <table:table-cell office:value-type="string" table:style-name="ce25">
            <text:p>Utrecht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883.52" table:style-name="ce21">
            <text:p>€ 10.883,52</text:p>
          </table:table-cell>
          <table:table-cell office:value-type="string" table:style-name="ce25">
            <text:p>S. Lammers</text:p>
          </table:table-cell>
          <table:table-cell office:value-type="string" table:style-name="ce25">
            <text:p>Eindhoven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883.52" table:style-name="ce21">
            <text:p>€ 10.883,52</text:p>
          </table:table-cell>
          <table:table-cell office:value-type="string" table:style-name="ce25">
            <text:p>A.P.A.M. Janssen</text:p>
          </table:table-cell>
          <table:table-cell office:value-type="string" table:style-name="ce25">
            <text:p>Amersfoort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883.52" table:style-name="ce21">
            <text:p>€ 10.883,52</text:p>
          </table:table-cell>
          <table:table-cell office:value-type="string" table:style-name="ce25">
            <text:p>P. Bakkker</text:p>
          </table:table-cell>
          <table:table-cell office:value-type="string" table:style-name="ce25">
            <text:p>Breda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846.52" table:style-name="ce21">
            <text:p>€ 10.846,52</text:p>
          </table:table-cell>
          <table:table-cell office:value-type="string" table:style-name="ce25">
            <text:p>C.M.H. Daemen</text:p>
          </table:table-cell>
          <table:table-cell office:value-type="string" table:style-name="ce25">
            <text:p>Lent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823.52" table:style-name="ce21">
            <text:p>€ 10.823,52</text:p>
          </table:table-cell>
          <table:table-cell office:value-type="string" table:style-name="ce25">
            <text:p>L. van Hooijdonk</text:p>
          </table:table-cell>
          <table:table-cell office:value-type="string" table:style-name="ce25">
            <text:p>Utrecht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803.52" table:style-name="ce21">
            <text:p>€ 10.803,52</text:p>
          </table:table-cell>
          <table:table-cell office:value-type="string" table:style-name="ce25">
            <text:p>N.P. Vergunst</text:p>
          </table:table-cell>
          <table:table-cell office:value-type="string" table:style-name="ce25">
            <text:p>Nijmegen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2150.59" table:style-name="ce21">
            <text:p>€ 12.150,59</text:p>
          </table:table-cell>
          <table:table-cell office:value-type="string" table:style-name="ce25">
            <text:p>R. Grashoff</text:p>
          </table:table-cell>
          <table:table-cell office:value-type="string" table:style-name="ce25">
            <text:p>Delft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783.52" table:style-name="ce21">
            <text:p>€ 10.783,52</text:p>
          </table:table-cell>
          <table:table-cell office:value-type="string" table:style-name="ce25">
            <text:p>P.E. Broeksma</text:p>
          </table:table-cell>
          <table:table-cell office:value-type="string" table:style-name="ce25">
            <text:p>Groningen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768.52" table:style-name="ce21">
            <text:p>€ 10.768,52</text:p>
          </table:table-cell>
          <table:table-cell office:value-type="string" table:style-name="ce25">
            <text:p>N. Aboyaakoub-Akkouh</text:p>
          </table:table-cell>
          <table:table-cell office:value-type="string" table:style-name="ce25">
            <text:p>Nijkerk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763.52" table:style-name="ce21">
            <text:p>€ 10.763,52</text:p>
          </table:table-cell>
          <table:table-cell office:value-type="string" table:style-name="ce25">
            <text:p>D.S. Huizer</text:p>
          </table:table-cell>
          <table:table-cell office:value-type="string" table:style-name="ce25">
            <text:p>Apeldoorn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728.52" table:style-name="ce21">
            <text:p>€ 10.728,52</text:p>
          </table:table-cell>
          <table:table-cell office:value-type="string" table:style-name="ce25">
            <text:p>C.C. Bouwkamp</text:p>
          </table:table-cell>
          <table:table-cell office:value-type="string" table:style-name="ce25">
            <text:p>Arnhem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707.52" table:style-name="ce21">
            <text:p>€ 10.707,52</text:p>
          </table:table-cell>
          <table:table-cell office:value-type="string" table:style-name="ce25">
            <text:p>R. Thijs</text:p>
          </table:table-cell>
          <table:table-cell office:value-type="string" table:style-name="ce25">
            <text:p>Eindhoven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707.52" table:style-name="ce21">
            <text:p>€ 10.707,52</text:p>
          </table:table-cell>
          <table:table-cell office:value-type="string" table:style-name="ce25">
            <text:p>R.A.H. Berkhout</text:p>
          </table:table-cell>
          <table:table-cell office:value-type="string" table:style-name="ce25">
            <text:p>Haarlem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707.52" table:style-name="ce21">
            <text:p>€ 10.707,52</text:p>
          </table:table-cell>
          <table:table-cell office:value-type="string" table:style-name="ce25">
            <text:p>P. Smeulders</text:p>
          </table:table-cell>
          <table:table-cell office:value-type="string" table:style-name="ce25">
            <text:p>Arnhem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707.52" table:style-name="ce21">
            <text:p>€ 10.707,52</text:p>
          </table:table-cell>
          <table:table-cell office:value-type="string" table:style-name="ce25">
            <text:p>S. Toub</text:p>
          </table:table-cell>
          <table:table-cell office:value-type="string" table:style-name="ce25">
            <text:p>Eindhoven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598.56" table:style-name="ce21">
            <text:p>€ 10.598,56</text:p>
          </table:table-cell>
          <table:table-cell office:value-type="string" table:style-name="ce25">
            <text:p>M.H.A. Strik</text:p>
          </table:table-cell>
          <table:table-cell office:value-type="string" table:style-name="ce25">
            <text:p>Dodewaard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362.16" table:style-name="ce21">
            <text:p>€ 10.362,16</text:p>
          </table:table-cell>
          <table:table-cell office:value-type="string" table:style-name="ce25">
            <text:p>C.E. de Jonge van Ellemeet</text:p>
          </table:table-cell>
          <table:table-cell office:value-type="string" table:style-name="ce25">
            <text:p>Abcoude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342.16" table:style-name="ce21">
            <text:p>€ 10.342,16</text:p>
          </table:table-cell>
          <table:table-cell office:value-type="string" table:style-name="ce25">
            <text:p>S. Maatoug</text:p>
          </table:table-cell>
          <table:table-cell office:value-type="string" table:style-name="ce25">
            <text:p>Leiden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336.16" table:style-name="ce21">
            <text:p>€ 10.336,16</text:p>
          </table:table-cell>
          <table:table-cell office:value-type="string" table:style-name="ce25">
            <text:p>L. Bromet</text:p>
          </table:table-cell>
          <table:table-cell office:value-type="string" table:style-name="ce25">
            <text:p>Monnickendam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312.16" table:style-name="ce21">
            <text:p>€ 10.312,16</text:p>
          </table:table-cell>
          <table:table-cell office:value-type="string" table:style-name="ce25">
            <text:p>S.C. Kröger</text:p>
          </table:table-cell>
          <table:table-cell office:value-type="string" table:style-name="ce25">
            <text:p>Amsterdam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312.16" table:style-name="ce21">
            <text:p>€ 10.312,16</text:p>
          </table:table-cell>
          <table:table-cell office:value-type="string" table:style-name="ce25">
            <text:p>K. Bouchallikht</text:p>
          </table:table-cell>
          <table:table-cell office:value-type="string" table:style-name="ce25">
            <text:p>Amsterdam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177.08" table:style-name="ce21">
            <text:p>€ 10.177,08</text:p>
          </table:table-cell>
          <table:table-cell office:value-type="string" table:style-name="ce25">
            <text:p>N.E. Kramers</text:p>
          </table:table-cell>
          <table:table-cell office:value-type="string" table:style-name="ce25">
            <text:p>Leeuwarden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122.56" table:style-name="ce21">
            <text:p>€ 10.122,56</text:p>
          </table:table-cell>
          <table:table-cell office:value-type="string" table:style-name="ce25">
            <text:p>K. van Sparrentak</text:p>
          </table:table-cell>
          <table:table-cell office:value-type="string" table:style-name="ce25">
            <text:p>Rotterdam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112.08" table:style-name="ce21">
            <text:p>€ 10.112,08</text:p>
          </table:table-cell>
          <table:table-cell office:value-type="string" table:style-name="ce25">
            <text:p>M.P.A.G. Pollux</text:p>
          </table:table-cell>
          <table:table-cell office:value-type="string" table:style-name="ce25">
            <text:p>Venlo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037.08" table:style-name="ce21">
            <text:p>€ 10.037,08</text:p>
          </table:table-cell>
          <table:table-cell office:value-type="string" table:style-name="ce25">
            <text:p>H.M.M. Schuttenbeld</text:p>
          </table:table-cell>
          <table:table-cell office:value-type="string" table:style-name="ce25">
            <text:p>Zwolle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027.08" table:style-name="ce21">
            <text:p>€ 10.027,08</text:p>
          </table:table-cell>
          <table:table-cell office:value-type="string" table:style-name="ce25">
            <text:p>F.W.J. van Vliet</text:p>
          </table:table-cell>
          <table:table-cell office:value-type="string" table:style-name="ce25">
            <text:p>Delft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002.08" table:style-name="ce21">
            <text:p>€ 10.002,08</text:p>
          </table:table-cell>
          <table:table-cell office:value-type="string" table:style-name="ce25">
            <text:p>Y. van Delft</text:p>
          </table:table-cell>
          <table:table-cell office:value-type="string" table:style-name="ce25">
            <text:p>Leiden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1238.09" table:style-name="ce21">
            <text:p>€ 11.238,09</text:p>
          </table:table-cell>
          <table:table-cell office:value-type="string" table:style-name="ce25">
            <text:p>A.M. North</text:p>
          </table:table-cell>
          <table:table-cell office:value-type="string" table:style-name="ce25">
            <text:p>Leiden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1221.09" table:style-name="ce21">
            <text:p>€ 11.221,09</text:p>
          </table:table-cell>
          <table:table-cell office:value-type="string" table:style-name="ce25">
            <text:p>D.S. de Jong</text:p>
          </table:table-cell>
          <table:table-cell office:value-type="string" table:style-name="ce25">
            <text:p>Zwolle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1220.09" table:style-name="ce21">
            <text:p>€ 11.220,09</text:p>
          </table:table-cell>
          <table:table-cell office:value-type="string" table:style-name="ce25">
            <text:p>E. Stellingwerf</text:p>
          </table:table-cell>
          <table:table-cell office:value-type="string" table:style-name="ce25">
            <text:p>Leeuwarden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958.28" table:style-name="ce21">
            <text:p>€ 10.958,28</text:p>
          </table:table-cell>
          <table:table-cell office:value-type="string" table:style-name="ce25">
            <text:p>J.W.M. van der Meer</text:p>
          </table:table-cell>
          <table:table-cell office:value-type="string" table:style-name="ce25">
            <text:p>Nijmegen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687.65" table:style-name="ce21">
            <text:p>€ 10.687,65</text:p>
          </table:table-cell>
          <table:table-cell office:value-type="string" table:style-name="ce25">
            <text:p>W.M. Breunesse</text:p>
          </table:table-cell>
          <table:table-cell office:value-type="string" table:style-name="ce25">
            <text:p>Zaandam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424" table:style-name="ce21">
            <text:p>€ 10.424,00</text:p>
          </table:table-cell>
          <table:table-cell office:value-type="string" table:style-name="ce25">
            <text:p>M. Molema</text:p>
          </table:table-cell>
          <table:table-cell office:value-type="string" table:style-name="ce25">
            <text:p>Meerstad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249.65" table:style-name="ce21">
            <text:p>€ 10.249,65</text:p>
          </table:table-cell>
          <table:table-cell office:value-type="string" table:style-name="ce25">
            <text:p>S. Kruis</text:p>
          </table:table-cell>
          <table:table-cell office:value-type="string" table:style-name="ce25">
            <text:p>Lelystad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104.65" table:style-name="ce21">
            <text:p>€ 10.104,65</text:p>
          </table:table-cell>
          <table:table-cell office:value-type="string" table:style-name="ce25">
            <text:p>M. Klijmij-van der Laan</text:p>
          </table:table-cell>
          <table:table-cell office:value-type="string" table:style-name="ce25">
            <text:p>Gouda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074.65" table:style-name="ce21">
            <text:p>€ 10.074,65</text:p>
          </table:table-cell>
          <table:table-cell office:value-type="string" table:style-name="ce25">
            <text:p>L.H.H. Hoogstraten</text:p>
          </table:table-cell>
          <table:table-cell office:value-type="string" table:style-name="ce25">
            <text:p>Zeist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048.65" table:style-name="ce21">
            <text:p>€ 10.048,65</text:p>
          </table:table-cell>
          <table:table-cell office:value-type="string" table:style-name="ce25">
            <text:p>H.A. Warris</text:p>
          </table:table-cell>
          <table:table-cell office:value-type="string" table:style-name="ce25">
            <text:p>Oss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048.65" table:style-name="ce21">
            <text:p>€ 10.048,65</text:p>
          </table:table-cell>
          <table:table-cell office:value-type="string" table:style-name="ce25">
            <text:p>A.A.M. Boomgaars</text:p>
          </table:table-cell>
          <table:table-cell office:value-type="string" table:style-name="ce25">
            <text:p>Hoorn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048.65" table:style-name="ce21">
            <text:p>€ 10.048,65</text:p>
          </table:table-cell>
          <table:table-cell office:value-type="string" table:style-name="ce25">
            <text:p>B. Heller</text:p>
          </table:table-cell>
          <table:table-cell office:value-type="string" table:style-name="ce25">
            <text:p>Hilversum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048.65" table:style-name="ce21">
            <text:p>€ 10.048,65</text:p>
          </table:table-cell>
          <table:table-cell office:value-type="string" table:style-name="ce25">
            <text:p>M.J.A. Maas</text:p>
          </table:table-cell>
          <table:table-cell office:value-type="string" table:style-name="ce25">
            <text:p>Rijkevoort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048.65" table:style-name="ce21">
            <text:p>€ 10.048,65</text:p>
          </table:table-cell>
          <table:table-cell office:value-type="string" table:style-name="ce25">
            <text:p>C.F.G.R. Koenraad</text:p>
          </table:table-cell>
          <table:table-cell office:value-type="string" table:style-name="ce25">
            <text:p>Roosendaal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048.65" table:style-name="ce21">
            <text:p>€ 10.048,65</text:p>
          </table:table-cell>
          <table:table-cell office:value-type="string" table:style-name="ce25">
            <text:p>C.J.M. Dortmans</text:p>
          </table:table-cell>
          <table:table-cell office:value-type="string" table:style-name="ce25">
            <text:p>Helmond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1651.12" table:style-name="ce21">
            <text:p>€ 11.651,12</text:p>
          </table:table-cell>
          <table:table-cell office:value-type="string" table:style-name="ce25">
            <text:p>T.M.T. van der Lee</text:p>
          </table:table-cell>
          <table:table-cell office:value-type="string" table:style-name="ce25">
            <text:p>Amsterdam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2949.97" table:style-name="ce21">
            <text:p>€ 12.949,97</text:p>
          </table:table-cell>
          <table:table-cell office:value-type="string" table:style-name="ce25">
            <text:p>J.F. Klaver</text:p>
          </table:table-cell>
          <table:table-cell office:value-type="string" table:style-name="ce25">
            <text:p>Den Haag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20000" table:style-name="ce21">
            <text:p>€ 20.000,00</text:p>
          </table:table-cell>
          <table:table-cell office:value-type="string" table:style-name="ce25">
            <text:p>Stichting The Dreamery Foundation</text:p>
          </table:table-cell>
          <table:table-cell office:value-type="string" table:style-name="ce25">
            <text:p>Hof van Zevenbergen 1A, <text:s/>5211 HB 's Hertogenbosch</text:p>
          </table:table-cell>
          <table:table-cell office:value-type="currency" office:value="20000" table:style-name="ce19">
            <text:p>€ 20.000,00</text:p>
          </table:table-cell>
          <table:table-cell office:value-type="date" office:date-value="2023-10-19T00:00:00" table:style-name="ce26">
            <text:p>19 okto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679.2" table:style-name="ce21">
            <text:p>€ 10.679,20</text:p>
          </table:table-cell>
          <table:table-cell office:value-type="string" table:style-name="ce25">
            <text:p>P.L.P.S. Hofman‐Fransen</text:p>
          </table:table-cell>
          <table:table-cell office:value-type="string" table:style-name="ce25">
            <text:p>Drempt</text:p>
          </table:table-cell>
          <table:table-cell table:style-name="ce19"/>
          <table:table-cell table:style-name="ce26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589.9" table:style-name="ce21">
            <text:p>€ 10.589,90</text:p>
          </table:table-cell>
          <table:table-cell office:value-type="string" table:style-name="ce25">
            <text:p>M.A.J. Smitsmans</text:p>
          </table:table-cell>
          <table:table-cell office:value-type="string" table:style-name="ce25">
            <text:p>Roermond</text:p>
          </table:table-cell>
          <table:table-cell table:style-name="ce19"/>
          <table:table-cell table:style-name="ce26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235.799999999999" table:style-name="ce21">
            <text:p>€ 10.235,80</text:p>
          </table:table-cell>
          <table:table-cell office:value-type="string" table:style-name="ce25">
            <text:p>F. Ulichki</text:p>
          </table:table-cell>
          <table:table-cell office:value-type="string" table:style-name="ce25">
            <text:p>Amsterdam</text:p>
          </table:table-cell>
          <table:table-cell table:style-name="ce19"/>
          <table:table-cell table:style-name="ce26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211.6" table:style-name="ce21">
            <text:p>€ 10.211,60</text:p>
          </table:table-cell>
          <table:table-cell office:value-type="string" table:style-name="ce25">
            <text:p>F.J.R. <text:s/>Faber</text:p>
          </table:table-cell>
          <table:table-cell office:value-type="string" table:style-name="ce25">
            <text:p>Assen</text:p>
          </table:table-cell>
          <table:table-cell table:style-name="ce19"/>
          <table:table-cell table:style-name="ce26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066.6" table:style-name="ce21">
            <text:p>€ 10.066,60</text:p>
          </table:table-cell>
          <table:table-cell office:value-type="string" table:style-name="ce25">
            <text:p>M. Wit<text:s/></text:p>
          </table:table-cell>
          <table:table-cell office:value-type="string" table:style-name="ce25">
            <text:p>Rijswijk</text:p>
          </table:table-cell>
          <table:table-cell table:style-name="ce19"/>
          <table:table-cell table:style-name="ce26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051.6" table:style-name="ce21">
            <text:p>€ 10.051,60</text:p>
          </table:table-cell>
          <table:table-cell office:value-type="string" table:style-name="ce25">
            <text:p>A.J. Nolles</text:p>
          </table:table-cell>
          <table:table-cell office:value-type="string" table:style-name="ce25">
            <text:p>Schouwerzijl</text:p>
          </table:table-cell>
          <table:table-cell table:style-name="ce19"/>
          <table:table-cell table:style-name="ce26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026" table:style-name="ce21">
            <text:p>€ 10.026,00</text:p>
          </table:table-cell>
          <table:table-cell office:value-type="string" table:style-name="ce25">
            <text:p>M. Schouten</text:p>
          </table:table-cell>
          <table:table-cell office:value-type="string" table:style-name="ce25">
            <text:p>Nieuwegein</text:p>
          </table:table-cell>
          <table:table-cell table:style-name="ce19"/>
          <table:table-cell table:style-name="ce26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016.6" table:style-name="ce21">
            <text:p>€ 10.016,60</text:p>
          </table:table-cell>
          <table:table-cell office:value-type="string" table:style-name="ce25">
            <text:p>A.M. 't Hart</text:p>
          </table:table-cell>
          <table:table-cell office:value-type="string" table:style-name="ce25">
            <text:p>De Bilt</text:p>
          </table:table-cell>
          <table:table-cell table:style-name="ce19"/>
          <table:table-cell table:style-name="ce26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016.6" table:style-name="ce21">
            <text:p>€ 10.016,60</text:p>
          </table:table-cell>
          <table:table-cell office:value-type="string" table:style-name="ce25">
            <text:p>W.J.W.A. van der Zanden</text:p>
          </table:table-cell>
          <table:table-cell office:value-type="string" table:style-name="ce25">
            <text:p>Oosterhout</text:p>
          </table:table-cell>
          <table:table-cell table:style-name="ce19"/>
          <table:table-cell table:style-name="ce26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000.6" table:style-name="ce21">
            <text:p>€ 10.000,60</text:p>
          </table:table-cell>
          <table:table-cell office:value-type="string" table:style-name="ce25">
            <text:p>A.T.L. <text:s/>van den Dam</text:p>
          </table:table-cell>
          <table:table-cell office:value-type="string" table:style-name="ce25">
            <text:p>Zetten</text:p>
          </table:table-cell>
          <table:table-cell table:style-name="ce19"/>
          <table:table-cell table:style-name="ce26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6670.060000000001" table:style-name="ce21">
            <text:p>€ 16.670,06</text:p>
          </table:table-cell>
          <table:table-cell office:value-type="string" table:style-name="ce25">
            <text:p>B. Eickhout</text:p>
          </table:table-cell>
          <table:table-cell office:value-type="string" table:style-name="ce25">
            <text:p>Utrecht</text:p>
          </table:table-cell>
          <table:table-cell table:style-name="ce19"/>
          <table:table-cell table:style-name="ce26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1767.11" table:style-name="ce21">
            <text:p>€ 11.767,11</text:p>
          </table:table-cell>
          <table:table-cell office:value-type="string" table:style-name="ce25">
            <text:p>M. de Nobel</text:p>
          </table:table-cell>
          <table:table-cell office:value-type="string" table:style-name="ce25">
            <text:p>Breda</text:p>
          </table:table-cell>
          <table:table-cell table:style-name="ce19"/>
          <table:table-cell table:style-name="ce26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4364.81" table:style-name="ce21">
            <text:p>€ 14.364,81</text:p>
          </table:table-cell>
          <table:table-cell office:value-type="string" table:style-name="ce25">
            <text:p>U. Kâhya</text:p>
          </table:table-cell>
          <table:table-cell office:value-type="string" table:style-name="ce25">
            <text:p>'s-Hertogenbosch</text:p>
          </table:table-cell>
          <table:table-cell table:style-name="ce19"/>
          <table:table-cell table:style-name="ce26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1339.96" table:style-name="ce21">
            <text:p>€ 11.339,96</text:p>
          </table:table-cell>
          <table:table-cell office:value-type="string" table:style-name="ce25">
            <text:p>G. van Gaal</text:p>
          </table:table-cell>
          <table:table-cell office:value-type="string" table:style-name="ce25">
            <text:p>Leiden</text:p>
          </table:table-cell>
          <table:table-cell table:style-name="ce19"/>
          <table:table-cell table:style-name="ce26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843.89" table:style-name="ce21">
            <text:p>€ 10.843,89</text:p>
          </table:table-cell>
          <table:table-cell office:value-type="string" table:style-name="ce25">
            <text:p>G.J.W. Gabriëls</text:p>
          </table:table-cell>
          <table:table-cell office:value-type="string" table:style-name="ce25">
            <text:p>Weert</text:p>
          </table:table-cell>
          <table:table-cell table:style-name="ce19"/>
          <table:table-cell table:style-name="ce26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824.48" table:style-name="ce21">
            <text:p>€ 10.824,48</text:p>
          </table:table-cell>
          <table:table-cell office:value-type="string" table:style-name="ce25">
            <text:p>M.M.E. Peters</text:p>
          </table:table-cell>
          <table:table-cell office:value-type="string" table:style-name="ce25">
            <text:p>Culemborg</text:p>
          </table:table-cell>
          <table:table-cell table:style-name="ce19"/>
          <table:table-cell table:style-name="ce26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764.48" table:style-name="ce21">
            <text:p>€ 10.764,48</text:p>
          </table:table-cell>
          <table:table-cell office:value-type="string" table:style-name="ce25">
            <text:p>M.A. Sikkes - van den Berg,</text:p>
          </table:table-cell>
          <table:table-cell office:value-type="string" table:style-name="ce25">
            <text:p>Diemen</text:p>
          </table:table-cell>
          <table:table-cell table:style-name="ce19"/>
          <table:table-cell table:style-name="ce26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744.48" table:style-name="ce21">
            <text:p>€ 10.744,48</text:p>
          </table:table-cell>
          <table:table-cell office:value-type="string" table:style-name="ce25">
            <text:p>J. Maouche</text:p>
          </table:table-cell>
          <table:table-cell office:value-type="string" table:style-name="ce25">
            <text:p>Oosterbeek</text:p>
          </table:table-cell>
          <table:table-cell table:style-name="ce19"/>
          <table:table-cell table:style-name="ce26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744.48" table:style-name="ce21">
            <text:p>€ 10.744,48</text:p>
          </table:table-cell>
          <table:table-cell office:value-type="string" table:style-name="ce25">
            <text:p>S. de Vries</text:p>
          </table:table-cell>
          <table:table-cell office:value-type="string" table:style-name="ce25">
            <text:p>Baarn</text:p>
          </table:table-cell>
          <table:table-cell table:style-name="ce19"/>
          <table:table-cell table:style-name="ce26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729.48" table:style-name="ce21">
            <text:p>€ 10.729,48</text:p>
          </table:table-cell>
          <table:table-cell office:value-type="string" table:style-name="ce25">
            <text:p>F.M.H.P. Houben</text:p>
          </table:table-cell>
          <table:table-cell office:value-type="string" table:style-name="ce25">
            <text:p>Beuningen Gld</text:p>
          </table:table-cell>
          <table:table-cell table:style-name="ce19"/>
          <table:table-cell table:style-name="ce26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704.48" table:style-name="ce21">
            <text:p>€ 10.704,48</text:p>
          </table:table-cell>
          <table:table-cell office:value-type="string" table:style-name="ce25">
            <text:p>G. van Vulpen</text:p>
          </table:table-cell>
          <table:table-cell office:value-type="string" table:style-name="ce25">
            <text:p>Wageningen</text:p>
          </table:table-cell>
          <table:table-cell table:style-name="ce19"/>
          <table:table-cell table:style-name="ce26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704.48" table:style-name="ce21">
            <text:p>€ 10.704,48</text:p>
          </table:table-cell>
          <table:table-cell office:value-type="string" table:style-name="ce25">
            <text:p>A. Zalinyan</text:p>
          </table:table-cell>
          <table:table-cell office:value-type="string" table:style-name="ce25">
            <text:p>Hoofddorp</text:p>
          </table:table-cell>
          <table:table-cell table:style-name="ce19"/>
          <table:table-cell table:style-name="ce26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694.48" table:style-name="ce21">
            <text:p>€ 10.694,48</text:p>
          </table:table-cell>
          <table:table-cell office:value-type="string" table:style-name="ce25">
            <text:p>B. van Zandbergen-Vrolijk</text:p>
          </table:table-cell>
          <table:table-cell office:value-type="string" table:style-name="ce25">
            <text:p>Mûnein</text:p>
          </table:table-cell>
          <table:table-cell table:style-name="ce19"/>
          <table:table-cell table:style-name="ce26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694.48" table:style-name="ce21">
            <text:p>€ 10.694,48</text:p>
          </table:table-cell>
          <table:table-cell office:value-type="string" table:style-name="ce25">
            <text:p>J. Veldhuizen</text:p>
          </table:table-cell>
          <table:table-cell office:value-type="string" table:style-name="ce25">
            <text:p>Goes</text:p>
          </table:table-cell>
          <table:table-cell table:style-name="ce19"/>
          <table:table-cell table:style-name="ce26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694.48" table:style-name="ce21">
            <text:p>€ 10.694,48</text:p>
          </table:table-cell>
          <table:table-cell office:value-type="string" table:style-name="ce25">
            <text:p>V.P. Brouwer</text:p>
          </table:table-cell>
          <table:table-cell office:value-type="string" table:style-name="ce25">
            <text:p>Castricum</text:p>
          </table:table-cell>
          <table:table-cell table:style-name="ce19"/>
          <table:table-cell table:style-name="ce26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684.48" table:style-name="ce21">
            <text:p>€ 10.684,48</text:p>
          </table:table-cell>
          <table:table-cell office:value-type="string" table:style-name="ce25">
            <text:p>E. Bijleveld</text:p>
          </table:table-cell>
          <table:table-cell office:value-type="string" table:style-name="ce25">
            <text:p>Wageningen</text:p>
          </table:table-cell>
          <table:table-cell table:style-name="ce19"/>
          <table:table-cell table:style-name="ce26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513.02" table:style-name="ce21">
            <text:p>€ 10.513,02</text:p>
          </table:table-cell>
          <table:table-cell office:value-type="string" table:style-name="ce25">
            <text:p>T.F. de Jonge</text:p>
          </table:table-cell>
          <table:table-cell office:value-type="string" table:style-name="ce25">
            <text:p>Dordrecht</text:p>
          </table:table-cell>
          <table:table-cell table:style-name="ce19"/>
          <table:table-cell table:style-name="ce26"/>
          <table:table-cell table:number-columns-repeated="16377" table:style-name="ce27"/>
        </table:table-row>
        <table:table-row table:style-name="ro2">
          <table:table-cell office:value-type="string" table:style-name="ce24">
            <text:p>GL</text:p>
          </table:table-cell>
          <table:table-cell table:style-name="ce25"/>
          <table:table-cell office:value-type="currency" office:value="10432.32" table:style-name="ce21">
            <text:p>€ 10.432,32</text:p>
          </table:table-cell>
          <table:table-cell office:value-type="string" table:style-name="ce25">
            <text:p>B.M. Kagei</text:p>
          </table:table-cell>
          <table:table-cell office:value-type="string" table:style-name="ce25">
            <text:p>Zevenaar</text:p>
          </table:table-cell>
          <table:table-cell table:style-name="ce19"/>
          <table:table-cell table:style-name="ce26"/>
          <table:table-cell table:number-columns-repeated="16377" table:style-name="ce27"/>
        </table:table-row>
        <table:table-row table:style-name="ro2">
          <table:table-cell office:value-type="string" table:style-name="ce24">
            <text:p>PvdD</text:p>
          </table:table-cell>
          <table:table-cell table:style-name="ce25"/>
          <table:table-cell office:value-type="currency" office:value="10721.48" table:style-name="ce21">
            <text:p>€ 10.721,48</text:p>
          </table:table-cell>
          <table:table-cell office:value-type="string" table:style-name="ce25">
            <text:p>K. de Wrede</text:p>
          </table:table-cell>
          <table:table-cell office:value-type="string" table:style-name="ce25">
            <text:p>Groningen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PvdD</text:p>
          </table:table-cell>
          <table:table-cell table:style-name="ce25"/>
          <table:table-cell office:value-type="currency" office:value="20025.169999999998" table:style-name="ce21">
            <text:p>€ 20.025,17</text:p>
          </table:table-cell>
          <table:table-cell office:value-type="string" table:style-name="ce25">
            <text:p>A A H Hazekamp</text:p>
          </table:table-cell>
          <table:table-cell office:value-type="string" table:style-name="ce25">
            <text:p>Etterbeek (België)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PvdD</text:p>
          </table:table-cell>
          <table:table-cell table:style-name="ce25"/>
          <table:table-cell office:value-type="currency" office:value="11024" table:style-name="ce21">
            <text:p>€ 11.024,00</text:p>
          </table:table-cell>
          <table:table-cell office:value-type="string" table:style-name="ce25">
            <text:p>F.P. Wassenberg</text:p>
          </table:table-cell>
          <table:table-cell office:value-type="string" table:style-name="ce25">
            <text:p>Geleen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PvdD</text:p>
          </table:table-cell>
          <table:table-cell table:style-name="ce25"/>
          <table:table-cell office:value-type="currency" office:value="11023.839999999998" table:style-name="ce21">
            <text:p>€ 11.023,84</text:p>
          </table:table-cell>
          <table:table-cell office:value-type="string" table:style-name="ce25">
            <text:p>E.M. van Esch</text:p>
          </table:table-cell>
          <table:table-cell office:value-type="string" table:style-name="ce25">
            <text:p>Utrecht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PvdD</text:p>
          </table:table-cell>
          <table:table-cell table:style-name="ce25"/>
          <table:table-cell office:value-type="currency" office:value="11023.059999999998" table:style-name="ce21">
            <text:p>€ 11.023,06</text:p>
          </table:table-cell>
          <table:table-cell office:value-type="string" table:style-name="ce25">
            <text:p>L. van Raan</text:p>
          </table:table-cell>
          <table:table-cell office:value-type="string" table:style-name="ce25">
            <text:p>Amsterdam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PvdD</text:p>
          </table:table-cell>
          <table:table-cell table:style-name="ce25"/>
          <table:table-cell office:value-type="currency" office:value="10024.41" table:style-name="ce21">
            <text:p>€ 10.024,41</text:p>
          </table:table-cell>
          <table:table-cell office:value-type="string" table:style-name="ce25">
            <text:p>J.F.W. van Lammeren</text:p>
          </table:table-cell>
          <table:table-cell office:value-type="string" table:style-name="ce25">
            <text:p>Amsterdam</text:p>
          </table:table-cell>
          <table:table-cell table:style-name="ce34"/>
          <table:table-cell table:style-name="ce25"/>
          <table:table-cell table:number-columns-repeated="16377" table:style-name="ce27"/>
        </table:table-row>
        <table:table-row table:style-name="ro2">
          <table:table-cell office:value-type="string" table:style-name="ce24">
            <text:p>PvdD</text:p>
          </table:table-cell>
          <table:table-cell table:style-name="ce25"/>
          <table:table-cell office:value-type="currency" office:value="16540" table:style-name="ce21">
            <text:p>€ 16.540,00</text:p>
          </table:table-cell>
          <table:table-cell office:value-type="string" table:style-name="ce25">
            <text:p>E. Ouwehand</text:p>
          </table:table-cell>
          <table:table-cell office:value-type="string" table:style-name="ce25">
            <text:p>Den Haag</text:p>
          </table:table-cell>
          <table:table-cell office:value-type="currency" office:value="16540" table:style-name="ce19">
            <text:p>€ 16.540,00</text:p>
          </table:table-cell>
          <table:table-cell office:value-type="date" office:date-value="2023-12-28T00:00:00" table:style-name="ce26">
            <text:p>28 decem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PvdD</text:p>
          </table:table-cell>
          <table:table-cell table:style-name="ce25"/>
          <table:table-cell office:value-type="currency" office:value="17175.84" table:style-name="ce21">
            <text:p>€ 17.175,84</text:p>
          </table:table-cell>
          <table:table-cell office:value-type="string" table:style-name="ce25">
            <text:p>C. Teunissen</text:p>
          </table:table-cell>
          <table:table-cell office:value-type="string" table:style-name="ce25">
            <text:p>Den Haag</text:p>
          </table:table-cell>
          <table:table-cell office:value-type="currency" office:value="17175.84" table:style-name="ce19">
            <text:p>€ 17.175,84</text:p>
          </table:table-cell>
          <table:table-cell office:value-type="date" office:date-value="2023-12-31T00:00:00" table:style-name="ce26">
            <text:p>31 decem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PvdD</text:p>
          </table:table-cell>
          <table:table-cell table:style-name="ce25"/>
          <table:table-cell office:value-type="currency" office:value="13478.43" table:style-name="ce21">
            <text:p>€ 13.478,43</text:p>
          </table:table-cell>
          <table:table-cell office:value-type="string" table:style-name="ce25">
            <text:p>J. Luijendijk</text:p>
          </table:table-cell>
          <table:table-cell office:value-type="string" table:style-name="ce25">
            <text:p>Almere</text:p>
          </table:table-cell>
          <table:table-cell office:value-type="currency" office:value="13478.43" table:style-name="ce19">
            <text:p>€ 13.478,43</text:p>
          </table:table-cell>
          <table:table-cell office:value-type="date" office:date-value="2023-12-29T00:00:00" table:style-name="ce26">
            <text:p>29 decem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PvdD</text:p>
          </table:table-cell>
          <table:table-cell table:style-name="ce25"/>
          <table:table-cell office:value-type="currency" office:value="10788" table:style-name="ce21">
            <text:p>€ 10.788,00</text:p>
          </table:table-cell>
          <table:table-cell office:value-type="string" table:style-name="ce25">
            <text:p>M.C. van der Wel</text:p>
          </table:table-cell>
          <table:table-cell office:value-type="string" table:style-name="ce25">
            <text:p>Arnhem</text:p>
          </table:table-cell>
          <table:table-cell table:style-name="ce19"/>
          <table:table-cell table:style-name="ce26"/>
          <table:table-cell table:number-columns-repeated="16377" table:style-name="ce27"/>
        </table:table-row>
        <table:table-row table:style-name="ro2">
          <table:table-cell office:value-type="string" table:style-name="ce24">
            <text:p>CU</text:p>
          </table:table-cell>
          <table:table-cell table:style-name="ce25"/>
          <table:table-cell office:value-type="currency" office:value="39786" table:formula="of:=[.F275]+[.F276]+120" table:style-name="ce21">
            <text:p>€ 39.786,00</text:p>
          </table:table-cell>
          <table:table-cell office:value-type="string" table:style-name="ce25">
            <text:p>H.T. Dake</text:p>
          </table:table-cell>
          <table:table-cell office:value-type="string" table:style-name="ce25">
            <text:p>Lochem</text:p>
          </table:table-cell>
          <table:table-cell office:value-type="currency" office:value="10000" table:style-name="ce19">
            <text:p>€ 10.000,00</text:p>
          </table:table-cell>
          <table:table-cell office:value-type="date" office:date-value="2023-05-01T00:00:00" table:style-name="ce26">
            <text:p>1 mei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CU</text:p>
          </table:table-cell>
          <table:table-cell table:style-name="ce25"/>
          <table:table-cell table:style-name="ce21"/>
          <table:table-cell office:value-type="string" table:style-name="ce25">
            <text:p>H.T. Dake</text:p>
          </table:table-cell>
          <table:table-cell office:value-type="string" table:style-name="ce25">
            <text:p>Lochem</text:p>
          </table:table-cell>
          <table:table-cell office:value-type="currency" office:value="29666" table:style-name="ce19">
            <text:p>€ 29.666,00</text:p>
          </table:table-cell>
          <table:table-cell office:value-type="date" office:date-value="2023-09-16T00:00:00" table:style-name="ce26">
            <text:p>16 septem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CU</text:p>
          </table:table-cell>
          <table:table-cell table:style-name="ce25"/>
          <table:table-cell office:value-type="currency" office:value="10119" table:style-name="ce21">
            <text:p>€ 10.119,00</text:p>
          </table:table-cell>
          <table:table-cell office:value-type="string" table:style-name="ce25">
            <text:p>J. Vreugdenhil</text:p>
          </table:table-cell>
          <table:table-cell office:value-type="string" table:style-name="ce25">
            <text:p>Nijkerk</text:p>
          </table:table-cell>
          <table:table-cell table:style-name="ce19"/>
          <table:table-cell table:style-name="ce26"/>
          <table:table-cell table:number-columns-repeated="16377" table:style-name="ce27"/>
        </table:table-row>
        <table:table-row table:style-name="ro2">
          <table:table-cell office:value-type="string" table:style-name="ce24">
            <text:p>CU</text:p>
          </table:table-cell>
          <table:table-cell table:style-name="ce25"/>
          <table:table-cell office:value-type="currency" office:value="10000" table:style-name="ce21">
            <text:p>€ 10.000,00</text:p>
          </table:table-cell>
          <table:table-cell office:value-type="string" table:style-name="ce25">
            <text:p>B en S Group BV</text:p>
          </table:table-cell>
          <table:table-cell office:value-type="string" table:style-name="ce25">
            <text:p>Veldstraat 8, 4261 TA Wijk en Aalburg</text:p>
          </table:table-cell>
          <table:table-cell table:style-name="ce19"/>
          <table:table-cell table:style-name="ce26"/>
          <table:table-cell table:number-columns-repeated="16377" table:style-name="ce27"/>
        </table:table-row>
        <table:table-row table:style-name="ro2">
          <table:table-cell office:value-type="string" table:style-name="ce24">
            <text:p>FvD</text:p>
          </table:table-cell>
          <table:table-cell table:style-name="ce25"/>
          <table:table-cell office:value-type="currency" office:value="10000" table:formula="of:=[.F279]" table:style-name="ce21">
            <text:p>€ 10.000,00</text:p>
          </table:table-cell>
          <table:table-cell office:value-type="string" table:style-name="ce25">
            <text:p>Beyuna B.V.</text:p>
          </table:table-cell>
          <table:table-cell office:value-type="string" table:style-name="ce25">
            <text:p>Paasheuvelweg 26, 1105 BJ Amsterdam</text:p>
          </table:table-cell>
          <table:table-cell office:value-type="currency" office:value="10000" table:style-name="ce19">
            <text:p>€ 10.000,00</text:p>
          </table:table-cell>
          <table:table-cell office:value-type="date" office:date-value="2023-02-16T00:00:00" table:style-name="ce26">
            <text:p>16 februari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FvD</text:p>
          </table:table-cell>
          <table:table-cell table:style-name="ce25"/>
          <table:table-cell office:value-type="currency" office:value="50000" table:formula="of:=[.F280]" table:style-name="ce21">
            <text:p>€ 50.000,00</text:p>
          </table:table-cell>
          <table:table-cell office:value-type="string" table:style-name="ce25">
            <text:p>Mega Management B.V.</text:p>
          </table:table-cell>
          <table:table-cell office:value-type="string" table:style-name="ce25">
            <text:p>Boeing Avenue 250, 1119 PZ Schiphol-Rijk</text:p>
          </table:table-cell>
          <table:table-cell office:value-type="currency" office:value="50000" table:style-name="ce19">
            <text:p>€ 50.000,00</text:p>
          </table:table-cell>
          <table:table-cell office:value-type="date" office:date-value="2023-03-02T00:00:00" table:style-name="ce26">
            <text:p>2 maart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FvD</text:p>
          </table:table-cell>
          <table:table-cell table:style-name="ce25"/>
          <table:table-cell office:value-type="currency" office:value="12500.01" table:style-name="ce21">
            <text:p>€ 12.500,01</text:p>
          </table:table-cell>
          <table:table-cell office:value-type="string" table:style-name="ce25">
            <text:p>Op de Mast B.V.</text:p>
          </table:table-cell>
          <table:table-cell office:value-type="string" table:style-name="ce25">
            <text:p>Zijldijk 24B, 2352 AB Leiderdorp</text:p>
          </table:table-cell>
          <table:table-cell office:value-type="currency" office:value="12500" table:style-name="ce19">
            <text:p>€ 12.500,00</text:p>
          </table:table-cell>
          <table:table-cell office:value-type="date" office:date-value="2023-03-07T00:00:00" table:style-name="ce26">
            <text:p>7 maart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FvD</text:p>
          </table:table-cell>
          <table:table-cell table:style-name="ce25"/>
          <table:table-cell office:value-type="currency" office:value="10000" table:formula="of:=[.F282]" table:style-name="ce21">
            <text:p>€ 10.000,00</text:p>
          </table:table-cell>
          <table:table-cell office:value-type="string" table:style-name="ce25">
            <text:p>CodeGuild B.V.</text:p>
          </table:table-cell>
          <table:table-cell office:value-type="string" table:style-name="ce25">
            <text:p>Johan Huizingalaan 763a, 1066 VH Amsterdam</text:p>
          </table:table-cell>
          <table:table-cell office:value-type="currency" office:value="10000" table:style-name="ce19">
            <text:p>€ 10.000,00</text:p>
          </table:table-cell>
          <table:table-cell office:value-type="date" office:date-value="2023-03-24T00:00:00" table:style-name="ce26">
            <text:p>24 maart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FvD</text:p>
          </table:table-cell>
          <table:table-cell table:style-name="ce25"/>
          <table:table-cell office:value-type="currency" office:value="15000" table:formula="of:=[.F283]" table:style-name="ce21">
            <text:p>€ 15.000,00</text:p>
          </table:table-cell>
          <table:table-cell office:value-type="string" table:style-name="ce25">
            <text:p>Ozephius Group B.V.</text:p>
          </table:table-cell>
          <table:table-cell office:value-type="string" table:style-name="ce25">
            <text:p>Simon Stevinstraat 1, 3261 MG Oud-Beijerland</text:p>
          </table:table-cell>
          <table:table-cell office:value-type="currency" office:value="15000" table:style-name="ce19">
            <text:p>€ 15.000,00</text:p>
          </table:table-cell>
          <table:table-cell office:value-type="date" office:date-value="2023-06-07T00:00:00" table:style-name="ce26">
            <text:p>7 juni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FvD</text:p>
          </table:table-cell>
          <table:table-cell table:style-name="ce25"/>
          <table:table-cell office:value-type="currency" office:value="10000" table:formula="of:=[.F284]" table:style-name="ce21">
            <text:p>€ 10.000,00</text:p>
          </table:table-cell>
          <table:table-cell office:value-type="string" table:style-name="ce25">
            <text:p>De Nederlandse Investeringsmaatschappij B.V.</text:p>
          </table:table-cell>
          <table:table-cell office:value-type="string" table:style-name="ce25">
            <text:p>Molenstraat 33, 7921 KL Zuidwolde</text:p>
          </table:table-cell>
          <table:table-cell office:value-type="currency" office:value="10000" table:style-name="ce19">
            <text:p>€ 10.000,00</text:p>
          </table:table-cell>
          <table:table-cell office:value-type="date" office:date-value="2023-07-26T00:00:00" table:style-name="ce26">
            <text:p>26 juli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FvD</text:p>
          </table:table-cell>
          <table:table-cell table:style-name="ce25"/>
          <table:table-cell office:value-type="currency" office:value="15000" table:formula="of:=[.F285]" table:style-name="ce21">
            <text:p>€ 15.000,00</text:p>
          </table:table-cell>
          <table:table-cell office:value-type="string" table:style-name="ce25">
            <text:p>Piegretia B.V.</text:p>
          </table:table-cell>
          <table:table-cell office:value-type="string" table:style-name="ce25">
            <text:p>Oostvoornelaan 26, 2554 BH Den Haag</text:p>
          </table:table-cell>
          <table:table-cell office:value-type="currency" office:value="15000" table:style-name="ce19">
            <text:p>€ 15.000,00</text:p>
          </table:table-cell>
          <table:table-cell office:value-type="date" office:date-value="2023-08-04T00:00:00" table:style-name="ce26">
            <text:p>4 augustus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FvD</text:p>
          </table:table-cell>
          <table:table-cell table:style-name="ce25"/>
          <table:table-cell office:value-type="currency" office:value="10000" table:style-name="ce21">
            <text:p>€ 10.000,00</text:p>
          </table:table-cell>
          <table:table-cell office:value-type="string" table:style-name="ce25">
            <text:p>SalesFlo, h.o.d.n. Goodbye BigTech</text:p>
          </table:table-cell>
          <table:table-cell office:value-type="string" table:style-name="ce25">
            <text:p>Marialaan 2, 6576 BJ Ooij</text:p>
          </table:table-cell>
          <table:table-cell office:value-type="currency" office:value="10000" table:style-name="ce19">
            <text:p>€ 10.000,00</text:p>
          </table:table-cell>
          <table:table-cell office:value-type="date" office:date-value="2023-10-06T00:00:00" table:style-name="ce26">
            <text:p>6 okto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FvD</text:p>
          </table:table-cell>
          <table:table-cell table:style-name="ce25"/>
          <table:table-cell office:value-type="currency" office:value="10000" table:style-name="ce21">
            <text:p>€ 10.000,00</text:p>
          </table:table-cell>
          <table:table-cell office:value-type="string" table:style-name="ce25">
            <text:p>Verwarmings Techniek Ede B.V.</text:p>
          </table:table-cell>
          <table:table-cell office:value-type="string" table:style-name="ce25">
            <text:p>Hoefweg 12, 6717 LS Ede</text:p>
          </table:table-cell>
          <table:table-cell office:value-type="currency" office:value="10000" table:style-name="ce19">
            <text:p>€ 10.000,00</text:p>
          </table:table-cell>
          <table:table-cell office:value-type="date" office:date-value="2023-10-24T00:00:00" table:style-name="ce26">
            <text:p>24 okto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FvD</text:p>
          </table:table-cell>
          <table:table-cell table:style-name="ce25"/>
          <table:table-cell office:value-type="currency" office:value="48400" table:style-name="ce21">
            <text:p>€ 48.400,00</text:p>
          </table:table-cell>
          <table:table-cell office:value-type="string" table:style-name="ce25">
            <text:p>Chipshol 2000 BV</text:p>
          </table:table-cell>
          <table:table-cell office:value-type="string" table:style-name="ce25">
            <text:p>Boeingavenue 250, 1119PZ Schiphol-Rijk</text:p>
          </table:table-cell>
          <table:table-cell office:value-type="currency" office:value="48400" table:style-name="ce19">
            <text:p>€ 48.400,00</text:p>
          </table:table-cell>
          <table:table-cell office:value-type="date" office:date-value="2023-10-26T00:00:00" table:style-name="ce26">
            <text:p>26 okto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FvD</text:p>
          </table:table-cell>
          <table:table-cell table:style-name="ce25"/>
          <table:table-cell office:value-type="currency" office:value="100000" table:formula="of:=[.F289]+[.F290]" table:style-name="ce21">
            <text:p>€ 100.000,00</text:p>
          </table:table-cell>
          <table:table-cell office:value-type="string" table:style-name="ce25">
            <text:p>F. Richartz</text:p>
          </table:table-cell>
          <table:table-cell office:value-type="string" table:style-name="ce25">
            <text:p>Nijmegen</text:p>
          </table:table-cell>
          <table:table-cell office:value-type="currency" office:value="50000" table:style-name="ce19">
            <text:p>€ 50.000,00</text:p>
          </table:table-cell>
          <table:table-cell office:value-type="date" office:date-value="2023-11-02T00:00:00" table:style-name="ce26">
            <text:p>2 novem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FvD</text:p>
          </table:table-cell>
          <table:table-cell table:style-name="ce25"/>
          <table:table-cell table:style-name="ce21"/>
          <table:table-cell office:value-type="string" table:style-name="ce25">
            <text:p>F. Richartz</text:p>
          </table:table-cell>
          <table:table-cell office:value-type="string" table:style-name="ce25">
            <text:p>Nijmegen</text:p>
          </table:table-cell>
          <table:table-cell office:value-type="currency" office:value="50000" table:style-name="ce19">
            <text:p>€ 50.000,00</text:p>
          </table:table-cell>
          <table:table-cell office:value-type="date" office:date-value="2023-11-07T00:00:00" table:style-name="ce26">
            <text:p>7 novem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FvD</text:p>
          </table:table-cell>
          <table:table-cell table:style-name="ce25"/>
          <table:table-cell office:value-type="currency" office:value="50000" table:style-name="ce21">
            <text:p>€ 50.000,00</text:p>
          </table:table-cell>
          <table:table-cell office:value-type="string" table:style-name="ce25">
            <text:p>Sensemakers BV</text:p>
          </table:table-cell>
          <table:table-cell office:value-type="string" table:style-name="ce25">
            <text:p>Achterwerf 305, 1367 DD Almere</text:p>
          </table:table-cell>
          <table:table-cell office:value-type="currency" office:value="50000" table:style-name="ce19">
            <text:p>€ 50.000,00</text:p>
          </table:table-cell>
          <table:table-cell office:value-type="date" office:date-value="2023-11-14T00:00:00" table:style-name="ce26">
            <text:p>14 novem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FvD</text:p>
          </table:table-cell>
          <table:table-cell table:style-name="ce25"/>
          <table:table-cell office:value-type="currency" office:value="20000" table:style-name="ce21">
            <text:p>€ 20.000,00</text:p>
          </table:table-cell>
          <table:table-cell office:value-type="string" table:style-name="ce25">
            <text:p>Lambda Furtherance BV</text:p>
          </table:table-cell>
          <table:table-cell office:value-type="string" table:style-name="ce25">
            <text:p>Landgoed De Wittenburg 1, 2244 BV Wassenaar</text:p>
          </table:table-cell>
          <table:table-cell office:value-type="currency" office:value="20000" table:style-name="ce19">
            <text:p>€ 20.000,00</text:p>
          </table:table-cell>
          <table:table-cell office:value-type="date" office:date-value="2023-12-12T00:00:00" table:style-name="ce26">
            <text:p>12 decem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SGP</text:p>
          </table:table-cell>
          <table:table-cell table:style-name="ce25"/>
          <table:table-cell office:value-type="currency" office:value="16300" table:formula="of:=[.F293]" table:style-name="ce21">
            <text:p>€ 16.300,00</text:p>
          </table:table-cell>
          <table:table-cell office:value-type="string" table:style-name="ce25">
            <text:p>Montagebedrijf Hardeman van Harten B.V.</text:p>
          </table:table-cell>
          <table:table-cell office:value-type="string" table:style-name="ce25">
            <text:p>Lage Veldweg 10, 6741 JL Lunteren</text:p>
          </table:table-cell>
          <table:table-cell office:value-type="currency" office:value="16300" table:style-name="ce19">
            <text:p>€ 16.300,00</text:p>
          </table:table-cell>
          <table:table-cell office:value-type="date" office:date-value="2023-11-14T00:00:00" table:style-name="ce26">
            <text:p>14 novem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SGP</text:p>
          </table:table-cell>
          <table:table-cell table:style-name="ce25"/>
          <table:table-cell office:value-type="currency" office:value="10000" table:formula="of:=[.F294]" table:style-name="ce21">
            <text:p>€ 10.000,00</text:p>
          </table:table-cell>
          <table:table-cell office:value-type="string" table:style-name="ce25">
            <text:p>Bincx B.V.</text:p>
          </table:table-cell>
          <table:table-cell office:value-type="string" table:style-name="ce25">
            <text:p>De Bonkelaar 7, 3774 SB Kootwijkerbroek</text:p>
          </table:table-cell>
          <table:table-cell office:value-type="currency" office:value="10000" table:style-name="ce19">
            <text:p>€ 10.000,00</text:p>
          </table:table-cell>
          <table:table-cell office:value-type="date" office:date-value="2023-11-14T00:00:00" table:style-name="ce26">
            <text:p>14 novem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Volt</text:p>
          </table:table-cell>
          <table:table-cell table:style-name="ce25"/>
          <table:table-cell office:value-type="currency" office:value="15323" table:formula="of:=[.F295]" table:style-name="ce21">
            <text:p>€ 15.323,00</text:p>
          </table:table-cell>
          <table:table-cell office:value-type="string" table:style-name="ce25">
            <text:p>Aquaviento B.V.</text:p>
          </table:table-cell>
          <table:table-cell office:value-type="string" table:style-name="ce25">
            <text:p>Noorderven 61, 1504 AL Zaandam</text:p>
          </table:table-cell>
          <table:table-cell office:value-type="currency" office:value="15323" table:style-name="ce19">
            <text:p>€ 15.323,00</text:p>
          </table:table-cell>
          <table:table-cell office:value-type="date" office:date-value="2023-03-08T00:00:00" table:style-name="ce26">
            <text:p>8 maart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Volt</text:p>
          </table:table-cell>
          <table:table-cell table:style-name="ce25"/>
          <table:table-cell office:value-type="currency" office:value="10000" table:formula="of:=[.F296]" table:style-name="ce21">
            <text:p>€ 10.000,00</text:p>
          </table:table-cell>
          <table:table-cell office:value-type="string" table:style-name="ce25">
            <text:p>Ribbink Van den Hoek Familie Stichting</text:p>
          </table:table-cell>
          <table:table-cell office:value-type="string" table:style-name="ce25">
            <text:p>Bernard Zweerskade 1, 1077 TX Amsterdam</text:p>
          </table:table-cell>
          <table:table-cell office:value-type="currency" office:value="10000" table:style-name="ce19">
            <text:p>€ 10.000,00</text:p>
          </table:table-cell>
          <table:table-cell office:value-type="date" office:date-value="2023-07-24T00:00:00" table:style-name="ce26">
            <text:p>24 juli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Volt</text:p>
          </table:table-cell>
          <table:table-cell table:style-name="ce25"/>
          <table:table-cell office:value-type="currency" office:value="20000" table:formula="of:=[.F297]+[.F298]" table:style-name="ce21">
            <text:p>€ 20.000,00</text:p>
          </table:table-cell>
          <table:table-cell office:value-type="string" table:style-name="ce25">
            <text:p>A.D. Mulder</text:p>
          </table:table-cell>
          <table:table-cell office:value-type="string" table:style-name="ce25">
            <text:p>Schoten (België)</text:p>
          </table:table-cell>
          <table:table-cell office:value-type="currency" office:value="10000" table:style-name="ce19">
            <text:p>€ 10.000,00</text:p>
          </table:table-cell>
          <table:table-cell office:value-type="date" office:date-value="2023-08-08T00:00:00" table:style-name="ce26">
            <text:p>8 augustus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Volt</text:p>
          </table:table-cell>
          <table:table-cell table:style-name="ce25"/>
          <table:table-cell table:style-name="ce21"/>
          <table:table-cell office:value-type="string" table:style-name="ce25">
            <text:p>A.D. Mulder</text:p>
          </table:table-cell>
          <table:table-cell office:value-type="string" table:style-name="ce25">
            <text:p>Schoten (België)</text:p>
          </table:table-cell>
          <table:table-cell office:value-type="currency" office:value="10000" table:style-name="ce19">
            <text:p>€ 10.000,00</text:p>
          </table:table-cell>
          <table:table-cell office:value-type="date" office:date-value="2023-10-19T00:00:00" table:style-name="ce26">
            <text:p>19 okto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Volt</text:p>
          </table:table-cell>
          <table:table-cell table:style-name="ce25"/>
          <table:table-cell office:value-type="currency" office:value="10720" table:style-name="ce21">
            <text:p>€ 10.720,00</text:p>
          </table:table-cell>
          <table:table-cell office:value-type="string" table:style-name="ce25">
            <text:p>L. Dassen</text:p>
          </table:table-cell>
          <table:table-cell office:value-type="string" table:style-name="ce25">
            <text:p>Den Haag</text:p>
          </table:table-cell>
          <table:table-cell table:style-name="ce19"/>
          <table:table-cell table:style-name="ce26"/>
          <table:table-cell table:number-columns-repeated="16377" table:style-name="ce27"/>
        </table:table-row>
        <table:table-row table:style-name="ro2">
          <table:table-cell office:value-type="string" table:style-name="ce24">
            <text:p>Volt</text:p>
          </table:table-cell>
          <table:table-cell table:style-name="ce25"/>
          <table:table-cell office:value-type="currency" office:value="10000" table:style-name="ce21">
            <text:p>€ 10.000,00</text:p>
          </table:table-cell>
          <table:table-cell office:value-type="string" table:style-name="ce25">
            <text:p>Direct Voltage Holding B.V.</text:p>
          </table:table-cell>
          <table:table-cell office:value-type="string" table:style-name="ce25">
            <text:p>De Muzen 26, 1431 XP Aalsmeer</text:p>
          </table:table-cell>
          <table:table-cell office:value-type="currency" office:value="10000" table:style-name="ce19">
            <text:p>€ 10.000,00</text:p>
          </table:table-cell>
          <table:table-cell office:value-type="date" office:date-value="2023-10-13T00:00:00" table:style-name="ce26">
            <text:p>13 okto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Volt</text:p>
          </table:table-cell>
          <table:table-cell table:style-name="ce25"/>
          <table:table-cell office:value-type="currency" office:value="10000" table:style-name="ce21">
            <text:p>€ 10.000,00</text:p>
          </table:table-cell>
          <table:table-cell office:value-type="string" table:style-name="ce25">
            <text:p>Van den Hoff Beheer B.V.</text:p>
          </table:table-cell>
          <table:table-cell office:value-type="string" table:style-name="ce25">
            <text:p>Kerckeboschlaan 39, 3708 XH Zeist</text:p>
          </table:table-cell>
          <table:table-cell office:value-type="currency" office:value="10000" table:style-name="ce19">
            <text:p>€ 10.000,00</text:p>
          </table:table-cell>
          <table:table-cell office:value-type="date" office:date-value="2023-10-18T00:00:00" table:style-name="ce26">
            <text:p>18 okto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Volt</text:p>
          </table:table-cell>
          <table:table-cell table:style-name="ce25"/>
          <table:table-cell office:value-type="currency" office:value="27500" table:style-name="ce21">
            <text:p>€ 27.500,00</text:p>
          </table:table-cell>
          <table:table-cell office:value-type="string" table:style-name="ce25">
            <text:p>Van Goethem Internet Ventures B.V.</text:p>
          </table:table-cell>
          <table:table-cell office:value-type="string" table:style-name="ce25">
            <text:p>Amstel 93, 1018 EL Amsterdam</text:p>
          </table:table-cell>
          <table:table-cell office:value-type="currency" office:value="25000" table:style-name="ce19">
            <text:p>€ 25.000,00</text:p>
          </table:table-cell>
          <table:table-cell office:value-type="date" office:date-value="2023-10-19T00:00:00" table:style-name="ce26">
            <text:p>19 okto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Volt</text:p>
          </table:table-cell>
          <table:table-cell table:style-name="ce25"/>
          <table:table-cell office:value-type="currency" office:value="20000" table:style-name="ce21">
            <text:p>€ 20.000,00</text:p>
          </table:table-cell>
          <table:table-cell office:value-type="string" table:style-name="ce25">
            <text:p>Stichting Shuksan</text:p>
          </table:table-cell>
          <table:table-cell office:value-type="string" table:style-name="ce25">
            <text:p>Noorderven 61, 1504 AL Zaandam</text:p>
          </table:table-cell>
          <table:table-cell office:value-type="currency" office:value="20000" table:style-name="ce19">
            <text:p>€ 20.000,00</text:p>
          </table:table-cell>
          <table:table-cell office:value-type="date" office:date-value="2023-10-23T00:00:00" table:style-name="ce26">
            <text:p>23 okto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Volt</text:p>
          </table:table-cell>
          <table:table-cell table:style-name="ce25"/>
          <table:table-cell office:value-type="currency" office:value="10000" table:style-name="ce21">
            <text:p>€ 10.000,00</text:p>
          </table:table-cell>
          <table:table-cell office:value-type="string" table:style-name="ce25">
            <text:p>V.M. Swinkels</text:p>
          </table:table-cell>
          <table:table-cell office:value-type="string" table:style-name="ce25">
            <text:p>Amsterdam</text:p>
          </table:table-cell>
          <table:table-cell office:value-type="currency" office:value="10000" table:style-name="ce19">
            <text:p>€ 10.000,00</text:p>
          </table:table-cell>
          <table:table-cell office:value-type="date" office:date-value="2023-10-26T00:00:00" table:style-name="ce26">
            <text:p>26 okto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Volt</text:p>
          </table:table-cell>
          <table:table-cell table:style-name="ce25"/>
          <table:table-cell office:value-type="currency" office:value="17500" table:style-name="ce21">
            <text:p>€ 17.500,00</text:p>
          </table:table-cell>
          <table:table-cell office:value-type="string" table:style-name="ce25">
            <text:p>M.M.M. Dreesmann</text:p>
          </table:table-cell>
          <table:table-cell office:value-type="string" table:style-name="ce25">
            <text:p>Amsterdam</text:p>
          </table:table-cell>
          <table:table-cell office:value-type="currency" office:value="15000" table:style-name="ce19">
            <text:p>€ 15.000,00</text:p>
          </table:table-cell>
          <table:table-cell office:value-type="date" office:date-value="2023-10-28T00:00:00" table:style-name="ce26">
            <text:p>28 okto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BVNL</text:p>
          </table:table-cell>
          <table:table-cell table:style-name="ce25"/>
          <table:table-cell office:value-type="currency" office:value="20000" table:formula="of:=[.F306]+[.F307]" table:style-name="ce21">
            <text:p>€ 20.000,00</text:p>
          </table:table-cell>
          <table:table-cell office:value-type="string" table:style-name="ce25">
            <text:p>Wizard Ventures BV<text:s/></text:p>
          </table:table-cell>
          <table:table-cell office:value-type="string" table:style-name="ce25">
            <text:p>Rondehoep 52 A, 1191 KM Ouderkerk aan de Amstel</text:p>
          </table:table-cell>
          <table:table-cell office:value-type="currency" office:value="10000" table:style-name="ce19">
            <text:p>€ 10.000,00</text:p>
          </table:table-cell>
          <table:table-cell office:value-type="date" office:date-value="2023-09-12T00:00:00" table:style-name="ce26">
            <text:p>12 septem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BVNL</text:p>
          </table:table-cell>
          <table:table-cell table:style-name="ce25"/>
          <table:table-cell table:style-name="ce21"/>
          <table:table-cell office:value-type="string" table:style-name="ce25">
            <text:p>Wizard Ventures BV</text:p>
          </table:table-cell>
          <table:table-cell office:value-type="string" table:style-name="ce25">
            <text:p>Rondohoep 52A, 1191 KM Ouderkerk aan de Amstel</text:p>
          </table:table-cell>
          <table:table-cell office:value-type="currency" office:value="10000" table:style-name="ce19">
            <text:p>€ 10.000,00</text:p>
          </table:table-cell>
          <table:table-cell office:value-type="date" office:date-value="2023-10-29T00:00:00" table:style-name="ce26">
            <text:p>29 okto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BVNL</text:p>
          </table:table-cell>
          <table:table-cell table:style-name="ce25"/>
          <table:table-cell office:value-type="currency" office:value="50000" table:style-name="ce21">
            <text:p>€ 50.000,00</text:p>
          </table:table-cell>
          <table:table-cell office:value-type="string" table:style-name="ce25">
            <text:p>Chipshol 2000 B.V.</text:p>
          </table:table-cell>
          <table:table-cell office:value-type="string" table:style-name="ce25">
            <text:p>Boeingavenue 250 , 1119 PZ Schiphol-Rijk</text:p>
          </table:table-cell>
          <table:table-cell office:value-type="currency" office:value="50000" table:style-name="ce19">
            <text:p>€ 50.000,00</text:p>
          </table:table-cell>
          <table:table-cell office:value-type="date" office:date-value="2023-10-09T00:00:00" table:style-name="ce26">
            <text:p>9 okto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BVNL</text:p>
          </table:table-cell>
          <table:table-cell table:style-name="ce25"/>
          <table:table-cell office:value-type="currency" office:value="25000" table:style-name="ce21">
            <text:p>€ 25.000,00</text:p>
          </table:table-cell>
          <table:table-cell office:value-type="string" table:style-name="ce25">
            <text:p>Sjopperdepop BV</text:p>
          </table:table-cell>
          <table:table-cell office:value-type="string" table:style-name="ce25">
            <text:p>Palletweg 32, 2031 DB Haarlem</text:p>
          </table:table-cell>
          <table:table-cell office:value-type="currency" office:value="25000" table:style-name="ce19">
            <text:p>€ 25.000,00</text:p>
          </table:table-cell>
          <table:table-cell office:value-type="date" office:date-value="2023-10-11T00:00:00" table:style-name="ce26">
            <text:p>11 okto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BVNL</text:p>
          </table:table-cell>
          <table:table-cell table:style-name="ce25"/>
          <table:table-cell office:value-type="currency" office:value="10000" table:style-name="ce21">
            <text:p>€ 10.000,00</text:p>
          </table:table-cell>
          <table:table-cell office:value-type="string" table:style-name="ce25">
            <text:p>W.R. van Haga</text:p>
          </table:table-cell>
          <table:table-cell office:value-type="string" table:style-name="ce25">
            <text:p>Haarlem</text:p>
          </table:table-cell>
          <table:table-cell office:value-type="currency" office:value="10000" table:style-name="ce19">
            <text:p>€ 10.000,00</text:p>
          </table:table-cell>
          <table:table-cell office:value-type="date" office:date-value="2023-10-29T00:00:00" table:style-name="ce26">
            <text:p>29 okto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BVNL</text:p>
          </table:table-cell>
          <table:table-cell table:style-name="ce25"/>
          <table:table-cell office:value-type="currency" office:value="10000" table:formula="of:=[.F311]" table:style-name="ce21">
            <text:p>€ 10.000,00</text:p>
          </table:table-cell>
          <table:table-cell office:value-type="string" table:style-name="ce25">
            <text:p>Horeca Beheer B.V</text:p>
          </table:table-cell>
          <table:table-cell office:value-type="string" table:style-name="ce25">
            <text:p>Leenderbos 48, 1447 TV Purmerend</text:p>
          </table:table-cell>
          <table:table-cell office:value-type="currency" office:value="10000" table:style-name="ce19">
            <text:p>€ 10.000,00</text:p>
          </table:table-cell>
          <table:table-cell office:value-type="date" office:date-value="2023-11-03T00:00:00" table:style-name="ce26">
            <text:p>3 novem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BVNL</text:p>
          </table:table-cell>
          <table:table-cell table:style-name="ce25"/>
          <table:table-cell office:value-type="currency" office:value="25000" table:style-name="ce21">
            <text:p>€ 25.000,00</text:p>
          </table:table-cell>
          <table:table-cell office:value-type="string" table:style-name="ce25">
            <text:p>Stichting Dona</text:p>
          </table:table-cell>
          <table:table-cell office:value-type="string" table:style-name="ce25">
            <text:p>Boeingavenue 250, 1119 PZ Schiphol-Rijk</text:p>
          </table:table-cell>
          <table:table-cell office:value-type="currency" office:value="25000" table:style-name="ce19">
            <text:p>€ 25.000,00</text:p>
          </table:table-cell>
          <table:table-cell office:value-type="date" office:date-value="2023-11-01T00:00:00" table:style-name="ce26">
            <text:p>1 november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BBB</text:p>
          </table:table-cell>
          <table:table-cell table:style-name="ce25"/>
          <table:table-cell office:value-type="currency" office:value="10000" table:formula="of:=[.F313]" table:style-name="ce21">
            <text:p>€ 10.000,00</text:p>
          </table:table-cell>
          <table:table-cell office:value-type="string" table:style-name="ce25">
            <text:p>VDE Holding BV</text:p>
          </table:table-cell>
          <table:table-cell office:value-type="string" table:style-name="ce25">
            <text:p>Langewijk 328, 7701 AP Dedemsvaart</text:p>
          </table:table-cell>
          <table:table-cell office:value-type="currency" office:value="10000" table:style-name="ce19">
            <text:p>€ 10.000,00</text:p>
          </table:table-cell>
          <table:table-cell office:value-type="date" office:date-value="2023-07-09T00:00:00" table:style-name="ce26">
            <text:p>9 juli 2023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24">
            <text:p>BBB</text:p>
          </table:table-cell>
          <table:table-cell table:style-name="ce25"/>
          <table:table-cell office:value-type="currency" office:value="50000" table:style-name="ce21">
            <text:p>€ 50.000,00</text:p>
          </table:table-cell>
          <table:table-cell office:value-type="string" table:style-name="ce25">
            <text:p>Trigona Dairy Trade<text:s/></text:p>
          </table:table-cell>
          <table:table-cell office:value-type="string" table:style-name="ce25">
            <text:p>Luijnhorststraat 16 a, 6941 RD Didam</text:p>
          </table:table-cell>
          <table:table-cell office:value-type="currency" office:value="50000" table:style-name="ce19">
            <text:p>€ 50.000,00</text:p>
          </table:table-cell>
          <table:table-cell office:value-type="date" office:date-value="2023-11-20T00:00:00" table:style-name="ce26">
            <text:p>20 november 2023</text:p>
          </table:table-cell>
          <table:table-cell table:number-columns-repeated="16377" table:style-name="ce27"/>
        </table:table-row>
        <table:table-row table:number-rows-repeated="157" table:style-name="ro1">
          <table:table-cell table:style-name="ce23"/>
          <table:table-cell table:style-name="ce15"/>
          <table:table-cell table:style-name="ce16"/>
          <table:table-cell table:number-columns-repeated="2" table:style-name="ce15"/>
          <table:table-cell table:style-name="ce16"/>
          <table:table-cell table:style-name="ce15"/>
          <table:table-cell table:number-columns-repeated="16377" table:style-name="ce17"/>
        </table:table-row>
        <table:table-row table:number-rows-repeated="105" table:style-name="ro1">
          <table:table-cell table:style-name="ce23"/>
          <table:table-cell table:style-name="ce15"/>
          <table:table-cell table:style-name="ce16"/>
          <table:table-cell table:number-columns-repeated="2" table:style-name="ce15"/>
          <table:table-cell table:style-name="ce16"/>
          <table:table-cell table:number-columns-repeated="9" table:style-name="ce15"/>
          <table:table-cell table:number-columns-repeated="16369" table:style-name="ce17"/>
        </table:table-row>
        <table:table-row table:number-rows-repeated="5453" table:style-name="ro1">
          <table:table-cell table:number-columns-repeated="16384"/>
        </table:table-row>
        <table:table-row table:number-rows-repeated="339" table:style-name="ro2">
          <table:table-cell table:number-columns-repeated="16384"/>
        </table:table-row>
        <table:table-row table:number-rows-repeated="1042208" table:style-name="ro4">
          <table:table-cell table:number-columns-repeated="16384"/>
        </table:table-row>
        <table:named-expressions>
          <table:named-range table:name="Print_Area" table:cell-range-address="Blad1.$A$1:Blad1.$G$313" table:base-cell-address="Blad1.$A$1"/>
        </table:named-expressions>
      </table:table>
      <table:database-ranges>
        <table:database-range table:target-range-address="Blad1.A31:Blad1.G31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Calibri Light" svg:font-family="&quot;Calibri Light&quot;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currency-style style:name="N36" number:language="nl" number:country="NL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date-style style:name="N37P0" number:language="nl" number:country="NL">
      <number:day/>
      <number:text> </number:text>
      <number:month number:style="long" number:textual="true"/>
      <number:text> </number:text>
      <number:year number:style="long"/>
    </number:date-style>
    <number:text-style style:name="N37">
      <number:text-content/>
      <style:map style:condition="value()&gt;=0" style:apply-style-name="N37P0"/>
    </number:text-style>
    <number:number-style style:name="N38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8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8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nl" number:country="NL">
      <number:text> </number:text>
      <number:currency-symbol number:language="nl" number:country="NL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9P1" number:language="nl" number:country="NL">
      <number:text> </number:text>
      <number:currency-symbol number:language="nl" number:country="NL">€</number:currency-symbol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39P2" number:language="nl" number:country="NL">
      <number:text> </number:text>
      <number:currency-symbol number:language="nl" number:country="NL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nl" number:country="NL">
      <number:text> </number:text>
      <number:currency-symbol number:language="nl" number:country="NL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40P1" number:language="nl" number:country="NL">
      <number:text> </number:text>
      <number:currency-symbol number:language="nl" number:country="NL">€</number:currency-symbol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40P2" number:language="nl" number:country="NL">
      <number:text> </number:text>
      <number:currency-symbol number:language="nl" number:country="NL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_50_0_37__32_-_32_Accent1_32_2" style:display-name="20% - Accent1 2" style:family="table-cell" style:data-style-name="N0">
      <style:table-cell-properties fo:background-color="#D9E1F2"/>
    </style:style>
    <style:style style:name="_50_0_37__32_-_32_Accent1_32_3" style:display-name="20% - Accent1 3" style:family="table-cell" style:data-style-name="N0">
      <style:table-cell-properties fo:background-color="#D9E1F2"/>
    </style:style>
    <style:style style:name="_50_0_37__32_-_32_Accent2_32_2" style:display-name="20% - Accent2 2" style:family="table-cell" style:data-style-name="N0">
      <style:table-cell-properties fo:background-color="#FCE4D6"/>
    </style:style>
    <style:style style:name="_50_0_37__32_-_32_Accent2_32_3" style:display-name="20% - Accent2 3" style:family="table-cell" style:data-style-name="N0">
      <style:table-cell-properties fo:background-color="#FCE4D6"/>
    </style:style>
    <style:style style:name="_50_0_37__32_-_32_Accent3_32_2" style:display-name="20% - Accent3 2" style:family="table-cell" style:data-style-name="N0">
      <style:table-cell-properties fo:background-color="#EDEDED"/>
    </style:style>
    <style:style style:name="_50_0_37__32_-_32_Accent3_32_3" style:display-name="20% - Accent3 3" style:family="table-cell" style:data-style-name="N0">
      <style:table-cell-properties fo:background-color="#EDEDED"/>
    </style:style>
    <style:style style:name="_50_0_37__32_-_32_Accent4_32_2" style:display-name="20% - Accent4 2" style:family="table-cell" style:data-style-name="N0">
      <style:table-cell-properties fo:background-color="#FFF2CC"/>
    </style:style>
    <style:style style:name="_50_0_37__32_-_32_Accent4_32_3" style:display-name="20% - Accent4 3" style:family="table-cell" style:data-style-name="N0">
      <style:table-cell-properties fo:background-color="#FFF2CC"/>
    </style:style>
    <style:style style:name="_50_0_37__32_-_32_Accent5_32_2" style:display-name="20% - Accent5 2" style:family="table-cell" style:data-style-name="N0">
      <style:table-cell-properties fo:background-color="#DDEBF7"/>
    </style:style>
    <style:style style:name="_50_0_37__32_-_32_Accent5_32_3" style:display-name="20% - Accent5 3" style:family="table-cell" style:data-style-name="N0">
      <style:table-cell-properties fo:background-color="#DDEBF7"/>
    </style:style>
    <style:style style:name="_50_0_37__32_-_32_Accent6_32_2" style:display-name="20% - Accent6 2" style:family="table-cell" style:data-style-name="N0">
      <style:table-cell-properties fo:background-color="#E2EFDA"/>
    </style:style>
    <style:style style:name="_50_0_37__32_-_32_Accent6_32_3" style:display-name="20% - Accent6 3" style:family="table-cell" style:data-style-name="N0">
      <style:table-cell-properties fo:background-color="#E2EFDA"/>
    </style:style>
    <style:style style:name="_52_0_37__32_-_32_Accent1_32_2" style:display-name="40% - Accent1 2" style:family="table-cell" style:data-style-name="N0">
      <style:table-cell-properties fo:background-color="#B4C6E7"/>
    </style:style>
    <style:style style:name="_52_0_37__32_-_32_Accent1_32_3" style:display-name="40% - Accent1 3" style:family="table-cell" style:data-style-name="N0">
      <style:table-cell-properties fo:background-color="#B4C6E7"/>
    </style:style>
    <style:style style:name="_52_0_37__32_-_32_Accent2_32_2" style:display-name="40% - Accent2 2" style:family="table-cell" style:data-style-name="N0">
      <style:table-cell-properties fo:background-color="#F8CBAD"/>
    </style:style>
    <style:style style:name="_52_0_37__32_-_32_Accent2_32_3" style:display-name="40% - Accent2 3" style:family="table-cell" style:data-style-name="N0">
      <style:table-cell-properties fo:background-color="#F8CBAD"/>
    </style:style>
    <style:style style:name="_52_0_37__32_-_32_Accent3_32_2" style:display-name="40% - Accent3 2" style:family="table-cell" style:data-style-name="N0">
      <style:table-cell-properties fo:background-color="#DBDBDB"/>
    </style:style>
    <style:style style:name="_52_0_37__32_-_32_Accent3_32_3" style:display-name="40% - Accent3 3" style:family="table-cell" style:data-style-name="N0">
      <style:table-cell-properties fo:background-color="#DBDBDB"/>
    </style:style>
    <style:style style:name="_52_0_37__32_-_32_Accent4_32_2" style:display-name="40% - Accent4 2" style:family="table-cell" style:data-style-name="N0">
      <style:table-cell-properties fo:background-color="#FFE699"/>
    </style:style>
    <style:style style:name="_52_0_37__32_-_32_Accent4_32_3" style:display-name="40% - Accent4 3" style:family="table-cell" style:data-style-name="N0">
      <style:table-cell-properties fo:background-color="#FFE699"/>
    </style:style>
    <style:style style:name="_52_0_37__32_-_32_Accent5_32_2" style:display-name="40% - Accent5 2" style:family="table-cell" style:data-style-name="N0">
      <style:table-cell-properties fo:background-color="#BDD7EE"/>
    </style:style>
    <style:style style:name="_52_0_37__32_-_32_Accent5_32_3" style:display-name="40% - Accent5 3" style:family="table-cell" style:data-style-name="N0">
      <style:table-cell-properties fo:background-color="#BDD7EE"/>
    </style:style>
    <style:style style:name="_52_0_37__32_-_32_Accent6_32_2" style:display-name="40% - Accent6 2" style:family="table-cell" style:data-style-name="N0">
      <style:table-cell-properties fo:background-color="#C6E0B4"/>
    </style:style>
    <style:style style:name="_52_0_37__32_-_32_Accent6_32_3" style:display-name="40% - Accent6 3" style:family="table-cell" style:data-style-name="N0">
      <style:table-cell-properties fo:background-color="#C6E0B4"/>
    </style:style>
    <style:style style:name="_54_0_37__32_-_32_Accent1_32_2" style:display-name="60% - Accent1 2" style:family="table-cell" style:data-style-name="N0">
      <style:table-cell-properties fo:background-color="#8EA9DB"/>
    </style:style>
    <style:style style:name="_54_0_37__32_-_32_Accent1_32_3" style:display-name="60% - Accent1 3" style:family="table-cell" style:data-style-name="N0">
      <style:table-cell-properties fo:background-color="#8EA9DB"/>
    </style:style>
    <style:style style:name="_54_0_37__32_-_32_Accent2_32_2" style:display-name="60% - Accent2 2" style:family="table-cell" style:data-style-name="N0">
      <style:table-cell-properties fo:background-color="#F4B084"/>
    </style:style>
    <style:style style:name="_54_0_37__32_-_32_Accent2_32_3" style:display-name="60% - Accent2 3" style:family="table-cell" style:data-style-name="N0">
      <style:table-cell-properties fo:background-color="#F4B084"/>
    </style:style>
    <style:style style:name="_54_0_37__32_-_32_Accent3_32_2" style:display-name="60% - Accent3 2" style:family="table-cell" style:data-style-name="N0">
      <style:table-cell-properties fo:background-color="#C9C9C9"/>
    </style:style>
    <style:style style:name="_54_0_37__32_-_32_Accent3_32_3" style:display-name="60% - Accent3 3" style:family="table-cell" style:data-style-name="N0">
      <style:table-cell-properties fo:background-color="#C9C9C9"/>
    </style:style>
    <style:style style:name="_54_0_37__32_-_32_Accent4_32_2" style:display-name="60% - Accent4 2" style:family="table-cell" style:data-style-name="N0">
      <style:table-cell-properties fo:background-color="#FFD966"/>
    </style:style>
    <style:style style:name="_54_0_37__32_-_32_Accent4_32_3" style:display-name="60% - Accent4 3" style:family="table-cell" style:data-style-name="N0">
      <style:table-cell-properties fo:background-color="#FFD966"/>
    </style:style>
    <style:style style:name="_54_0_37__32_-_32_Accent5_32_2" style:display-name="60% - Accent5 2" style:family="table-cell" style:data-style-name="N0">
      <style:table-cell-properties fo:background-color="#9BC2E6"/>
    </style:style>
    <style:style style:name="_54_0_37__32_-_32_Accent5_32_3" style:display-name="60% - Accent5 3" style:family="table-cell" style:data-style-name="N0">
      <style:table-cell-properties fo:background-color="#9BC2E6"/>
    </style:style>
    <style:style style:name="_54_0_37__32_-_32_Accent6_32_2" style:display-name="60% - Accent6 2" style:family="table-cell" style:data-style-name="N0">
      <style:table-cell-properties fo:background-color="#A9D08E"/>
    </style:style>
    <style:style style:name="_54_0_37__32_-_32_Accent6_32_3" style:display-name="60% - Accent6 3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1_32_2" style:display-name="Accent1 2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2_32_2" style:display-name="Accent2 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3_32_2" style:display-name="Accent3 2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4_32_2" style:display-name="Accent4 2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5_32_2" style:display-name="Accent5 2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Accent6_32_2" style:display-name="Accent6 2" style:family="table-cell" style:data-style-name="N0">
      <style:table-cell-properties fo:background-color="#70AD47"/>
      <style:text-properties fo:color="#FFFFFF"/>
    </style:style>
    <style:style style:name="Berekeni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Berekening_32_2" style:display-name="Berekening 2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omma_32_2" style:display-name="Comma 2" style:family="table-cell" style:data-style-name="N38"/>
    <style:style style:name="Controlece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ontrolecel_32_2" style:display-name="Controlecel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uro" style:family="table-cell" style:data-style-name="N39">
      <style:text-properties style:font-name="Arial" style:font-name-asian="Arial" style:font-name-complex="Arial" fo:font-size="10pt" style:font-size-asian="10pt" style:font-size-complex="10pt"/>
    </style:style>
    <style:style style:name="Gekoppelde_32_cel" style:display-name="Gekoppelde ce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Gekoppelde_32_cel_32_2" style:display-name="Gekoppelde cel 2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Goed" style:family="table-cell" style:data-style-name="N0">
      <style:table-cell-properties fo:background-color="#C6EFCE"/>
      <style:text-properties fo:color="#006100"/>
    </style:style>
    <style:style style:name="Goed_32_2" style:display-name="Goed 2" style:family="table-cell" style:data-style-name="N0">
      <style:table-cell-properties fo:background-color="#C6EFCE"/>
      <style:text-properties fo:color="#006100"/>
    </style:style>
    <style:style style:name="Invoer" style:family="table-cell" style:data-style-name="N0">
      <style:table-cell-properties fo:border="thin solid #7F7F7F" fo:background-color="#FFCC99"/>
      <style:text-properties fo:color="#3F3F76"/>
    </style:style>
    <style:style style:name="Invoer_32_2" style:display-name="Invoer 2" style:family="table-cell" style:data-style-name="N0">
      <style:table-cell-properties fo:border="thin solid #7F7F7F" fo:background-color="#FFCC99"/>
      <style:text-properties fo:color="#3F3F76"/>
    </style:style>
    <style:style style:name="Komma_32_2" style:display-name="Komma 2" style:family="table-cell" style:data-style-name="N38">
      <style:text-properties style:font-name="Arial" style:font-name-asian="Arial" style:font-name-complex="Arial"/>
    </style:style>
    <style:style style:name="Komma_32_3" style:display-name="Komma 3" style:family="table-cell" style:data-style-name="N38">
      <style:text-properties style:font-name="Arial" style:font-name-asian="Arial" style:font-name-complex="Arial" fo:font-size="10pt" style:font-size-asian="10pt" style:font-size-complex="10pt"/>
    </style:style>
    <style:style style:name="Komma_32_4" style:display-name="Komma 4" style:family="table-cell" style:data-style-name="N38"/>
    <style:style style:name="Komma_32_5" style:display-name="Komma 5" style:family="table-cell" style:data-style-name="N38"/>
    <style:style style:name="Kop_32_1" style:display-name="Kop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Kop_32_1_32_2" style:display-name="Kop 1 2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Kop_32_2" style:display-name="Kop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Kop_32_2_32_2" style:display-name="Kop 2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Kop_32_3" style:display-name="Kop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Kop_32_3_32_2" style:display-name="Kop 3 2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Kop_32_4" style:display-name="Kop 4" style:family="table-cell" style:data-style-name="N0">
      <style:text-properties fo:color="#44546A" fo:font-weight="bold" style:font-weight-asian="bold" style:font-weight-complex="bold"/>
    </style:style>
    <style:style style:name="Kop_32_4_32_2" style:display-name="Kop 4 2" style:family="table-cell" style:data-style-name="N0">
      <style:text-properties fo:color="#44546A" fo:font-weight="bold" style:font-weight-asian="bold" style:font-weight-complex="bold"/>
    </style:style>
    <style:style style:name="Neutraal" style:family="table-cell" style:data-style-name="N0">
      <style:table-cell-properties fo:background-color="#FFEB9C"/>
      <style:text-properties fo:color="#9C5700"/>
    </style:style>
    <style:style style:name="Neutraal_32_2" style:display-name="Neutraal 2" style:family="table-cell" style:data-style-name="N0">
      <style:table-cell-properties fo:background-color="#FFEB9C"/>
      <style:text-properties fo:color="#9C5700"/>
    </style:style>
    <style:style style:name="Normal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titie_32_2" style:display-name="Notitie 2" style:family="table-cell" style:data-style-name="N0">
      <style:table-cell-properties fo:border="thin solid #B2B2B2" fo:background-color="#FFFFCC"/>
    </style:style>
    <style:style style:name="Notitie_32_3" style:display-name="Notitie 3" style:family="table-cell" style:data-style-name="N0">
      <style:table-cell-properties fo:border="thin solid #B2B2B2" fo:background-color="#FFFFCC"/>
    </style:style>
    <style:style style:name="Ongeldig" style:family="table-cell" style:data-style-name="N0">
      <style:table-cell-properties fo:background-color="#FFC7CE"/>
      <style:text-properties fo:color="#9C0006"/>
    </style:style>
    <style:style style:name="Ongeldig_32_2" style:display-name="Ongeldig 2" style:family="table-cell" style:data-style-name="N0">
      <style:table-cell-properties fo:background-color="#FFC7CE"/>
      <style:text-properties fo:color="#9C0006"/>
    </style:style>
    <style:style style:name="Procent_32_2" style:display-name="Procent 2" style:family="table-cell" style:data-style-name="N13">
      <style:text-properties style:font-name="Arial" style:font-name-asian="Arial" style:font-name-complex="Arial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ndaard_32_10" style:display-name="Standaard 10" style:family="table-cell" style:data-style-name="N0">
      <style:table-cell-properties style:vertical-align="automatic" fo:background-color="transparent"/>
    </style:style>
    <style:style style:name="Standaard_32_11" style:display-name="Standaard 11" style:family="table-cell" style:data-style-name="N0">
      <style:table-cell-properties style:vertical-align="automatic" fo:background-color="transparent"/>
    </style:style>
    <style:style style:name="Standaard_32_12" style:display-name="Standaard 12" style:family="table-cell" style:data-style-name="N0">
      <style:table-cell-properties style:vertical-align="automatic" fo:background-color="transparent"/>
    </style:style>
    <style:style style:name="Standaard_32_13" style:display-name="Standaard 13" style:family="table-cell" style:data-style-name="N0">
      <style:table-cell-properties style:vertical-align="automatic" fo:background-color="transparent"/>
    </style:style>
    <style:style style:name="Standaard_32_14" style:display-name="Standaard 14" style:family="table-cell" style:data-style-name="N0">
      <style:table-cell-properties style:vertical-align="automatic" fo:background-color="transparent"/>
    </style:style>
    <style:style style:name="Standaard_32_15" style:display-name="Standaard 15" style:family="table-cell" style:data-style-name="N0">
      <style:table-cell-properties style:vertical-align="automatic" fo:background-color="transparent"/>
    </style:style>
    <style:style style:name="Standaard_32_16" style:display-name="Standaard 16" style:family="table-cell" style:data-style-name="N0">
      <style:table-cell-properties style:vertical-align="automatic" fo:background-color="transparent"/>
    </style:style>
    <style:style style:name="Standaard_32_17" style:display-name="Standaard 17" style:family="table-cell" style:data-style-name="N0">
      <style:table-cell-properties style:vertical-align="automatic" fo:background-color="transparent"/>
    </style:style>
    <style:style style:name="Standaard_32_18" style:display-name="Standaard 18" style:family="table-cell" style:data-style-name="N0">
      <style:table-cell-properties style:vertical-align="automatic" fo:background-color="transparent"/>
    </style:style>
    <style:style style:name="Standaard_32_19" style:display-name="Standaard 19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Standaard_32_2" style:display-name="Standaard 2" style:family="table-cell" style:data-style-name="N0">
      <style:table-cell-properties style:vertical-align="automatic" fo:background-color="transparent"/>
    </style:style>
    <style:style style:name="Standaard_32_2_32_2" style:display-name="Standaard 2 2" style:family="table-cell" style:data-style-name="N0">
      <style:table-cell-properties style:vertical-align="top" fo:background-color="transparent"/>
      <style:text-properties fo:color="#00FF00"/>
    </style:style>
    <style:style style:name="Standaard_32_2_32_3" style:display-name="Standaard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tandaard_32_2_32_4" style:display-name="Standaard 2 4" style:family="table-cell" style:data-style-name="N0">
      <style:table-cell-properties style:vertical-align="automatic" fo:background-color="transparent"/>
    </style:style>
    <style:style style:name="Standaard_32_2_32_5" style:display-name="Standaard 2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tandaard_32_20" style:display-name="Standaard 20" style:family="table-cell" style:data-style-name="N0">
      <style:table-cell-properties style:vertical-align="automatic" fo:background-color="transparent"/>
    </style:style>
    <style:style style:name="Standaard_32_21" style:display-name="Standaard 21" style:family="table-cell" style:data-style-name="N0">
      <style:table-cell-properties style:vertical-align="automatic" fo:background-color="transparent"/>
    </style:style>
    <style:style style:name="Standaard_32_22" style:display-name="Standaard 22" style:family="table-cell" style:data-style-name="N0">
      <style:table-cell-properties style:vertical-align="automatic" fo:background-color="transparent"/>
    </style:style>
    <style:style style:name="Standaard_32_3" style:display-name="Standaard 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Standaard_32_3_32_2" style:display-name="Standaard 3 2" style:family="table-cell" style:data-style-name="N0">
      <style:table-cell-properties style:vertical-align="top" fo:background-color="transparent"/>
      <style:text-properties fo:color="#00FF00"/>
    </style:style>
    <style:style style:name="Standaard_32_3_32_3" style:display-name="Standaard 3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Standaard_32_4" style:display-name="Standaard 4" style:family="table-cell" style:data-style-name="N0">
      <style:table-cell-properties style:vertical-align="automatic" fo:background-color="transparent"/>
    </style:style>
    <style:style style:name="Standaard_32_5" style:display-name="Standaard 5" style:family="table-cell" style:data-style-name="N0">
      <style:table-cell-properties style:vertical-align="automatic" fo:background-color="transparent"/>
    </style:style>
    <style:style style:name="Standaard_32_6" style:display-name="Standaard 6" style:family="table-cell" style:data-style-name="N0">
      <style:table-cell-properties style:vertical-align="automatic" fo:background-color="transparent"/>
    </style:style>
    <style:style style:name="Standaard_32_7" style:display-name="Standaard 7" style:family="table-cell" style:data-style-name="N0">
      <style:table-cell-properties style:vertical-align="automatic" fo:background-color="transparent"/>
    </style:style>
    <style:style style:name="Standaard_32_8" style:display-name="Standaard 8" style:family="table-cell" style:data-style-name="N0">
      <style:table-cell-properties style:vertical-align="automatic" fo:background-color="transparent"/>
    </style:style>
    <style:style style:name="Standaard_32_9" style:display-name="Standaard 9" style:family="table-cell" style:data-style-name="N0">
      <style:table-cell-properties style:vertical-align="automatic" fo:background-color="transparent"/>
    </style:style>
    <style:style style:name="Titel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el_32_2" style:display-name="Titel 2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Totaal_32_2" style:display-name="Totaal 2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Uitvoer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Uitvoer_32_2" style:display-name="Uitvoer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Valuta_32_2" style:display-name="Valuta 2" style:family="table-cell" style:data-style-name="N40"/>
    <style:style style:name="Valuta_32_2_32_2" style:display-name="Valuta 2 2" style:family="table-cell" style:data-style-name="N39"/>
    <style:style style:name="Valuta_32_3" style:display-name="Valuta 3" style:family="table-cell" style:data-style-name="N39">
      <style:text-properties style:font-name="Arial" style:font-name-asian="Arial" style:font-name-complex="Arial" fo:font-size="10pt" style:font-size-asian="10pt" style:font-size-complex="10pt"/>
    </style:style>
    <style:style style:name="Verklarende_32_tekst" style:display-name="Verklarende tekst" style:family="table-cell" style:data-style-name="N0">
      <style:text-properties fo:color="#7F7F7F" fo:font-style="italic" style:font-style-asian="italic" style:font-style-complex="italic"/>
    </style:style>
    <style:style style:name="Verklarende_32_tekst_32_2" style:display-name="Verklarende tekst 2" style:family="table-cell" style:data-style-name="N0">
      <style:text-properties fo:color="#7F7F7F" fo:font-style="italic" style:font-style-asian="italic" style:font-style-complex="italic"/>
    </style:style>
    <style:style style:name="Waarschuwingstekst" style:family="table-cell" style:data-style-name="N0">
      <style:text-properties fo:color="#FF0000"/>
    </style:style>
    <style:style style:name="Waarschuwingstekst_32_2" style:display-name="Waarschuwingstekst 2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31496062992126in" fo:margin-right="0.31496062992126in" style:print-orientation="landscape" style:print-page-order="ttb" style:first-page-number="continue" style:scale-to="10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.0393700787401575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Giessen, Vincent van der</meta:initial-creator>
    <dc:creator>Giessen, Vincent van der</dc:creator>
    <meta:creation-date>2023-01-24T13:43:38Z</meta:creation-date>
    <dc:date>2024-01-11T13:55:36Z</dc:date>
    <meta:print-date>2023-10-10T12:37:24Z</meta:print-date>
    <meta:editing-duration>PT0S</meta:editing-duration>
  </office:meta>
</office:document-meta>
</file>